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28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Users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61">
      <style:table-cell-properties style:rotation-align="none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tem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Weight</text:p>
          </table:table-cell>
          <table:table-cell table:style-name="ce2" office:value-type="float" office:value="203.615021712" calcext:value-type="float">
            <text:p>203.615021712</text:p>
          </table:table-cell>
          <table:table-cell table:style-name="ce2" office:value-type="float" office:value="121.021256815" calcext:value-type="float">
            <text:p>121.021256815</text:p>
          </table:table-cell>
          <table:table-cell table:style-name="ce2" office:value-type="float" office:value="102.797881821" calcext:value-type="float">
            <text:p>102.797881821</text:p>
          </table:table-cell>
          <table:table-cell table:style-name="ce2" office:value-type="float" office:value="96.8308228425" calcext:value-type="float">
            <text:p>96.8308228425</text:p>
          </table:table-cell>
          <table:table-cell table:style-name="ce2" office:value-type="float" office:value="85.1337376818" calcext:value-type="float">
            <text:p>85.1337376818</text:p>
          </table:table-cell>
          <table:table-cell table:style-name="ce2" office:value-type="float" office:value="82.7638081862" calcext:value-type="float">
            <text:p>82.7638081862</text:p>
          </table:table-cell>
          <table:table-cell table:style-name="ce2" office:value-type="float" office:value="79.8350001426" calcext:value-type="float">
            <text:p>79.8350001426</text:p>
          </table:table-cell>
          <table:table-cell table:style-name="ce2" office:value-type="float" office:value="77.6664196111" calcext:value-type="float">
            <text:p>77.6664196111</text:p>
          </table:table-cell>
          <table:table-cell table:style-name="ce2" office:value-type="float" office:value="74.6070181251" calcext:value-type="float">
            <text:p>74.6070181251</text:p>
          </table:table-cell>
          <table:table-cell table:style-name="ce2" office:value-type="float" office:value="73.1094103855" calcext:value-type="float">
            <text:p>73.1094103855</text:p>
          </table:table-cell>
          <table:table-cell table:style-name="ce2" office:value-type="float" office:value="69.0965599529" calcext:value-type="float">
            <text:p>69.0965599529</text:p>
          </table:table-cell>
          <table:table-cell table:style-name="ce2" office:value-type="float" office:value="68.1365878361" calcext:value-type="float">
            <text:p>68.1365878361</text:p>
          </table:table-cell>
          <table:table-cell table:style-name="ce2" office:value-type="float" office:value="66.4803049535" calcext:value-type="float">
            <text:p>66.4803049535</text:p>
          </table:table-cell>
          <table:table-cell table:style-name="ce2" office:value-type="float" office:value="64.5130880771" calcext:value-type="float">
            <text:p>64.5130880771</text:p>
          </table:table-cell>
          <table:table-cell table:style-name="ce2" office:value-type="float" office:value="63.5694364795" calcext:value-type="float">
            <text:p>63.569436479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Movie ID</text:p>
          </table:table-cell>
          <table:table-cell table:style-name="ce1" office:value-type="string" calcext:value-type="string">
            <text:p>Titlte</text:p>
          </table:table-cell>
          <table:table-cell table:style-name="ce2" table:number-columns-repeated="15"/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r Wars: Episode IV - A New Hope (1977)</text:p>
          </table:table-cell>
          <table:table-cell office:value-type="float" office:value="-0.106651331763671" calcext:value-type="float">
            <text:p>-0.1066513318</text:p>
          </table:table-cell>
          <table:table-cell office:value-type="float" office:value="-0.0944014758115046" calcext:value-type="float">
            <text:p>-0.0944014758</text:p>
          </table:table-cell>
          <table:table-cell office:value-type="float" office:value="0.199949047255203" calcext:value-type="float">
            <text:p>0.1999490473</text:p>
          </table:table-cell>
          <table:table-cell office:value-type="float" office:value="0.0251957152039303" calcext:value-type="float">
            <text:p>0.0251957152</text:p>
          </table:table-cell>
          <table:table-cell office:value-type="float" office:value="-0.0644370769935525" calcext:value-type="float">
            <text:p>-0.064437077</text:p>
          </table:table-cell>
          <table:table-cell office:value-type="float" office:value="0.276259473872819" calcext:value-type="float">
            <text:p>0.2762594739</text:p>
          </table:table-cell>
          <table:table-cell office:value-type="float" office:value="-0.206927935357407" calcext:value-type="float">
            <text:p>-0.2069279354</text:p>
          </table:table-cell>
          <table:table-cell office:value-type="float" office:value="0.05409256659615" calcext:value-type="float">
            <text:p>0.0540925666</text:p>
          </table:table-cell>
          <table:table-cell office:value-type="float" office:value="-0.0259502616278335" calcext:value-type="float">
            <text:p>-0.0259502616</text:p>
          </table:table-cell>
          <table:table-cell office:value-type="float" office:value="-0.0889642902025454" calcext:value-type="float">
            <text:p>-0.0889642902</text:p>
          </table:table-cell>
          <table:table-cell office:value-type="float" office:value="-0.117163641433646" calcext:value-type="float">
            <text:p>-0.1171636414</text:p>
          </table:table-cell>
          <table:table-cell office:value-type="float" office:value="0.104473918490165" calcext:value-type="float">
            <text:p>0.1044739185</text:p>
          </table:table-cell>
          <table:table-cell office:value-type="float" office:value="0.0495319672736284" calcext:value-type="float">
            <text:p>0.0495319673</text:p>
          </table:table-cell>
          <table:table-cell office:value-type="float" office:value="0.140639373603652" calcext:value-type="float">
            <text:p>0.1406393736</text:p>
          </table:table-cell>
          <table:table-cell office:value-type="float" office:value="-0.0312058811318503" calcext:value-type="float">
            <text:p>-0.0312058811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inding Nemo (2003)</text:p>
          </table:table-cell>
          <table:table-cell office:value-type="float" office:value="-0.0239803834792617" calcext:value-type="float">
            <text:p>-0.0239803835</text:p>
          </table:table-cell>
          <table:table-cell office:value-type="float" office:value="-0.0269600393124547" calcext:value-type="float">
            <text:p>-0.0269600393</text:p>
          </table:table-cell>
          <table:table-cell office:value-type="float" office:value="-0.0380673770998594" calcext:value-type="float">
            <text:p>-0.0380673771</text:p>
          </table:table-cell>
          <table:table-cell office:value-type="float" office:value="0.248295892155956" calcext:value-type="float">
            <text:p>0.2482958922</text:p>
          </table:table-cell>
          <table:table-cell office:value-type="float" office:value="-0.11889445675004" calcext:value-type="float">
            <text:p>-0.1188944568</text:p>
          </table:table-cell>
          <table:table-cell office:value-type="float" office:value="-0.0680920743091688" calcext:value-type="float">
            <text:p>-0.0680920743</text:p>
          </table:table-cell>
          <table:table-cell office:value-type="float" office:value="0.0641168965160523" calcext:value-type="float">
            <text:p>0.0641168965</text:p>
          </table:table-cell>
          <table:table-cell office:value-type="float" office:value="0.0373904238924113" calcext:value-type="float">
            <text:p>0.0373904239</text:p>
          </table:table-cell>
          <table:table-cell office:value-type="float" office:value="-0.0824572679416137" calcext:value-type="float">
            <text:p>-0.0824572679</text:p>
          </table:table-cell>
          <table:table-cell office:value-type="float" office:value="0.0378408041117004" calcext:value-type="float">
            <text:p>0.0378408041</text:p>
          </table:table-cell>
          <table:table-cell office:value-type="float" office:value="-0.0676033482414553" calcext:value-type="float">
            <text:p>-0.0676033482</text:p>
          </table:table-cell>
          <table:table-cell office:value-type="float" office:value="-0.0172518741470307" calcext:value-type="float">
            <text:p>-0.0172518741</text:p>
          </table:table-cell>
          <table:table-cell office:value-type="float" office:value="-0.0692232262379143" calcext:value-type="float">
            <text:p>-0.0692232262</text:p>
          </table:table-cell>
          <table:table-cell office:value-type="float" office:value="0.0631070418283553" calcext:value-type="float">
            <text:p>0.0631070418</text:p>
          </table:table-cell>
          <table:table-cell office:value-type="float" office:value="0.159912927374572" calcext:value-type="float">
            <text:p>0.1599129274</text:p>
          </table:table-cell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orrest Gump (1994)</text:p>
          </table:table-cell>
          <table:table-cell office:value-type="float" office:value="-0.157041787822133" calcext:value-type="float">
            <text:p>-0.1570417878</text:p>
          </table:table-cell>
          <table:table-cell office:value-type="float" office:value="-0.0398888006308926" calcext:value-type="float">
            <text:p>-0.0398888006</text:p>
          </table:table-cell>
          <table:table-cell office:value-type="float" office:value="-0.224400161212369" calcext:value-type="float">
            <text:p>-0.2244001612</text:p>
          </table:table-cell>
          <table:table-cell office:value-type="float" office:value="0.062452412715041" calcext:value-type="float">
            <text:p>0.0624524127</text:p>
          </table:table-cell>
          <table:table-cell office:value-type="float" office:value="0.0980263951616203" calcext:value-type="float">
            <text:p>0.0980263952</text:p>
          </table:table-cell>
          <table:table-cell office:value-type="float" office:value="0.0782547077325462" calcext:value-type="float">
            <text:p>0.0782547077</text:p>
          </table:table-cell>
          <table:table-cell office:value-type="float" office:value="-0.0471039663132542" calcext:value-type="float">
            <text:p>-0.0471039663</text:p>
          </table:table-cell>
          <table:table-cell office:value-type="float" office:value="0.14774284085928" calcext:value-type="float">
            <text:p>0.1477428409</text:p>
          </table:table-cell>
          <table:table-cell office:value-type="float" office:value="-0.100540072815097" calcext:value-type="float">
            <text:p>-0.1005400728</text:p>
          </table:table-cell>
          <table:table-cell office:value-type="float" office:value="-0.018726806969712" calcext:value-type="float">
            <text:p>-0.018726807</text:p>
          </table:table-cell>
          <table:table-cell office:value-type="float" office:value="0.0762312532463008" calcext:value-type="float">
            <text:p>0.0762312532</text:p>
          </table:table-cell>
          <table:table-cell office:value-type="float" office:value="0.0161291924549316" calcext:value-type="float">
            <text:p>0.0161291925</text:p>
          </table:table-cell>
          <table:table-cell office:value-type="float" office:value="-0.040507002717745" calcext:value-type="float">
            <text:p>-0.0405070027</text:p>
          </table:table-cell>
          <table:table-cell office:value-type="float" office:value="-0.275025300880082" calcext:value-type="float">
            <text:p>-0.2750253009</text:p>
          </table:table-cell>
          <table:table-cell office:value-type="float" office:value="-0.0525635892957476" calcext:value-type="float">
            <text:p>-0.0525635893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merican Beauty (1999)</text:p>
          </table:table-cell>
          <table:table-cell office:value-type="float" office:value="-0.0444680650242944" calcext:value-type="float">
            <text:p>-0.044468065</text:p>
          </table:table-cell>
          <table:table-cell office:value-type="float" office:value="0.198715196324758" calcext:value-type="float">
            <text:p>0.1987151963</text:p>
          </table:table-cell>
          <table:table-cell office:value-type="float" office:value="-0.0065767512383331" calcext:value-type="float">
            <text:p>-0.0065767512</text:p>
          </table:table-cell>
          <table:table-cell office:value-type="float" office:value="0.00875960558572999" calcext:value-type="float">
            <text:p>0.0087596056</text:p>
          </table:table-cell>
          <table:table-cell office:value-type="float" office:value="0.056092921487058" calcext:value-type="float">
            <text:p>0.0560929215</text:p>
          </table:table-cell>
          <table:table-cell office:value-type="float" office:value="-0.0203703524792261" calcext:value-type="float">
            <text:p>-0.0203703525</text:p>
          </table:table-cell>
          <table:table-cell office:value-type="float" office:value="-0.0461499911313301" calcext:value-type="float">
            <text:p>-0.0461499911</text:p>
          </table:table-cell>
          <table:table-cell office:value-type="float" office:value="0.00724409197371488" calcext:value-type="float">
            <text:p>0.007244092</text:p>
          </table:table-cell>
          <table:table-cell office:value-type="float" office:value="0.00879145798532938" calcext:value-type="float">
            <text:p>0.008791458</text:p>
          </table:table-cell>
          <table:table-cell office:value-type="float" office:value="-0.0675619382677873" calcext:value-type="float">
            <text:p>-0.0675619383</text:p>
          </table:table-cell>
          <table:table-cell office:value-type="float" office:value="0.0633753428745006" calcext:value-type="float">
            <text:p>0.0633753429</text:p>
          </table:table-cell>
          <table:table-cell office:value-type="float" office:value="-0.177546656317265" calcext:value-type="float">
            <text:p>-0.1775466563</text:p>
          </table:table-cell>
          <table:table-cell office:value-type="float" office:value="-0.100530776560361" calcext:value-type="float">
            <text:p>-0.1005307766</text:p>
          </table:table-cell>
          <table:table-cell office:value-type="float" office:value="0.0683528568289879" calcext:value-type="float">
            <text:p>0.0683528568</text:p>
          </table:table-cell>
          <table:table-cell office:value-type="float" office:value="-0.0854367845507671" calcext:value-type="float">
            <text:p>-0.0854367846</text:p>
          </table:table-cell>
          <table:table-cell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irates of the Caribbean: The Curse of the Black Pearl (2003)</text:p>
          </table:table-cell>
          <table:table-cell office:value-type="float" office:value="0.0362558003409719" calcext:value-type="float">
            <text:p>0.0362558003</text:p>
          </table:table-cell>
          <table:table-cell office:value-type="float" office:value="-0.13242133623897" calcext:value-type="float">
            <text:p>-0.1324213362</text:p>
          </table:table-cell>
          <table:table-cell office:value-type="float" office:value="0.0364102462139948" calcext:value-type="float">
            <text:p>0.0364102462</text:p>
          </table:table-cell>
          <table:table-cell office:value-type="float" office:value="0.00751024059723825" calcext:value-type="float">
            <text:p>0.0075102406</text:p>
          </table:table-cell>
          <table:table-cell office:value-type="float" office:value="-0.010657249567666" calcext:value-type="float">
            <text:p>-0.0106572496</text:p>
          </table:table-cell>
          <table:table-cell office:value-type="float" office:value="-0.0653723036110296" calcext:value-type="float">
            <text:p>-0.0653723036</text:p>
          </table:table-cell>
          <table:table-cell office:value-type="float" office:value="0.0927681641009003" calcext:value-type="float">
            <text:p>0.0927681641</text:p>
          </table:table-cell>
          <table:table-cell office:value-type="float" office:value="0.0038155259866929" calcext:value-type="float">
            <text:p>0.003815526</text:p>
          </table:table-cell>
          <table:table-cell office:value-type="float" office:value="-0.0818999945369387" calcext:value-type="float">
            <text:p>-0.0818999945</text:p>
          </table:table-cell>
          <table:table-cell office:value-type="float" office:value="0.0839582089454401" calcext:value-type="float">
            <text:p>0.0839582089</text:p>
          </table:table-cell>
          <table:table-cell office:value-type="float" office:value="0.1677398393272" calcext:value-type="float">
            <text:p>0.1677398393</text:p>
          </table:table-cell>
          <table:table-cell office:value-type="float" office:value="-0.0953403715691296" calcext:value-type="float">
            <text:p>-0.0953403716</text:p>
          </table:table-cell>
          <table:table-cell office:value-type="float" office:value="0.1752846197312" calcext:value-type="float">
            <text:p>0.1752846197</text:p>
          </table:table-cell>
          <table:table-cell office:value-type="float" office:value="0.106542090423329" calcext:value-type="float">
            <text:p>0.1065420904</text:p>
          </table:table-cell>
          <table:table-cell office:value-type="float" office:value="-0.287539599869903" calcext:value-type="float">
            <text:p>-0.2875395999</text:p>
          </table:table-cell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ill Bill: Vol. 1 (2003)</text:p>
          </table:table-cell>
          <table:table-cell office:value-type="float" office:value="-0.0452030567405732" calcext:value-type="float">
            <text:p>-0.0452030567</text:p>
          </table:table-cell>
          <table:table-cell office:value-type="float" office:value="0.181569509899805" calcext:value-type="float">
            <text:p>0.1815695099</text:p>
          </table:table-cell>
          <table:table-cell office:value-type="float" office:value="0.205704700862652" calcext:value-type="float">
            <text:p>0.2057047009</text:p>
          </table:table-cell>
          <table:table-cell office:value-type="float" office:value="-0.171393675499464" calcext:value-type="float">
            <text:p>-0.1713936755</text:p>
          </table:table-cell>
          <table:table-cell office:value-type="float" office:value="-0.00518863429174612" calcext:value-type="float">
            <text:p>-0.0051886343</text:p>
          </table:table-cell>
          <table:table-cell office:value-type="float" office:value="-0.11500728625644" calcext:value-type="float">
            <text:p>-0.1150072863</text:p>
          </table:table-cell>
          <table:table-cell office:value-type="float" office:value="0.180589447141484" calcext:value-type="float">
            <text:p>0.1805894471</text:p>
          </table:table-cell>
          <table:table-cell office:value-type="float" office:value="0.525396512462504" calcext:value-type="float">
            <text:p>0.5253965125</text:p>
          </table:table-cell>
          <table:table-cell office:value-type="float" office:value="0.03198693244159" calcext:value-type="float">
            <text:p>0.0319869324</text:p>
          </table:table-cell>
          <table:table-cell office:value-type="float" office:value="0.0478336873333641" calcext:value-type="float">
            <text:p>0.0478336873</text:p>
          </table:table-cell>
          <table:table-cell office:value-type="float" office:value="-0.138115065394259" calcext:value-type="float">
            <text:p>-0.1381150654</text:p>
          </table:table-cell>
          <table:table-cell office:value-type="float" office:value="0.0326917082769712" calcext:value-type="float">
            <text:p>0.0326917083</text:p>
          </table:table-cell>
          <table:table-cell office:value-type="float" office:value="0.0888623451469031" calcext:value-type="float">
            <text:p>0.0888623451</text:p>
          </table:table-cell>
          <table:table-cell office:value-type="float" office:value="-0.048018074096391" calcext:value-type="float">
            <text:p>-0.0480180741</text:p>
          </table:table-cell>
          <table:table-cell office:value-type="float" office:value="0.13002008750189" calcext:value-type="float">
            <text:p>0.1300200875</text:p>
          </table:table-cell>
          <table:table-cell table:number-columns-repeated="100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ternal Sunshine of the Spotless Mind (2004)</text:p>
          </table:table-cell>
          <table:table-cell office:value-type="float" office:value="-0.0487434568531878" calcext:value-type="float">
            <text:p>-0.0487434569</text:p>
          </table:table-cell>
          <table:table-cell office:value-type="float" office:value="0.161058446929866" calcext:value-type="float">
            <text:p>0.1610584469</text:p>
          </table:table-cell>
          <table:table-cell office:value-type="float" office:value="0.0141678022633554" calcext:value-type="float">
            <text:p>0.0141678023</text:p>
          </table:table-cell>
          <table:table-cell office:value-type="float" office:value="0.0248690517382353" calcext:value-type="float">
            <text:p>0.0248690517</text:p>
          </table:table-cell>
          <table:table-cell office:value-type="float" office:value="0.0470610035259338" calcext:value-type="float">
            <text:p>0.0470610035</text:p>
          </table:table-cell>
          <table:table-cell office:value-type="float" office:value="-0.0404502497527769" calcext:value-type="float">
            <text:p>-0.0404502498</text:p>
          </table:table-cell>
          <table:table-cell office:value-type="float" office:value="-0.0209110306231535" calcext:value-type="float">
            <text:p>-0.0209110306</text:p>
          </table:table-cell>
          <table:table-cell office:value-type="float" office:value="-0.109094619275299" calcext:value-type="float">
            <text:p>-0.1090946193</text:p>
          </table:table-cell>
          <table:table-cell office:value-type="float" office:value="0.0278121212549934" calcext:value-type="float">
            <text:p>0.0278121213</text:p>
          </table:table-cell>
          <table:table-cell office:value-type="float" office:value="-0.0554629917986126" calcext:value-type="float">
            <text:p>-0.0554629918</text:p>
          </table:table-cell>
          <table:table-cell office:value-type="float" office:value="0.0592421225142233" calcext:value-type="float">
            <text:p>0.0592421225</text:p>
          </table:table-cell>
          <table:table-cell office:value-type="float" office:value="-0.126222373837157" calcext:value-type="float">
            <text:p>-0.1262223738</text:p>
          </table:table-cell>
          <table:table-cell office:value-type="float" office:value="-0.0222795362761979" calcext:value-type="float">
            <text:p>-0.0222795363</text:p>
          </table:table-cell>
          <table:table-cell office:value-type="float" office:value="0.0596540953301395" calcext:value-type="float">
            <text:p>0.0596540953</text:p>
          </table:table-cell>
          <table:table-cell office:value-type="float" office:value="0.0297826075241068" calcext:value-type="float">
            <text:p>0.0297826075</text:p>
          </table:table-cell>
          <table:table-cell table:number-columns-repeated="100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welve Monkeys (a.k.a. 12 Monkeys) (1995)</text:p>
          </table:table-cell>
          <table:table-cell office:value-type="float" office:value="-0.0431429913772765" calcext:value-type="float">
            <text:p>-0.0431429914</text:p>
          </table:table-cell>
          <table:table-cell office:value-type="float" office:value="0.126401836133862" calcext:value-type="float">
            <text:p>0.1264018361</text:p>
          </table:table-cell>
          <table:table-cell office:value-type="float" office:value="0.0748916124513626" calcext:value-type="float">
            <text:p>0.0748916125</text:p>
          </table:table-cell>
          <table:table-cell office:value-type="float" office:value="-0.0415288480579838" calcext:value-type="float">
            <text:p>-0.0415288481</text:p>
          </table:table-cell>
          <table:table-cell office:value-type="float" office:value="-0.0107702963045623" calcext:value-type="float">
            <text:p>-0.0107702963</text:p>
          </table:table-cell>
          <table:table-cell office:value-type="float" office:value="-0.00808349758622953" calcext:value-type="float">
            <text:p>-0.0080834976</text:p>
          </table:table-cell>
          <table:table-cell office:value-type="float" office:value="-0.0293040848847654" calcext:value-type="float">
            <text:p>-0.0293040849</text:p>
          </table:table-cell>
          <table:table-cell office:value-type="float" office:value="-0.104812878214336" calcext:value-type="float">
            <text:p>-0.1048128782</text:p>
          </table:table-cell>
          <table:table-cell office:value-type="float" office:value="0.00854978162916462" calcext:value-type="float">
            <text:p>0.0085497816</text:p>
          </table:table-cell>
          <table:table-cell office:value-type="float" office:value="-0.00480291977397266" calcext:value-type="float">
            <text:p>-0.0048029198</text:p>
          </table:table-cell>
          <table:table-cell office:value-type="float" office:value="0.0941486232456944" calcext:value-type="float">
            <text:p>0.0941486232</text:p>
          </table:table-cell>
          <table:table-cell office:value-type="float" office:value="-0.0653220129798423" calcext:value-type="float">
            <text:p>-0.065322013</text:p>
          </table:table-cell>
          <table:table-cell office:value-type="float" office:value="0.0355786633153973" calcext:value-type="float">
            <text:p>0.0355786633</text:p>
          </table:table-cell>
          <table:table-cell office:value-type="float" office:value="-0.0285684989980198" calcext:value-type="float">
            <text:p>-0.028568499</text:p>
          </table:table-cell>
          <table:table-cell office:value-type="float" office:value="0.0541832658856155" calcext:value-type="float">
            <text:p>0.0541832659</text:p>
          </table:table-cell>
          <table:table-cell table:number-columns-repeated="100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emento (2000)</text:p>
          </table:table-cell>
          <table:table-cell office:value-type="float" office:value="-0.101176837861732" calcext:value-type="float">
            <text:p>-0.1011768379</text:p>
          </table:table-cell>
          <table:table-cell office:value-type="float" office:value="0.133322032833829" calcext:value-type="float">
            <text:p>0.1333220328</text:p>
          </table:table-cell>
          <table:table-cell office:value-type="float" office:value="-0.012022406060739" calcext:value-type="float">
            <text:p>-0.0120224061</text:p>
          </table:table-cell>
          <table:table-cell office:value-type="float" office:value="-0.0241799151485214" calcext:value-type="float">
            <text:p>-0.0241799151</text:p>
          </table:table-cell>
          <table:table-cell office:value-type="float" office:value="-0.0326234746260468" calcext:value-type="float">
            <text:p>-0.0326234746</text:p>
          </table:table-cell>
          <table:table-cell office:value-type="float" office:value="-0.0714588032018491" calcext:value-type="float">
            <text:p>-0.0714588032</text:p>
          </table:table-cell>
          <table:table-cell table:style-name="ce3" office:value-type="float" office:value="-0.0000645847255342087" calcext:value-type="float">
            <text:p>-6.46E-05</text:p>
          </table:table-cell>
          <table:table-cell office:value-type="float" office:value="-0.127380423173011" calcext:value-type="float">
            <text:p>-0.1273804232</text:p>
          </table:table-cell>
          <table:table-cell office:value-type="float" office:value="-0.0233462772409785" calcext:value-type="float">
            <text:p>-0.0233462772</text:p>
          </table:table-cell>
          <table:table-cell office:value-type="float" office:value="-0.0775055920506916" calcext:value-type="float">
            <text:p>-0.0775055921</text:p>
          </table:table-cell>
          <table:table-cell office:value-type="float" office:value="0.0298178569858063" calcext:value-type="float">
            <text:p>0.029817857</text:p>
          </table:table-cell>
          <table:table-cell office:value-type="float" office:value="-0.0520917871618" calcext:value-type="float">
            <text:p>-0.0520917872</text:p>
          </table:table-cell>
          <table:table-cell office:value-type="float" office:value="-0.00395744422462797" calcext:value-type="float">
            <text:p>-0.0039574442</text:p>
          </table:table-cell>
          <table:table-cell office:value-type="float" office:value="0.0639169847587132" calcext:value-type="float">
            <text:p>0.0639169848</text:p>
          </table:table-cell>
          <table:table-cell office:value-type="float" office:value="0.0633716777693916" calcext:value-type="float">
            <text:p>0.0633716778</text:p>
          </table:table-cell>
          <table:table-cell table:number-columns-repeated="100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aiders of the Lost Ark (Indiana Jones and the Raiders of the Lost Ark) (1981)</text:p>
          </table:table-cell>
          <table:table-cell office:value-type="float" office:value="-0.0870202325942573" calcext:value-type="float">
            <text:p>-0.0870202326</text:p>
          </table:table-cell>
          <table:table-cell office:value-type="float" office:value="0.00192075876818557" calcext:value-type="float">
            <text:p>0.0019207588</text:p>
          </table:table-cell>
          <table:table-cell office:value-type="float" office:value="0.0482457790381111" calcext:value-type="float">
            <text:p>0.048245779</text:p>
          </table:table-cell>
          <table:table-cell office:value-type="float" office:value="0.0431475752433513" calcext:value-type="float">
            <text:p>0.0431475752</text:p>
          </table:table-cell>
          <table:table-cell office:value-type="float" office:value="-0.136802939728387" calcext:value-type="float">
            <text:p>-0.1368029397</text:p>
          </table:table-cell>
          <table:table-cell office:value-type="float" office:value="0.130877625324497" calcext:value-type="float">
            <text:p>0.1308776253</text:p>
          </table:table-cell>
          <table:table-cell office:value-type="float" office:value="-0.067871382792673" calcext:value-type="float">
            <text:p>-0.0678713828</text:p>
          </table:table-cell>
          <table:table-cell office:value-type="float" office:value="0.0346903824105064" calcext:value-type="float">
            <text:p>0.0346903824</text:p>
          </table:table-cell>
          <table:table-cell office:value-type="float" office:value="0.166582424165041" calcext:value-type="float">
            <text:p>0.1665824242</text:p>
          </table:table-cell>
          <table:table-cell office:value-type="float" office:value="0.0470950448470603" calcext:value-type="float">
            <text:p>0.0470950448</text:p>
          </table:table-cell>
          <table:table-cell office:value-type="float" office:value="0.0527921142977389" calcext:value-type="float">
            <text:p>0.0527921143</text:p>
          </table:table-cell>
          <table:table-cell office:value-type="float" office:value="0.0950934311763434" calcext:value-type="float">
            <text:p>0.0950934312</text:p>
          </table:table-cell>
          <table:table-cell office:value-type="float" office:value="-0.107238598350026" calcext:value-type="float">
            <text:p>-0.1072385984</text:p>
          </table:table-cell>
          <table:table-cell office:value-type="float" office:value="-0.0497987820580072" calcext:value-type="float">
            <text:p>-0.0497987821</text:p>
          </table:table-cell>
          <table:table-cell office:value-type="float" office:value="-0.0247943004536791" calcext:value-type="float">
            <text:p>-0.0247943005</text:p>
          </table:table-cell>
          <table:table-cell table:number-columns-repeated="100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ladiator (2000)</text:p>
          </table:table-cell>
          <table:table-cell office:value-type="float" office:value="-0.0956490444712336" calcext:value-type="float">
            <text:p>-0.0956490445</text:p>
          </table:table-cell>
          <table:table-cell office:value-type="float" office:value="-0.118547441760784" calcext:value-type="float">
            <text:p>-0.1185474418</text:p>
          </table:table-cell>
          <table:table-cell office:value-type="float" office:value="-0.191501805846265" calcext:value-type="float">
            <text:p>-0.1915018058</text:p>
          </table:table-cell>
          <table:table-cell office:value-type="float" office:value="-0.0671737266867355" calcext:value-type="float">
            <text:p>-0.0671737267</text:p>
          </table:table-cell>
          <table:table-cell office:value-type="float" office:value="0.0139676890588516" calcext:value-type="float">
            <text:p>0.0139676891</text:p>
          </table:table-cell>
          <table:table-cell office:value-type="float" office:value="0.000774739130951063" calcext:value-type="float">
            <text:p>0.0007747391</text:p>
          </table:table-cell>
          <table:table-cell office:value-type="float" office:value="0.041532740638266" calcext:value-type="float">
            <text:p>0.0415327406</text:p>
          </table:table-cell>
          <table:table-cell office:value-type="float" office:value="0.00976147747146716" calcext:value-type="float">
            <text:p>0.0097614775</text:p>
          </table:table-cell>
          <table:table-cell office:value-type="float" office:value="-0.0154949990703465" calcext:value-type="float">
            <text:p>-0.0154949991</text:p>
          </table:table-cell>
          <table:table-cell office:value-type="float" office:value="0.0640967140477493" calcext:value-type="float">
            <text:p>0.064096714</text:p>
          </table:table-cell>
          <table:table-cell office:value-type="float" office:value="-0.0995154463496578" calcext:value-type="float">
            <text:p>-0.0995154463</text:p>
          </table:table-cell>
          <table:table-cell office:value-type="float" office:value="0.0171392674403654" calcext:value-type="float">
            <text:p>0.0171392674</text:p>
          </table:table-cell>
          <table:table-cell office:value-type="float" office:value="0.0902653579732324" calcext:value-type="float">
            <text:p>0.090265358</text:p>
          </table:table-cell>
          <table:table-cell office:value-type="float" office:value="-0.042094097625854" calcext:value-type="float">
            <text:p>-0.0420940976</text:p>
          </table:table-cell>
          <table:table-cell office:value-type="float" office:value="-0.0220198443077807" calcext:value-type="float">
            <text:p>-0.0220198443</text:p>
          </table:table-cell>
          <table:table-cell/>
          <table:table-cell table:style-name="ce4"/>
          <table:table-cell table:number-columns-repeated="100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ack to the Future (1985)</text:p>
          </table:table-cell>
          <table:table-cell office:value-type="float" office:value="-0.0776254101709654" calcext:value-type="float">
            <text:p>-0.0776254102</text:p>
          </table:table-cell>
          <table:table-cell office:value-type="float" office:value="-0.00359111040477765" calcext:value-type="float">
            <text:p>-0.0035911104</text:p>
          </table:table-cell>
          <table:table-cell office:value-type="float" office:value="0.0108304319894659" calcext:value-type="float">
            <text:p>0.010830432</text:p>
          </table:table-cell>
          <table:table-cell office:value-type="float" office:value="0.0171894418786718" calcext:value-type="float">
            <text:p>0.0171894419</text:p>
          </table:table-cell>
          <table:table-cell office:value-type="float" office:value="-0.176168073910629" calcext:value-type="float">
            <text:p>-0.1761680739</text:p>
          </table:table-cell>
          <table:table-cell office:value-type="float" office:value="0.183951806478467" calcext:value-type="float">
            <text:p>0.1839518065</text:p>
          </table:table-cell>
          <table:table-cell office:value-type="float" office:value="-0.0609351886987395" calcext:value-type="float">
            <text:p>-0.0609351887</text:p>
          </table:table-cell>
          <table:table-cell office:value-type="float" office:value="0.0477260310666284" calcext:value-type="float">
            <text:p>0.0477260311</text:p>
          </table:table-cell>
          <table:table-cell office:value-type="float" office:value="0.137122895461574" calcext:value-type="float">
            <text:p>0.1371228955</text:p>
          </table:table-cell>
          <table:table-cell office:value-type="float" office:value="0.046375643688232" calcext:value-type="float">
            <text:p>0.0463756437</text:p>
          </table:table-cell>
          <table:table-cell office:value-type="float" office:value="0.149227776662924" calcext:value-type="float">
            <text:p>0.1492277767</text:p>
          </table:table-cell>
          <table:table-cell office:value-type="float" office:value="0.00203822663770727" calcext:value-type="float">
            <text:p>0.0020382266</text:p>
          </table:table-cell>
          <table:table-cell office:value-type="float" office:value="-0.071400398228728" calcext:value-type="float">
            <text:p>-0.0714003982</text:p>
          </table:table-cell>
          <table:table-cell office:value-type="float" office:value="-0.0942992337298211" calcext:value-type="float">
            <text:p>-0.0942992337</text:p>
          </table:table-cell>
          <table:table-cell office:value-type="float" office:value="0.0148029354449696" calcext:value-type="float">
            <text:p>0.0148029354</text:p>
          </table:table-cell>
          <table:table-cell/>
          <table:table-cell table:style-name="ce4"/>
          <table:table-cell table:number-columns-repeated="100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natch (2000)</text:p>
          </table:table-cell>
          <table:table-cell office:value-type="float" office:value="-0.0501423271497043" calcext:value-type="float">
            <text:p>-0.0501423271</text:p>
          </table:table-cell>
          <table:table-cell office:value-type="float" office:value="0.138729541209341" calcext:value-type="float">
            <text:p>0.1387295412</text:p>
          </table:table-cell>
          <table:table-cell office:value-type="float" office:value="0.0407619673443568" calcext:value-type="float">
            <text:p>0.0407619673</text:p>
          </table:table-cell>
          <table:table-cell office:value-type="float" office:value="-0.0363125012809617" calcext:value-type="float">
            <text:p>-0.0363125013</text:p>
          </table:table-cell>
          <table:table-cell office:value-type="float" office:value="0.017148841180083" calcext:value-type="float">
            <text:p>0.0171488412</text:p>
          </table:table-cell>
          <table:table-cell office:value-type="float" office:value="0.0193845449121079" calcext:value-type="float">
            <text:p>0.0193845449</text:p>
          </table:table-cell>
          <table:table-cell office:value-type="float" office:value="0.0116708044574674" calcext:value-type="float">
            <text:p>0.0116708045</text:p>
          </table:table-cell>
          <table:table-cell office:value-type="float" office:value="-0.0702202076962357" calcext:value-type="float">
            <text:p>-0.0702202077</text:p>
          </table:table-cell>
          <table:table-cell office:value-type="float" office:value="-0.0439092952673322" calcext:value-type="float">
            <text:p>-0.0439092953</text:p>
          </table:table-cell>
          <table:table-cell office:value-type="float" office:value="0.0497265049827392" calcext:value-type="float">
            <text:p>0.049726505</text:p>
          </table:table-cell>
          <table:table-cell office:value-type="float" office:value="0.0422803263003949" calcext:value-type="float">
            <text:p>0.0422803263</text:p>
          </table:table-cell>
          <table:table-cell office:value-type="float" office:value="0.028465921319233" calcext:value-type="float">
            <text:p>0.0284659213</text:p>
          </table:table-cell>
          <table:table-cell office:value-type="float" office:value="0.0969713945886565" calcext:value-type="float">
            <text:p>0.0969713946</text:p>
          </table:table-cell>
          <table:table-cell office:value-type="float" office:value="-0.00654109076844033" calcext:value-type="float">
            <text:p>-0.0065410908</text:p>
          </table:table-cell>
          <table:table-cell office:value-type="float" office:value="-0.0553693862545191" calcext:value-type="float">
            <text:p>-0.0553693863</text:p>
          </table:table-cell>
          <table:table-cell/>
          <table:table-cell table:style-name="ce4"/>
          <table:table-cell table:number-columns-repeated="100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retty Woman (1990)</text:p>
          </table:table-cell>
          <table:table-cell office:value-type="float" office:value="0.116240608968209" calcext:value-type="float">
            <text:p>0.116240609</text:p>
          </table:table-cell>
          <table:table-cell office:value-type="float" office:value="0.0296132125209926" calcext:value-type="float">
            <text:p>0.0296132125</text:p>
          </table:table-cell>
          <table:table-cell office:value-type="float" office:value="-0.14165528262291" calcext:value-type="float">
            <text:p>-0.1416552826</text:p>
          </table:table-cell>
          <table:table-cell office:value-type="float" office:value="0.0738711588928915" calcext:value-type="float">
            <text:p>0.0738711589</text:p>
          </table:table-cell>
          <table:table-cell office:value-type="float" office:value="0.108746629745454" calcext:value-type="float">
            <text:p>0.1087466297</text:p>
          </table:table-cell>
          <table:table-cell office:value-type="float" office:value="-0.0124350032860423" calcext:value-type="float">
            <text:p>-0.0124350033</text:p>
          </table:table-cell>
          <table:table-cell office:value-type="float" office:value="-0.114488147894915" calcext:value-type="float">
            <text:p>-0.1144881479</text:p>
          </table:table-cell>
          <table:table-cell office:value-type="float" office:value="0.145690278520219" calcext:value-type="float">
            <text:p>0.1456902785</text:p>
          </table:table-cell>
          <table:table-cell office:value-type="float" office:value="0.102789329394445" calcext:value-type="float">
            <text:p>0.1027893294</text:p>
          </table:table-cell>
          <table:table-cell office:value-type="float" office:value="0.0443003735697321" calcext:value-type="float">
            <text:p>0.0443003736</text:p>
          </table:table-cell>
          <table:table-cell office:value-type="float" office:value="0.0074423678942657" calcext:value-type="float">
            <text:p>0.0074423679</text:p>
          </table:table-cell>
          <table:table-cell office:value-type="float" office:value="-0.0630820546368651" calcext:value-type="float">
            <text:p>-0.0630820546</text:p>
          </table:table-cell>
          <table:table-cell office:value-type="float" office:value="0.0638597114774723" calcext:value-type="float">
            <text:p>0.0638597115</text:p>
          </table:table-cell>
          <table:table-cell office:value-type="float" office:value="0.0824868686916844" calcext:value-type="float">
            <text:p>0.0824868687</text:p>
          </table:table-cell>
          <table:table-cell office:value-type="float" office:value="-0.0203700901268854" calcext:value-type="float">
            <text:p>-0.0203700901</text:p>
          </table:table-cell>
          <table:table-cell/>
          <table:table-cell table:style-name="ce4"/>
          <table:table-cell table:number-columns-repeated="100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e Lord of the Rings: The Fellowship of the Ring (2001)</text:p>
          </table:table-cell>
          <table:table-cell office:value-type="float" office:value="-0.157497803924038" calcext:value-type="float">
            <text:p>-0.1574978039</text:p>
          </table:table-cell>
          <table:table-cell office:value-type="float" office:value="-0.22816733140033" calcext:value-type="float">
            <text:p>-0.2281673314</text:p>
          </table:table-cell>
          <table:table-cell office:value-type="float" office:value="0.227915770813564" calcext:value-type="float">
            <text:p>0.2279157708</text:p>
          </table:table-cell>
          <table:table-cell office:value-type="float" office:value="0.0382143811880167" calcext:value-type="float">
            <text:p>0.0382143812</text:p>
          </table:table-cell>
          <table:table-cell office:value-type="float" office:value="0.290180053051775" calcext:value-type="float">
            <text:p>0.2901800531</text:p>
          </table:table-cell>
          <table:table-cell office:value-type="float" office:value="-0.0389628073635611" calcext:value-type="float">
            <text:p>-0.0389628074</text:p>
          </table:table-cell>
          <table:table-cell office:value-type="float" office:value="0.126901739842024" calcext:value-type="float">
            <text:p>0.1269017398</text:p>
          </table:table-cell>
          <table:table-cell office:value-type="float" office:value="-0.0852987025562018" calcext:value-type="float">
            <text:p>-0.0852987026</text:p>
          </table:table-cell>
          <table:table-cell office:value-type="float" office:value="0.167285136919165" calcext:value-type="float">
            <text:p>0.1672851369</text:p>
          </table:table-cell>
          <table:table-cell office:value-type="float" office:value="0.157714657466506" calcext:value-type="float">
            <text:p>0.1577146575</text:p>
          </table:table-cell>
          <table:table-cell office:value-type="float" office:value="-0.026912691555893" calcext:value-type="float">
            <text:p>-0.0269126916</text:p>
          </table:table-cell>
          <table:table-cell office:value-type="float" office:value="-0.0600221997729024" calcext:value-type="float">
            <text:p>-0.0600221998</text:p>
          </table:table-cell>
          <table:table-cell office:value-type="float" office:value="-0.105361649650685" calcext:value-type="float">
            <text:p>-0.1053616497</text:p>
          </table:table-cell>
          <table:table-cell office:value-type="float" office:value="-0.0209122238465547" calcext:value-type="float">
            <text:p>-0.0209122238</text:p>
          </table:table-cell>
          <table:table-cell office:value-type="float" office:value="-0.0346517729106412" calcext:value-type="float">
            <text:p>-0.0346517729</text:p>
          </table:table-cell>
          <table:table-cell/>
          <table:table-cell table:style-name="ce4"/>
          <table:table-cell table:number-columns-repeated="100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he Lord of the Rings: The Two Towers (2002)</text:p>
          </table:table-cell>
          <table:table-cell office:value-type="float" office:value="-0.141332641215627" calcext:value-type="float">
            <text:p>-0.1413326412</text:p>
          </table:table-cell>
          <table:table-cell office:value-type="float" office:value="-0.228428416308082" calcext:value-type="float">
            <text:p>-0.2284284163</text:p>
          </table:table-cell>
          <table:table-cell office:value-type="float" office:value="0.226529246774051" calcext:value-type="float">
            <text:p>0.2265292468</text:p>
          </table:table-cell>
          <table:table-cell office:value-type="float" office:value="0.035852780134184" calcext:value-type="float">
            <text:p>0.0358527801</text:p>
          </table:table-cell>
          <table:table-cell office:value-type="float" office:value="0.298140143139331" calcext:value-type="float">
            <text:p>0.2981401431</text:p>
          </table:table-cell>
          <table:table-cell office:value-type="float" office:value="-0.0411957490246809" calcext:value-type="float">
            <text:p>-0.041195749</text:p>
          </table:table-cell>
          <table:table-cell office:value-type="float" office:value="0.121425134140679" calcext:value-type="float">
            <text:p>0.1214251341</text:p>
          </table:table-cell>
          <table:table-cell office:value-type="float" office:value="-0.0804611816972605" calcext:value-type="float">
            <text:p>-0.0804611817</text:p>
          </table:table-cell>
          <table:table-cell office:value-type="float" office:value="0.137021531959034" calcext:value-type="float">
            <text:p>0.137021532</text:p>
          </table:table-cell>
          <table:table-cell office:value-type="float" office:value="0.157700832986972" calcext:value-type="float">
            <text:p>0.157700833</text:p>
          </table:table-cell>
          <table:table-cell office:value-type="float" office:value="-0.0390550259093713" calcext:value-type="float">
            <text:p>-0.0390550259</text:p>
          </table:table-cell>
          <table:table-cell office:value-type="float" office:value="-0.0755558715908881" calcext:value-type="float">
            <text:p>-0.0755558716</text:p>
          </table:table-cell>
          <table:table-cell office:value-type="float" office:value="-0.0729855986772727" calcext:value-type="float">
            <text:p>-0.0729855987</text:p>
          </table:table-cell>
          <table:table-cell office:value-type="float" office:value="-0.0411877990855509" calcext:value-type="float">
            <text:p>-0.0411877991</text:p>
          </table:table-cell>
          <table:table-cell office:value-type="float" office:value="-0.0367398184152274" calcext:value-type="float">
            <text:p>-0.0367398184</text:p>
          </table:table-cell>
          <table:table-cell/>
          <table:table-cell table:style-name="ce4"/>
          <table:table-cell table:number-columns-repeated="100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he Lord of the Rings: The Return of the King (2003)</text:p>
          </table:table-cell>
          <table:table-cell office:value-type="float" office:value="-0.159159747819472" calcext:value-type="float">
            <text:p>-0.1591597478</text:p>
          </table:table-cell>
          <table:table-cell office:value-type="float" office:value="-0.229643481392305" calcext:value-type="float">
            <text:p>-0.2296434814</text:p>
          </table:table-cell>
          <table:table-cell office:value-type="float" office:value="0.211320711222967" calcext:value-type="float">
            <text:p>0.2113207112</text:p>
          </table:table-cell>
          <table:table-cell office:value-type="float" office:value="0.0347504650959571" calcext:value-type="float">
            <text:p>0.0347504651</text:p>
          </table:table-cell>
          <table:table-cell office:value-type="float" office:value="0.291393108920859" calcext:value-type="float">
            <text:p>0.2913931089</text:p>
          </table:table-cell>
          <table:table-cell office:value-type="float" office:value="-0.0396385025697385" calcext:value-type="float">
            <text:p>-0.0396385026</text:p>
          </table:table-cell>
          <table:table-cell office:value-type="float" office:value="0.127625914311708" calcext:value-type="float">
            <text:p>0.1276259143</text:p>
          </table:table-cell>
          <table:table-cell office:value-type="float" office:value="-0.105860257197284" calcext:value-type="float">
            <text:p>-0.1058602572</text:p>
          </table:table-cell>
          <table:table-cell office:value-type="float" office:value="0.157102956959929" calcext:value-type="float">
            <text:p>0.157102957</text:p>
          </table:table-cell>
          <table:table-cell office:value-type="float" office:value="0.155751944889294" calcext:value-type="float">
            <text:p>0.1557519449</text:p>
          </table:table-cell>
          <table:table-cell office:value-type="float" office:value="-0.0546435821277136" calcext:value-type="float">
            <text:p>-0.0546435821</text:p>
          </table:table-cell>
          <table:table-cell office:value-type="float" office:value="-0.0751752385738342" calcext:value-type="float">
            <text:p>-0.0751752386</text:p>
          </table:table-cell>
          <table:table-cell office:value-type="float" office:value="-0.0783394949981895" calcext:value-type="float">
            <text:p>-0.078339495</text:p>
          </table:table-cell>
          <table:table-cell office:value-type="float" office:value="-0.0214258975710594" calcext:value-type="float">
            <text:p>-0.0214258976</text:p>
          </table:table-cell>
          <table:table-cell office:value-type="float" office:value="-0.0395002621497494" calcext:value-type="float">
            <text:p>-0.0395002621</text:p>
          </table:table-cell>
          <table:table-cell/>
          <table:table-cell table:style-name="ce4"/>
          <table:table-cell table:number-columns-repeated="100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O Brother Where Art Thou? (2000)</text:p>
          </table:table-cell>
          <table:table-cell office:value-type="float" office:value="-0.00405379416300825" calcext:value-type="float">
            <text:p>-0.0040537942</text:p>
          </table:table-cell>
          <table:table-cell office:value-type="float" office:value="0.126744550652228" calcext:value-type="float">
            <text:p>0.1267445507</text:p>
          </table:table-cell>
          <table:table-cell office:value-type="float" office:value="0.0623236090043844" calcext:value-type="float">
            <text:p>0.062323609</text:p>
          </table:table-cell>
          <table:table-cell office:value-type="float" office:value="0.0293217839025878" calcext:value-type="float">
            <text:p>0.0293217839</text:p>
          </table:table-cell>
          <table:table-cell office:value-type="float" office:value="0.0236086638232156" calcext:value-type="float">
            <text:p>0.0236086638</text:p>
          </table:table-cell>
          <table:table-cell office:value-type="float" office:value="-0.0115374964841856" calcext:value-type="float">
            <text:p>-0.0115374965</text:p>
          </table:table-cell>
          <table:table-cell office:value-type="float" office:value="-0.0648994104579726" calcext:value-type="float">
            <text:p>-0.0648994105</text:p>
          </table:table-cell>
          <table:table-cell office:value-type="float" office:value="-0.0471389781278056" calcext:value-type="float">
            <text:p>-0.0471389781</text:p>
          </table:table-cell>
          <table:table-cell office:value-type="float" office:value="0.0208737479063208" calcext:value-type="float">
            <text:p>0.0208737479</text:p>
          </table:table-cell>
          <table:table-cell office:value-type="float" office:value="-0.0102657460799246" calcext:value-type="float">
            <text:p>-0.0102657461</text:p>
          </table:table-cell>
          <table:table-cell office:value-type="float" office:value="-0.0265418584223635" calcext:value-type="float">
            <text:p>-0.0265418584</text:p>
          </table:table-cell>
          <table:table-cell office:value-type="float" office:value="0.0392417942322107" calcext:value-type="float">
            <text:p>0.0392417942</text:p>
          </table:table-cell>
          <table:table-cell office:value-type="float" office:value="-0.0424307122007963" calcext:value-type="float">
            <text:p>-0.0424307122</text:p>
          </table:table-cell>
          <table:table-cell office:value-type="float" office:value="0.0105839698473171" calcext:value-type="float">
            <text:p>0.0105839698</text:p>
          </table:table-cell>
          <table:table-cell office:value-type="float" office:value="0.0338384310571681" calcext:value-type="float">
            <text:p>0.0338384311</text:p>
          </table:table-cell>
          <table:table-cell/>
          <table:table-cell table:style-name="ce4"/>
          <table:table-cell table:number-columns-repeated="100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onnie Darko (2001)</text:p>
          </table:table-cell>
          <table:table-cell office:value-type="float" office:value="0.00398511178702069" calcext:value-type="float">
            <text:p>0.0039851118</text:p>
          </table:table-cell>
          <table:table-cell office:value-type="float" office:value="0.142987569730249" calcext:value-type="float">
            <text:p>0.1429875697</text:p>
          </table:table-cell>
          <table:table-cell office:value-type="float" office:value="0.0622784863684832" calcext:value-type="float">
            <text:p>0.0622784864</text:p>
          </table:table-cell>
          <table:table-cell office:value-type="float" office:value="-0.00200760133950667" calcext:value-type="float">
            <text:p>-0.0020076013</text:p>
          </table:table-cell>
          <table:table-cell office:value-type="float" office:value="0.0422883564966525" calcext:value-type="float">
            <text:p>0.0422883565</text:p>
          </table:table-cell>
          <table:table-cell office:value-type="float" office:value="-0.00829185015655439" calcext:value-type="float">
            <text:p>-0.0082918502</text:p>
          </table:table-cell>
          <table:table-cell office:value-type="float" office:value="-0.0496481409562821" calcext:value-type="float">
            <text:p>-0.049648141</text:p>
          </table:table-cell>
          <table:table-cell office:value-type="float" office:value="-0.112038490056659" calcext:value-type="float">
            <text:p>-0.1120384901</text:p>
          </table:table-cell>
          <table:table-cell office:value-type="float" office:value="0.0157393070053151" calcext:value-type="float">
            <text:p>0.015739307</text:p>
          </table:table-cell>
          <table:table-cell office:value-type="float" office:value="-0.0183505368594619" calcext:value-type="float">
            <text:p>-0.0183505369</text:p>
          </table:table-cell>
          <table:table-cell office:value-type="float" office:value="0.0531775186088312" calcext:value-type="float">
            <text:p>0.0531775186</text:p>
          </table:table-cell>
          <table:table-cell office:value-type="float" office:value="-0.0344274942848796" calcext:value-type="float">
            <text:p>-0.0344274943</text:p>
          </table:table-cell>
          <table:table-cell office:value-type="float" office:value="0.0856297727194073" calcext:value-type="float">
            <text:p>0.0856297727</text:p>
          </table:table-cell>
          <table:table-cell office:value-type="float" office:value="0.0324933125720966" calcext:value-type="float">
            <text:p>0.0324933126</text:p>
          </table:table-cell>
          <table:table-cell office:value-type="float" office:value="0.0592838732485524" calcext:value-type="float">
            <text:p>0.0592838732</text:p>
          </table:table-cell>
          <table:table-cell/>
          <table:table-cell table:style-name="ce4"/>
          <table:table-cell table:number-columns-repeated="100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rouching Tiger Hidden Dragon (Wo hu cang long) (2000)</text:p>
          </table:table-cell>
          <table:table-cell office:value-type="float" office:value="-0.00910213295794546" calcext:value-type="float">
            <text:p>-0.009102133</text:p>
          </table:table-cell>
          <table:table-cell office:value-type="float" office:value="0.0454384398901195" calcext:value-type="float">
            <text:p>0.0454384399</text:p>
          </table:table-cell>
          <table:table-cell office:value-type="float" office:value="0.0765348945557192" calcext:value-type="float">
            <text:p>0.0765348946</text:p>
          </table:table-cell>
          <table:table-cell office:value-type="float" office:value="0.0166698642266018" calcext:value-type="float">
            <text:p>0.0166698642</text:p>
          </table:table-cell>
          <table:table-cell office:value-type="float" office:value="0.018687807224495" calcext:value-type="float">
            <text:p>0.0186878072</text:p>
          </table:table-cell>
          <table:table-cell office:value-type="float" office:value="-0.0814117750053732" calcext:value-type="float">
            <text:p>-0.081411775</text:p>
          </table:table-cell>
          <table:table-cell office:value-type="float" office:value="-0.0118840059653084" calcext:value-type="float">
            <text:p>-0.011884006</text:p>
          </table:table-cell>
          <table:table-cell office:value-type="float" office:value="0.0388211059139417" calcext:value-type="float">
            <text:p>0.0388211059</text:p>
          </table:table-cell>
          <table:table-cell office:value-type="float" office:value="0.0174276933975346" calcext:value-type="float">
            <text:p>0.0174276934</text:p>
          </table:table-cell>
          <table:table-cell office:value-type="float" office:value="0.00759055864245693" calcext:value-type="float">
            <text:p>0.0075905586</text:p>
          </table:table-cell>
          <table:table-cell office:value-type="float" office:value="-0.0562542319443905" calcext:value-type="float">
            <text:p>-0.0562542319</text:p>
          </table:table-cell>
          <table:table-cell office:value-type="float" office:value="-0.0840316669540001" calcext:value-type="float">
            <text:p>-0.084031667</text:p>
          </table:table-cell>
          <table:table-cell office:value-type="float" office:value="-0.149510667773118" calcext:value-type="float">
            <text:p>-0.1495106678</text:p>
          </table:table-cell>
          <table:table-cell office:value-type="float" office:value="0.0591443342133457" calcext:value-type="float">
            <text:p>0.0591443342</text:p>
          </table:table-cell>
          <table:table-cell office:value-type="float" office:value="0.0244619800983448" calcext:value-type="float">
            <text:p>0.0244619801</text:p>
          </table:table-cell>
          <table:table-cell/>
          <table:table-cell table:style-name="ce4"/>
          <table:table-cell table:number-columns-repeated="100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Lost in Translation (2003)</text:p>
          </table:table-cell>
          <table:table-cell office:value-type="float" office:value="0.0013330279834394" calcext:value-type="float">
            <text:p>0.001333028</text:p>
          </table:table-cell>
          <table:table-cell office:value-type="float" office:value="0.158733467930453" calcext:value-type="float">
            <text:p>0.1587334679</text:p>
          </table:table-cell>
          <table:table-cell office:value-type="float" office:value="0.0371310014336685" calcext:value-type="float">
            <text:p>0.0371310014</text:p>
          </table:table-cell>
          <table:table-cell office:value-type="float" office:value="0.0304492586354799" calcext:value-type="float">
            <text:p>0.0304492586</text:p>
          </table:table-cell>
          <table:table-cell office:value-type="float" office:value="0.0671292795570123" calcext:value-type="float">
            <text:p>0.0671292796</text:p>
          </table:table-cell>
          <table:table-cell office:value-type="float" office:value="-0.0320547265606483" calcext:value-type="float">
            <text:p>-0.0320547266</text:p>
          </table:table-cell>
          <table:table-cell office:value-type="float" office:value="-0.07780687560983" calcext:value-type="float">
            <text:p>-0.0778068756</text:p>
          </table:table-cell>
          <table:table-cell office:value-type="float" office:value="-0.0884518799723031" calcext:value-type="float">
            <text:p>-0.08845188</text:p>
          </table:table-cell>
          <table:table-cell office:value-type="float" office:value="0.0248061004921346" calcext:value-type="float">
            <text:p>0.0248061005</text:p>
          </table:table-cell>
          <table:table-cell office:value-type="float" office:value="-0.0627808367162858" calcext:value-type="float">
            <text:p>-0.0627808367</text:p>
          </table:table-cell>
          <table:table-cell office:value-type="float" office:value="0.0376549961324479" calcext:value-type="float">
            <text:p>0.0376549961</text:p>
          </table:table-cell>
          <table:table-cell office:value-type="float" office:value="-0.0739748255142185" calcext:value-type="float">
            <text:p>-0.0739748255</text:p>
          </table:table-cell>
          <table:table-cell office:value-type="float" office:value="-0.130044682888405" calcext:value-type="float">
            <text:p>-0.1300446829</text:p>
          </table:table-cell>
          <table:table-cell office:value-type="float" office:value="0.127605833564306" calcext:value-type="float">
            <text:p>0.1276058336</text:p>
          </table:table-cell>
          <table:table-cell office:value-type="float" office:value="0.0336927768542586" calcext:value-type="float">
            <text:p>0.0336927769</text:p>
          </table:table-cell>
          <table:table-cell/>
          <table:table-cell table:style-name="ce4"/>
          <table:table-cell table:number-columns-repeated="100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he Dark Knight (2008)</text:p>
          </table:table-cell>
          <table:table-cell office:value-type="float" office:value="-0.152029046808523" calcext:value-type="float">
            <text:p>-0.1520290468</text:p>
          </table:table-cell>
          <table:table-cell office:value-type="float" office:value="-0.102862274144931" calcext:value-type="float">
            <text:p>-0.1028622741</text:p>
          </table:table-cell>
          <table:table-cell office:value-type="float" office:value="-0.0235902468031991" calcext:value-type="float">
            <text:p>-0.0235902468</text:p>
          </table:table-cell>
          <table:table-cell office:value-type="float" office:value="-0.0565978389710371" calcext:value-type="float">
            <text:p>-0.056597839</text:p>
          </table:table-cell>
          <table:table-cell office:value-type="float" office:value="-0.159707745554786" calcext:value-type="float">
            <text:p>-0.1597077456</text:p>
          </table:table-cell>
          <table:table-cell office:value-type="float" office:value="-0.0813400990884081" calcext:value-type="float">
            <text:p>-0.0813400991</text:p>
          </table:table-cell>
          <table:table-cell office:value-type="float" office:value="0.15125682896747" calcext:value-type="float">
            <text:p>0.151256829</text:p>
          </table:table-cell>
          <table:table-cell office:value-type="float" office:value="-0.19053203835505" calcext:value-type="float">
            <text:p>-0.1905320384</text:p>
          </table:table-cell>
          <table:table-cell office:value-type="float" office:value="0.015410443138119" calcext:value-type="float">
            <text:p>0.0154104431</text:p>
          </table:table-cell>
          <table:table-cell office:value-type="float" office:value="-0.11033382893955" calcext:value-type="float">
            <text:p>-0.1103338289</text:p>
          </table:table-cell>
          <table:table-cell office:value-type="float" office:value="-0.136613900706149" calcext:value-type="float">
            <text:p>-0.1366139007</text:p>
          </table:table-cell>
          <table:table-cell office:value-type="float" office:value="-0.0217557432103738" calcext:value-type="float">
            <text:p>-0.0217557432</text:p>
          </table:table-cell>
          <table:table-cell office:value-type="float" office:value="0.269019741128974" calcext:value-type="float">
            <text:p>0.2690197411</text:p>
          </table:table-cell>
          <table:table-cell office:value-type="float" office:value="0.0896591248515198" calcext:value-type="float">
            <text:p>0.0896591249</text:p>
          </table:table-cell>
          <table:table-cell office:value-type="float" office:value="0.0558925543054558" calcext:value-type="float">
            <text:p>0.0558925543</text:p>
          </table:table-cell>
          <table:table-cell/>
          <table:table-cell table:style-name="ce4"/>
          <table:table-cell table:number-columns-repeated="100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Ocean's Eleven (2001)</text:p>
          </table:table-cell>
          <table:table-cell office:value-type="float" office:value="-0.0118469004627031" calcext:value-type="float">
            <text:p>-0.0118469005</text:p>
          </table:table-cell>
          <table:table-cell office:value-type="float" office:value="-0.0230702975234593" calcext:value-type="float">
            <text:p>-0.0230702975</text:p>
          </table:table-cell>
          <table:table-cell office:value-type="float" office:value="-0.0694332586793664" calcext:value-type="float">
            <text:p>-0.0694332587</text:p>
          </table:table-cell>
          <table:table-cell office:value-type="float" office:value="-0.100461904215593" calcext:value-type="float">
            <text:p>-0.1004619042</text:p>
          </table:table-cell>
          <table:table-cell office:value-type="float" office:value="-0.0571342517698484" calcext:value-type="float">
            <text:p>-0.0571342518</text:p>
          </table:table-cell>
          <table:table-cell office:value-type="float" office:value="-0.0899916883950653" calcext:value-type="float">
            <text:p>-0.0899916884</text:p>
          </table:table-cell>
          <table:table-cell office:value-type="float" office:value="0.0316941745030282" calcext:value-type="float">
            <text:p>0.0316941745</text:p>
          </table:table-cell>
          <table:table-cell office:value-type="float" office:value="-0.0240148807225822" calcext:value-type="float">
            <text:p>-0.0240148807</text:p>
          </table:table-cell>
          <table:table-cell office:value-type="float" office:value="-0.060032821392721" calcext:value-type="float">
            <text:p>-0.0600328214</text:p>
          </table:table-cell>
          <table:table-cell office:value-type="float" office:value="0.10664986531431" calcext:value-type="float">
            <text:p>0.1066498653</text:p>
          </table:table-cell>
          <table:table-cell office:value-type="float" office:value="0.010926170164309" calcext:value-type="float">
            <text:p>0.0109261702</text:p>
          </table:table-cell>
          <table:table-cell office:value-type="float" office:value="0.0586927436469487" calcext:value-type="float">
            <text:p>0.0586927436</text:p>
          </table:table-cell>
          <table:table-cell office:value-type="float" office:value="0.0403179355236933" calcext:value-type="float">
            <text:p>0.0403179355</text:p>
          </table:table-cell>
          <table:table-cell office:value-type="float" office:value="0.202420608834869" calcext:value-type="float">
            <text:p>0.2024206088</text:p>
          </table:table-cell>
          <table:table-cell office:value-type="float" office:value="-0.0721583368179928" calcext:value-type="float">
            <text:p>-0.0721583368</text:p>
          </table:table-cell>
          <table:table-cell/>
          <table:table-cell table:style-name="ce4"/>
          <table:table-cell table:number-columns-repeated="100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inority Report (2002)</text:p>
          </table:table-cell>
          <table:table-cell office:value-type="float" office:value="0.00610628016502659" calcext:value-type="float">
            <text:p>0.0061062802</text:p>
          </table:table-cell>
          <table:table-cell office:value-type="float" office:value="-0.0282308994278915" calcext:value-type="float">
            <text:p>-0.0282308994</text:p>
          </table:table-cell>
          <table:table-cell office:value-type="float" office:value="-0.0115540993242896" calcext:value-type="float">
            <text:p>-0.0115540993</text:p>
          </table:table-cell>
          <table:table-cell office:value-type="float" office:value="-0.114488603929633" calcext:value-type="float">
            <text:p>-0.1144886039</text:p>
          </table:table-cell>
          <table:table-cell office:value-type="float" office:value="-0.0532465628773921" calcext:value-type="float">
            <text:p>-0.0532465629</text:p>
          </table:table-cell>
          <table:table-cell office:value-type="float" office:value="-0.0342487810533484" calcext:value-type="float">
            <text:p>-0.0342487811</text:p>
          </table:table-cell>
          <table:table-cell office:value-type="float" office:value="-0.0821200718706231" calcext:value-type="float">
            <text:p>-0.0821200719</text:p>
          </table:table-cell>
          <table:table-cell office:value-type="float" office:value="-0.0185847411660929" calcext:value-type="float">
            <text:p>-0.0185847412</text:p>
          </table:table-cell>
          <table:table-cell office:value-type="float" office:value="-0.0122606075808056" calcext:value-type="float">
            <text:p>-0.0122606076</text:p>
          </table:table-cell>
          <table:table-cell office:value-type="float" office:value="0.0634004825375001" calcext:value-type="float">
            <text:p>0.0634004825</text:p>
          </table:table-cell>
          <table:table-cell office:value-type="float" office:value="0.0721866448172648" calcext:value-type="float">
            <text:p>0.0721866448</text:p>
          </table:table-cell>
          <table:table-cell office:value-type="float" office:value="-0.0432559518579107" calcext:value-type="float">
            <text:p>-0.0432559519</text:p>
          </table:table-cell>
          <table:table-cell office:value-type="float" office:value="-0.0666780795427087" calcext:value-type="float">
            <text:p>-0.0666780795</text:p>
          </table:table-cell>
          <table:table-cell office:value-type="float" office:value="0.0184532854971125" calcext:value-type="float">
            <text:p>0.0184532855</text:p>
          </table:table-cell>
          <table:table-cell office:value-type="float" office:value="0.120726482077038" calcext:value-type="float">
            <text:p>0.1207264821</text:p>
          </table:table-cell>
          <table:table-cell/>
          <table:table-cell table:style-name="ce4"/>
          <table:table-cell table:number-columns-repeated="100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in City (2005)</text:p>
          </table:table-cell>
          <table:table-cell office:value-type="float" office:value="0.00176677722876502" calcext:value-type="float">
            <text:p>0.0017667772</text:p>
          </table:table-cell>
          <table:table-cell office:value-type="float" office:value="0.134194688938175" calcext:value-type="float">
            <text:p>0.1341946889</text:p>
          </table:table-cell>
          <table:table-cell office:value-type="float" office:value="0.110077942872386" calcext:value-type="float">
            <text:p>0.1100779429</text:p>
          </table:table-cell>
          <table:table-cell office:value-type="float" office:value="-0.034540809373322" calcext:value-type="float">
            <text:p>-0.0345408094</text:p>
          </table:table-cell>
          <table:table-cell office:value-type="float" office:value="0.039437465257091" calcext:value-type="float">
            <text:p>0.0394374653</text:p>
          </table:table-cell>
          <table:table-cell office:value-type="float" office:value="0.010431038201757" calcext:value-type="float">
            <text:p>0.0104310382</text:p>
          </table:table-cell>
          <table:table-cell office:value-type="float" office:value="0.0622857328976577" calcext:value-type="float">
            <text:p>0.0622857329</text:p>
          </table:table-cell>
          <table:table-cell office:value-type="float" office:value="0.0235883993163243" calcext:value-type="float">
            <text:p>0.0235883993</text:p>
          </table:table-cell>
          <table:table-cell office:value-type="float" office:value="-0.104798378521397" calcext:value-type="float">
            <text:p>-0.1047983785</text:p>
          </table:table-cell>
          <table:table-cell office:value-type="float" office:value="0.0790406782373375" calcext:value-type="float">
            <text:p>0.0790406782</text:p>
          </table:table-cell>
          <table:table-cell office:value-type="float" office:value="0.0390078944212839" calcext:value-type="float">
            <text:p>0.0390078944</text:p>
          </table:table-cell>
          <table:table-cell office:value-type="float" office:value="-0.070830086894625" calcext:value-type="float">
            <text:p>-0.0708300869</text:p>
          </table:table-cell>
          <table:table-cell office:value-type="float" office:value="0.0931410599175987" calcext:value-type="float">
            <text:p>0.0931410599</text:p>
          </table:table-cell>
          <table:table-cell office:value-type="float" office:value="-0.0358417129366039" calcext:value-type="float">
            <text:p>-0.0358417129</text:p>
          </table:table-cell>
          <table:table-cell office:value-type="float" office:value="0.0380836483637422" calcext:value-type="float">
            <text:p>0.0380836484</text:p>
          </table:table-cell>
          <table:table-cell/>
          <table:table-cell table:style-name="ce4"/>
          <table:table-cell table:number-columns-repeated="100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melie (2001)</text:p>
          </table:table-cell>
          <table:table-cell office:value-type="float" office:value="-0.0633968362917032" calcext:value-type="float">
            <text:p>-0.0633968363</text:p>
          </table:table-cell>
          <table:table-cell office:value-type="float" office:value="0.159914026046349" calcext:value-type="float">
            <text:p>0.159914026</text:p>
          </table:table-cell>
          <table:table-cell office:value-type="float" office:value="0.0277662457378888" calcext:value-type="float">
            <text:p>0.0277662457</text:p>
          </table:table-cell>
          <table:table-cell office:value-type="float" office:value="0.106051806573634" calcext:value-type="float">
            <text:p>0.1060518066</text:p>
          </table:table-cell>
          <table:table-cell office:value-type="float" office:value="0.0634107524282685" calcext:value-type="float">
            <text:p>0.0634107524</text:p>
          </table:table-cell>
          <table:table-cell office:value-type="float" office:value="-0.0426719518259011" calcext:value-type="float">
            <text:p>-0.0426719518</text:p>
          </table:table-cell>
          <table:table-cell office:value-type="float" office:value="-0.0939117502602456" calcext:value-type="float">
            <text:p>-0.0939117503</text:p>
          </table:table-cell>
          <table:table-cell office:value-type="float" office:value="0.0131360676763462" calcext:value-type="float">
            <text:p>0.0131360677</text:p>
          </table:table-cell>
          <table:table-cell office:value-type="float" office:value="0.00781146608951806" calcext:value-type="float">
            <text:p>0.0078114661</text:p>
          </table:table-cell>
          <table:table-cell office:value-type="float" office:value="-0.0526260277877137" calcext:value-type="float">
            <text:p>-0.0526260278</text:p>
          </table:table-cell>
          <table:table-cell office:value-type="float" office:value="0.0732308367982869" calcext:value-type="float">
            <text:p>0.0732308368</text:p>
          </table:table-cell>
          <table:table-cell office:value-type="float" office:value="-0.104810352866457" calcext:value-type="float">
            <text:p>-0.1048103529</text:p>
          </table:table-cell>
          <table:table-cell office:value-type="float" office:value="-0.129950495871631" calcext:value-type="float">
            <text:p>-0.1299504959</text:p>
          </table:table-cell>
          <table:table-cell office:value-type="float" office:value="0.0543594863724451" calcext:value-type="float">
            <text:p>0.0543594864</text:p>
          </table:table-cell>
          <table:table-cell office:value-type="float" office:value="-0.0636205113507243" calcext:value-type="float">
            <text:p>-0.0636205114</text:p>
          </table:table-cell>
          <table:table-cell table:number-columns-repeated="100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Braveheart (1995)</text:p>
          </table:table-cell>
          <table:table-cell office:value-type="float" office:value="-0.0482214828348984" calcext:value-type="float">
            <text:p>-0.0482214828</text:p>
          </table:table-cell>
          <table:table-cell office:value-type="float" office:value="-0.0980377193017665" calcext:value-type="float">
            <text:p>-0.0980377193</text:p>
          </table:table-cell>
          <table:table-cell office:value-type="float" office:value="-0.131315138542761" calcext:value-type="float">
            <text:p>-0.1313151385</text:p>
          </table:table-cell>
          <table:table-cell office:value-type="float" office:value="-0.0485077339049792" calcext:value-type="float">
            <text:p>-0.0485077339</text:p>
          </table:table-cell>
          <table:table-cell office:value-type="float" office:value="0.0801545684218847" calcext:value-type="float">
            <text:p>0.0801545684</text:p>
          </table:table-cell>
          <table:table-cell office:value-type="float" office:value="0.0701525901855744" calcext:value-type="float">
            <text:p>0.0701525902</text:p>
          </table:table-cell>
          <table:table-cell office:value-type="float" office:value="0.00757902307087645" calcext:value-type="float">
            <text:p>0.0075790231</text:p>
          </table:table-cell>
          <table:table-cell office:value-type="float" office:value="0.0443453774688321" calcext:value-type="float">
            <text:p>0.0443453775</text:p>
          </table:table-cell>
          <table:table-cell office:value-type="float" office:value="-0.00569119937462126" calcext:value-type="float">
            <text:p>-0.0056911994</text:p>
          </table:table-cell>
          <table:table-cell office:value-type="float" office:value="0.0685409374529584" calcext:value-type="float">
            <text:p>0.0685409375</text:p>
          </table:table-cell>
          <table:table-cell office:value-type="float" office:value="-0.13055574249756" calcext:value-type="float">
            <text:p>-0.1305557425</text:p>
          </table:table-cell>
          <table:table-cell office:value-type="float" office:value="0.0601468765952552" calcext:value-type="float">
            <text:p>0.0601468766</text:p>
          </table:table-cell>
          <table:table-cell office:value-type="float" office:value="0.137798365733931" calcext:value-type="float">
            <text:p>0.1377983657</text:p>
          </table:table-cell>
          <table:table-cell office:value-type="float" office:value="-0.190749565159988" calcext:value-type="float">
            <text:p>-0.1907495652</text:p>
          </table:table-cell>
          <table:table-cell office:value-type="float" office:value="-0.0228085137039508" calcext:value-type="float">
            <text:p>-0.0228085137</text:p>
          </table:table-cell>
          <table:table-cell table:number-columns-repeated="100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he Godfather (1972)</text:p>
          </table:table-cell>
          <table:table-cell office:value-type="float" office:value="-0.183011657419888" calcext:value-type="float">
            <text:p>-0.1830116574</text:p>
          </table:table-cell>
          <table:table-cell office:value-type="float" office:value="0.000504628897910729" calcext:value-type="float">
            <text:p>0.0005046289</text:p>
          </table:table-cell>
          <table:table-cell office:value-type="float" office:value="-0.104087002869542" calcext:value-type="float">
            <text:p>-0.1040870029</text:p>
          </table:table-cell>
          <table:table-cell office:value-type="float" office:value="0.0153400600079635" calcext:value-type="float">
            <text:p>0.01534006</text:p>
          </table:table-cell>
          <table:table-cell office:value-type="float" office:value="0.0253256059339953" calcext:value-type="float">
            <text:p>0.0253256059</text:p>
          </table:table-cell>
          <table:table-cell office:value-type="float" office:value="0.0292912545194937" calcext:value-type="float">
            <text:p>0.0292912545</text:p>
          </table:table-cell>
          <table:table-cell office:value-type="float" office:value="0.0677815882272788" calcext:value-type="float">
            <text:p>0.0677815882</text:p>
          </table:table-cell>
          <table:table-cell office:value-type="float" office:value="0.0675946818729145" calcext:value-type="float">
            <text:p>0.0675946819</text:p>
          </table:table-cell>
          <table:table-cell office:value-type="float" office:value="-0.0130215388364496" calcext:value-type="float">
            <text:p>-0.0130215388</text:p>
          </table:table-cell>
          <table:table-cell office:value-type="float" office:value="-0.174143430500036" calcext:value-type="float">
            <text:p>-0.1741434305</text:p>
          </table:table-cell>
          <table:table-cell office:value-type="float" office:value="-0.0454777169223144" calcext:value-type="float">
            <text:p>-0.0454777169</text:p>
          </table:table-cell>
          <table:table-cell office:value-type="float" office:value="0.0367448294298276" calcext:value-type="float">
            <text:p>0.0367448294</text:p>
          </table:table-cell>
          <table:table-cell office:value-type="float" office:value="-0.0725688053921415" calcext:value-type="float">
            <text:p>-0.0725688054</text:p>
          </table:table-cell>
          <table:table-cell office:value-type="float" office:value="0.0498884853710082" calcext:value-type="float">
            <text:p>0.0498884854</text:p>
          </table:table-cell>
          <table:table-cell office:value-type="float" office:value="-0.284437279251769" calcext:value-type="float">
            <text:p>-0.2844372793</text:p>
          </table:table-cell>
          <table:table-cell table:number-columns-repeated="100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High Fidelity (2000)</text:p>
          </table:table-cell>
          <table:table-cell office:value-type="float" office:value="0.0209290242788666" calcext:value-type="float">
            <text:p>0.0209290243</text:p>
          </table:table-cell>
          <table:table-cell office:value-type="float" office:value="0.11447002036587" calcext:value-type="float">
            <text:p>0.1144700204</text:p>
          </table:table-cell>
          <table:table-cell office:value-type="float" office:value="0.0430753936673408" calcext:value-type="float">
            <text:p>0.0430753937</text:p>
          </table:table-cell>
          <table:table-cell office:value-type="float" office:value="0.0267627485603475" calcext:value-type="float">
            <text:p>0.0267627486</text:p>
          </table:table-cell>
          <table:table-cell office:value-type="float" office:value="0.0375675955241884" calcext:value-type="float">
            <text:p>0.0375675955</text:p>
          </table:table-cell>
          <table:table-cell table:style-name="ce3" office:value-type="float" office:value="-0.000094014226301349" calcext:value-type="float">
            <text:p>-9.40E-05</text:p>
          </table:table-cell>
          <table:table-cell office:value-type="float" office:value="-0.079010777434701" calcext:value-type="float">
            <text:p>-0.0790107774</text:p>
          </table:table-cell>
          <table:table-cell office:value-type="float" office:value="-0.0725371246092345" calcext:value-type="float">
            <text:p>-0.0725371246</text:p>
          </table:table-cell>
          <table:table-cell office:value-type="float" office:value="0.0288095240573815" calcext:value-type="float">
            <text:p>0.0288095241</text:p>
          </table:table-cell>
          <table:table-cell office:value-type="float" office:value="0.0348352193554424" calcext:value-type="float">
            <text:p>0.0348352194</text:p>
          </table:table-cell>
          <table:table-cell office:value-type="float" office:value="0.013822781113084" calcext:value-type="float">
            <text:p>0.0138227811</text:p>
          </table:table-cell>
          <table:table-cell office:value-type="float" office:value="0.0266525286629247" calcext:value-type="float">
            <text:p>0.0266525287</text:p>
          </table:table-cell>
          <table:table-cell office:value-type="float" office:value="-0.0130592025140519" calcext:value-type="float">
            <text:p>-0.0130592025</text:p>
          </table:table-cell>
          <table:table-cell office:value-type="float" office:value="0.010855154723887" calcext:value-type="float">
            <text:p>0.0108551547</text:p>
          </table:table-cell>
          <table:table-cell office:value-type="float" office:value="0.0452897820391031" calcext:value-type="float">
            <text:p>0.045289782</text:p>
          </table:table-cell>
          <table:table-cell table:number-columns-repeated="100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Batman (1989)</text:p>
          </table:table-cell>
          <table:table-cell office:value-type="float" office:value="0.0844156418417524" calcext:value-type="float">
            <text:p>0.0844156418</text:p>
          </table:table-cell>
          <table:table-cell office:value-type="float" office:value="0.00931059408606956" calcext:value-type="float">
            <text:p>0.0093105941</text:p>
          </table:table-cell>
          <table:table-cell office:value-type="float" office:value="0.0816803137381308" calcext:value-type="float">
            <text:p>0.0816803137</text:p>
          </table:table-cell>
          <table:table-cell office:value-type="float" office:value="-0.0270599835157993" calcext:value-type="float">
            <text:p>-0.0270599835</text:p>
          </table:table-cell>
          <table:table-cell office:value-type="float" office:value="-0.0604062197549505" calcext:value-type="float">
            <text:p>-0.0604062198</text:p>
          </table:table-cell>
          <table:table-cell office:value-type="float" office:value="0.0412511192012579" calcext:value-type="float">
            <text:p>0.0412511192</text:p>
          </table:table-cell>
          <table:table-cell office:value-type="float" office:value="-0.037900829272525" calcext:value-type="float">
            <text:p>-0.0379008293</text:p>
          </table:table-cell>
          <table:table-cell office:value-type="float" office:value="-0.0286985657512781" calcext:value-type="float">
            <text:p>-0.0286985658</text:p>
          </table:table-cell>
          <table:table-cell office:value-type="float" office:value="0.00435771203274397" calcext:value-type="float">
            <text:p>0.004357712</text:p>
          </table:table-cell>
          <table:table-cell office:value-type="float" office:value="-0.11213296084028" calcext:value-type="float">
            <text:p>-0.1121329608</text:p>
          </table:table-cell>
          <table:table-cell office:value-type="float" office:value="-0.0881232447469165" calcext:value-type="float">
            <text:p>-0.0881232447</text:p>
          </table:table-cell>
          <table:table-cell office:value-type="float" office:value="-0.0322405729486467" calcext:value-type="float">
            <text:p>-0.0322405729</text:p>
          </table:table-cell>
          <table:table-cell office:value-type="float" office:value="0.0962172548131291" calcext:value-type="float">
            <text:p>0.0962172548</text:p>
          </table:table-cell>
          <table:table-cell office:value-type="float" office:value="-0.0771645815470971" calcext:value-type="float">
            <text:p>-0.0771645815</text:p>
          </table:table-cell>
          <table:table-cell office:value-type="float" office:value="-0.162567883923251" calcext:value-type="float">
            <text:p>-0.1625678839</text:p>
          </table:table-cell>
          <table:table-cell table:number-columns-repeated="100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Batman Begins (2005)</text:p>
          </table:table-cell>
          <table:table-cell office:value-type="float" office:value="-0.0644997373872598" calcext:value-type="float">
            <text:p>-0.0644997374</text:p>
          </table:table-cell>
          <table:table-cell office:value-type="float" office:value="-0.0630955691940196" calcext:value-type="float">
            <text:p>-0.0630955692</text:p>
          </table:table-cell>
          <table:table-cell office:value-type="float" office:value="0.0394019316593091" calcext:value-type="float">
            <text:p>0.0394019317</text:p>
          </table:table-cell>
          <table:table-cell office:value-type="float" office:value="-0.0623918196085835" calcext:value-type="float">
            <text:p>-0.0623918196</text:p>
          </table:table-cell>
          <table:table-cell office:value-type="float" office:value="-0.156449493911518" calcext:value-type="float">
            <text:p>-0.1564494939</text:p>
          </table:table-cell>
          <table:table-cell office:value-type="float" office:value="-0.0756481465014062" calcext:value-type="float">
            <text:p>-0.0756481465</text:p>
          </table:table-cell>
          <table:table-cell office:value-type="float" office:value="0.084940743920744" calcext:value-type="float">
            <text:p>0.0849407439</text:p>
          </table:table-cell>
          <table:table-cell office:value-type="float" office:value="-0.191350439830976" calcext:value-type="float">
            <text:p>-0.1913504398</text:p>
          </table:table-cell>
          <table:table-cell office:value-type="float" office:value="0.0207395621738399" calcext:value-type="float">
            <text:p>0.0207395622</text:p>
          </table:table-cell>
          <table:table-cell office:value-type="float" office:value="-0.128456406587614" calcext:value-type="float">
            <text:p>-0.1284564066</text:p>
          </table:table-cell>
          <table:table-cell office:value-type="float" office:value="-0.167001739163587" calcext:value-type="float">
            <text:p>-0.1670017392</text:p>
          </table:table-cell>
          <table:table-cell office:value-type="float" office:value="-0.0211071101624771" calcext:value-type="float">
            <text:p>-0.0211071102</text:p>
          </table:table-cell>
          <table:table-cell office:value-type="float" office:value="0.219926358021718" calcext:value-type="float">
            <text:p>0.219926358</text:p>
          </table:table-cell>
          <table:table-cell office:value-type="float" office:value="0.0558888358738331" calcext:value-type="float">
            <text:p>0.0558888359</text:p>
          </table:table-cell>
          <table:table-cell office:value-type="float" office:value="0.0607326695098874" calcext:value-type="float">
            <text:p>0.0607326695</text:p>
          </table:table-cell>
          <table:table-cell table:number-columns-repeated="100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The Silence of the Lambs (1991)</text:p>
          </table:table-cell>
          <table:table-cell office:value-type="float" office:value="-0.124263499037868" calcext:value-type="float">
            <text:p>-0.124263499</text:p>
          </table:table-cell>
          <table:table-cell office:value-type="float" office:value="0.0876015077710985" calcext:value-type="float">
            <text:p>0.0876015078</text:p>
          </table:table-cell>
          <table:table-cell office:value-type="float" office:value="-0.0532517420775076" calcext:value-type="float">
            <text:p>-0.0532517421</text:p>
          </table:table-cell>
          <table:table-cell office:value-type="float" office:value="-0.00718034580788532" calcext:value-type="float">
            <text:p>-0.0071803458</text:p>
          </table:table-cell>
          <table:table-cell office:value-type="float" office:value="0.0273181411683211" calcext:value-type="float">
            <text:p>0.0273181412</text:p>
          </table:table-cell>
          <table:table-cell office:value-type="float" office:value="0.0146087040626415" calcext:value-type="float">
            <text:p>0.0146087041</text:p>
          </table:table-cell>
          <table:table-cell office:value-type="float" office:value="-0.00353425080425055" calcext:value-type="float">
            <text:p>-0.0035342508</text:p>
          </table:table-cell>
          <table:table-cell office:value-type="float" office:value="0.0209309811220431" calcext:value-type="float">
            <text:p>0.0209309811</text:p>
          </table:table-cell>
          <table:table-cell office:value-type="float" office:value="0.0175931057958158" calcext:value-type="float">
            <text:p>0.0175931058</text:p>
          </table:table-cell>
          <table:table-cell office:value-type="float" office:value="-0.0951813254670515" calcext:value-type="float">
            <text:p>-0.0951813255</text:p>
          </table:table-cell>
          <table:table-cell office:value-type="float" office:value="0.0241751357744172" calcext:value-type="float">
            <text:p>0.0241751358</text:p>
          </table:table-cell>
          <table:table-cell office:value-type="float" office:value="-0.0250675099779523" calcext:value-type="float">
            <text:p>-0.02506751</text:p>
          </table:table-cell>
          <table:table-cell office:value-type="float" office:value="-0.0205041959765949" calcext:value-type="float">
            <text:p>-0.020504196</text:p>
          </table:table-cell>
          <table:table-cell office:value-type="float" office:value="-0.0714599797102287" calcext:value-type="float">
            <text:p>-0.0714599797</text:p>
          </table:table-cell>
          <table:table-cell office:value-type="float" office:value="-0.121268399590221" calcext:value-type="float">
            <text:p>-0.1212683996</text:p>
          </table:table-cell>
          <table:table-cell table:number-columns-repeated="100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Fargo (1996)</text:p>
          </table:table-cell>
          <table:table-cell office:value-type="float" office:value="-0.0436820289570057" calcext:value-type="float">
            <text:p>-0.043682029</text:p>
          </table:table-cell>
          <table:table-cell office:value-type="float" office:value="0.1615586592506" calcext:value-type="float">
            <text:p>0.1615586593</text:p>
          </table:table-cell>
          <table:table-cell office:value-type="float" office:value="0.0334186660514986" calcext:value-type="float">
            <text:p>0.0334186661</text:p>
          </table:table-cell>
          <table:table-cell office:value-type="float" office:value="0.0222726997810968" calcext:value-type="float">
            <text:p>0.0222726998</text:p>
          </table:table-cell>
          <table:table-cell office:value-type="float" office:value="-0.00913934428068094" calcext:value-type="float">
            <text:p>-0.0091393443</text:p>
          </table:table-cell>
          <table:table-cell office:value-type="float" office:value="-0.0151728293486263" calcext:value-type="float">
            <text:p>-0.0151728293</text:p>
          </table:table-cell>
          <table:table-cell office:value-type="float" office:value="-0.0734756550152129" calcext:value-type="float">
            <text:p>-0.073475655</text:p>
          </table:table-cell>
          <table:table-cell office:value-type="float" office:value="-0.0418350902259858" calcext:value-type="float">
            <text:p>-0.0418350902</text:p>
          </table:table-cell>
          <table:table-cell office:value-type="float" office:value="0.0734748018635422" calcext:value-type="float">
            <text:p>0.0734748019</text:p>
          </table:table-cell>
          <table:table-cell office:value-type="float" office:value="-0.0529473541051829" calcext:value-type="float">
            <text:p>-0.0529473541</text:p>
          </table:table-cell>
          <table:table-cell office:value-type="float" office:value="-0.0143895170170674" calcext:value-type="float">
            <text:p>-0.014389517</text:p>
          </table:table-cell>
          <table:table-cell office:value-type="float" office:value="0.0211473729375865" calcext:value-type="float">
            <text:p>0.0211473729</text:p>
          </table:table-cell>
          <table:table-cell office:value-type="float" office:value="-0.101911794209738" calcext:value-type="float">
            <text:p>-0.1019117942</text:p>
          </table:table-cell>
          <table:table-cell office:value-type="float" office:value="0.0298724691304516" calcext:value-type="float">
            <text:p>0.0298724691</text:p>
          </table:table-cell>
          <table:table-cell office:value-type="float" office:value="0.000430141950090556" calcext:value-type="float">
            <text:p>0.000430142</text:p>
          </table:table-cell>
          <table:table-cell table:number-columns-repeated="100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The Shawshank Redemption (1994)</text:p>
          </table:table-cell>
          <table:table-cell office:value-type="float" office:value="-0.19484441472151" calcext:value-type="float">
            <text:p>-0.1948444147</text:p>
          </table:table-cell>
          <table:table-cell office:value-type="float" office:value="-0.0080672245762983" calcext:value-type="float">
            <text:p>-0.0080672246</text:p>
          </table:table-cell>
          <table:table-cell office:value-type="float" office:value="-0.17966293403922" calcext:value-type="float">
            <text:p>-0.179662934</text:p>
          </table:table-cell>
          <table:table-cell office:value-type="float" office:value="-0.0160051116274677" calcext:value-type="float">
            <text:p>-0.0160051116</text:p>
          </table:table-cell>
          <table:table-cell office:value-type="float" office:value="0.0350376478708075" calcext:value-type="float">
            <text:p>0.0350376479</text:p>
          </table:table-cell>
          <table:table-cell office:value-type="float" office:value="-0.0126153572477165" calcext:value-type="float">
            <text:p>-0.0126153572</text:p>
          </table:table-cell>
          <table:table-cell office:value-type="float" office:value="0.0314936163498447" calcext:value-type="float">
            <text:p>0.0314936163</text:p>
          </table:table-cell>
          <table:table-cell office:value-type="float" office:value="-0.0147809528672276" calcext:value-type="float">
            <text:p>-0.0147809529</text:p>
          </table:table-cell>
          <table:table-cell office:value-type="float" office:value="0.00332142634800641" calcext:value-type="float">
            <text:p>0.0033214263</text:p>
          </table:table-cell>
          <table:table-cell office:value-type="float" office:value="-0.0947428932051139" calcext:value-type="float">
            <text:p>-0.0947428932</text:p>
          </table:table-cell>
          <table:table-cell office:value-type="float" office:value="-0.0275655240630779" calcext:value-type="float">
            <text:p>-0.0275655241</text:p>
          </table:table-cell>
          <table:table-cell office:value-type="float" office:value="0.0711824241259167" calcext:value-type="float">
            <text:p>0.0711824241</text:p>
          </table:table-cell>
          <table:table-cell office:value-type="float" office:value="0.0238110288753938" calcext:value-type="float">
            <text:p>0.0238110289</text:p>
          </table:table-cell>
          <table:table-cell office:value-type="float" office:value="-0.121596615069294" calcext:value-type="float">
            <text:p>-0.1215966151</text:p>
          </table:table-cell>
          <table:table-cell office:value-type="float" office:value="-0.0978285034692045" calcext:value-type="float">
            <text:p>-0.0978285035</text:p>
          </table:table-cell>
          <table:table-cell table:number-columns-repeated="100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Terminator 2: Judgment Day (1991)</text:p>
          </table:table-cell>
          <table:table-cell office:value-type="float" office:value="-0.0430837635670049" calcext:value-type="float">
            <text:p>-0.0430837636</text:p>
          </table:table-cell>
          <table:table-cell office:value-type="float" office:value="-0.0778268204579333" calcext:value-type="float">
            <text:p>-0.0778268205</text:p>
          </table:table-cell>
          <table:table-cell office:value-type="float" office:value="0.0412303284219912" calcext:value-type="float">
            <text:p>0.0412303284</text:p>
          </table:table-cell>
          <table:table-cell office:value-type="float" office:value="-0.0995679312531147" calcext:value-type="float">
            <text:p>-0.0995679313</text:p>
          </table:table-cell>
          <table:table-cell office:value-type="float" office:value="-0.187589241853648" calcext:value-type="float">
            <text:p>-0.1875892419</text:p>
          </table:table-cell>
          <table:table-cell office:value-type="float" office:value="0.174559706186236" calcext:value-type="float">
            <text:p>0.1745597062</text:p>
          </table:table-cell>
          <table:table-cell office:value-type="float" office:value="0.0788593842222093" calcext:value-type="float">
            <text:p>0.0788593842</text:p>
          </table:table-cell>
          <table:table-cell office:value-type="float" office:value="0.0437572189421405" calcext:value-type="float">
            <text:p>0.0437572189</text:p>
          </table:table-cell>
          <table:table-cell office:value-type="float" office:value="0.199076831927126" calcext:value-type="float">
            <text:p>0.1990768319</text:p>
          </table:table-cell>
          <table:table-cell office:value-type="float" office:value="-0.0599333554113" calcext:value-type="float">
            <text:p>-0.0599333554</text:p>
          </table:table-cell>
          <table:table-cell office:value-type="float" office:value="0.124428305366196" calcext:value-type="float">
            <text:p>0.1244283054</text:p>
          </table:table-cell>
          <table:table-cell office:value-type="float" office:value="-0.0955486033603059" calcext:value-type="float">
            <text:p>-0.0955486034</text:p>
          </table:table-cell>
          <table:table-cell office:value-type="float" office:value="-0.0472376167396076" calcext:value-type="float">
            <text:p>-0.0472376167</text:p>
          </table:table-cell>
          <table:table-cell office:value-type="float" office:value="-0.0492029067845581" calcext:value-type="float">
            <text:p>-0.0492029068</text:p>
          </table:table-cell>
          <table:table-cell office:value-type="float" office:value="-0.0629513935652044" calcext:value-type="float">
            <text:p>-0.0629513936</text:p>
          </table:table-cell>
          <table:table-cell table:number-columns-repeated="100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Jurassic Park (1993)</text:p>
          </table:table-cell>
          <table:table-cell office:value-type="float" office:value="-0.00730503430833976" calcext:value-type="float">
            <text:p>-0.0073050343</text:p>
          </table:table-cell>
          <table:table-cell office:value-type="float" office:value="-0.10048242820759" calcext:value-type="float">
            <text:p>-0.1004824282</text:p>
          </table:table-cell>
          <table:table-cell office:value-type="float" office:value="-0.049081152274739" calcext:value-type="float">
            <text:p>-0.0490811523</text:p>
          </table:table-cell>
          <table:table-cell office:value-type="float" office:value="0.0467139643476186" calcext:value-type="float">
            <text:p>0.0467139643</text:p>
          </table:table-cell>
          <table:table-cell office:value-type="float" office:value="-0.124252342660561" calcext:value-type="float">
            <text:p>-0.1242523427</text:p>
          </table:table-cell>
          <table:table-cell office:value-type="float" office:value="0.0925839909679584" calcext:value-type="float">
            <text:p>0.092583991</text:p>
          </table:table-cell>
          <table:table-cell office:value-type="float" office:value="0.0251792843563947" calcext:value-type="float">
            <text:p>0.0251792844</text:p>
          </table:table-cell>
          <table:table-cell office:value-type="float" office:value="0.0614277384586713" calcext:value-type="float">
            <text:p>0.0614277385</text:p>
          </table:table-cell>
          <table:table-cell office:value-type="float" office:value="0.181790927054181" calcext:value-type="float">
            <text:p>0.1817909271</text:p>
          </table:table-cell>
          <table:table-cell office:value-type="float" office:value="-0.0740317308885779" calcext:value-type="float">
            <text:p>-0.0740317309</text:p>
          </table:table-cell>
          <table:table-cell office:value-type="float" office:value="0.126708364066009" calcext:value-type="float">
            <text:p>0.1267083641</text:p>
          </table:table-cell>
          <table:table-cell office:value-type="float" office:value="-0.0638369996497915" calcext:value-type="float">
            <text:p>-0.0638369996</text:p>
          </table:table-cell>
          <table:table-cell office:value-type="float" office:value="0.0101153131833217" calcext:value-type="float">
            <text:p>0.0101153132</text:p>
          </table:table-cell>
          <table:table-cell office:value-type="float" office:value="-0.000735669762735313" calcext:value-type="float">
            <text:p>-0.0007356698</text:p>
          </table:table-cell>
          <table:table-cell office:value-type="float" office:value="0.183984656984086" calcext:value-type="float">
            <text:p>0.183984657</text:p>
          </table:table-cell>
          <table:table-cell table:number-columns-repeated="1007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Kill Bill: Vol. 2 (2004)</text:p>
          </table:table-cell>
          <table:table-cell office:value-type="float" office:value="-0.0225705153805671" calcext:value-type="float">
            <text:p>-0.0225705154</text:p>
          </table:table-cell>
          <table:table-cell office:value-type="float" office:value="0.1578359326786" calcext:value-type="float">
            <text:p>0.1578359327</text:p>
          </table:table-cell>
          <table:table-cell office:value-type="float" office:value="0.18562952965257" calcext:value-type="float">
            <text:p>0.1856295297</text:p>
          </table:table-cell>
          <table:table-cell office:value-type="float" office:value="-0.165117125570185" calcext:value-type="float">
            <text:p>-0.1651171256</text:p>
          </table:table-cell>
          <table:table-cell office:value-type="float" office:value="0.0132787352051823" calcext:value-type="float">
            <text:p>0.0132787352</text:p>
          </table:table-cell>
          <table:table-cell office:value-type="float" office:value="-0.139532933332651" calcext:value-type="float">
            <text:p>-0.1395329333</text:p>
          </table:table-cell>
          <table:table-cell office:value-type="float" office:value="0.167630830913835" calcext:value-type="float">
            <text:p>0.1676308309</text:p>
          </table:table-cell>
          <table:table-cell office:value-type="float" office:value="0.474934332526445" calcext:value-type="float">
            <text:p>0.4749343325</text:p>
          </table:table-cell>
          <table:table-cell office:value-type="float" office:value="0.00624221141957597" calcext:value-type="float">
            <text:p>0.0062422114</text:p>
          </table:table-cell>
          <table:table-cell office:value-type="float" office:value="0.0509948984062942" calcext:value-type="float">
            <text:p>0.0509948984</text:p>
          </table:table-cell>
          <table:table-cell office:value-type="float" office:value="-0.126179564658911" calcext:value-type="float">
            <text:p>-0.1261795647</text:p>
          </table:table-cell>
          <table:table-cell office:value-type="float" office:value="0.0526325762247442" calcext:value-type="float">
            <text:p>0.0526325762</text:p>
          </table:table-cell>
          <table:table-cell office:value-type="float" office:value="0.0805905913969999" calcext:value-type="float">
            <text:p>0.0805905914</text:p>
          </table:table-cell>
          <table:table-cell office:value-type="float" office:value="-0.0371679835394541" calcext:value-type="float">
            <text:p>-0.0371679835</text:p>
          </table:table-cell>
          <table:table-cell office:value-type="float" office:value="0.111414781452558" calcext:value-type="float">
            <text:p>0.1114147815</text:p>
          </table:table-cell>
          <table:table-cell table:number-columns-repeated="1007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Batman Forever (1995)</text:p>
          </table:table-cell>
          <table:table-cell office:value-type="float" office:value="0.218089252813593" calcext:value-type="float">
            <text:p>0.2180892528</text:p>
          </table:table-cell>
          <table:table-cell office:value-type="float" office:value="-0.00932367622415231" calcext:value-type="float">
            <text:p>-0.0093236762</text:p>
          </table:table-cell>
          <table:table-cell office:value-type="float" office:value="0.0507253902020577" calcext:value-type="float">
            <text:p>0.0507253902</text:p>
          </table:table-cell>
          <table:table-cell office:value-type="float" office:value="-0.0732245441431935" calcext:value-type="float">
            <text:p>-0.0732245441</text:p>
          </table:table-cell>
          <table:table-cell office:value-type="float" office:value="0.083830391552578" calcext:value-type="float">
            <text:p>0.0838303916</text:p>
          </table:table-cell>
          <table:table-cell office:value-type="float" office:value="-0.0102051457467885" calcext:value-type="float">
            <text:p>-0.0102051457</text:p>
          </table:table-cell>
          <table:table-cell office:value-type="float" office:value="-0.116476516786724" calcext:value-type="float">
            <text:p>-0.1164765168</text:p>
          </table:table-cell>
          <table:table-cell office:value-type="float" office:value="-0.03497416651626" calcext:value-type="float">
            <text:p>-0.0349741665</text:p>
          </table:table-cell>
          <table:table-cell office:value-type="float" office:value="-0.199161531486897" calcext:value-type="float">
            <text:p>-0.1991615315</text:p>
          </table:table-cell>
          <table:table-cell office:value-type="float" office:value="-0.0900100277519804" calcext:value-type="float">
            <text:p>-0.0900100278</text:p>
          </table:table-cell>
          <table:table-cell office:value-type="float" office:value="-0.065392158218318" calcext:value-type="float">
            <text:p>-0.0653921582</text:p>
          </table:table-cell>
          <table:table-cell office:value-type="float" office:value="-0.0100134711469192" calcext:value-type="float">
            <text:p>-0.0100134711</text:p>
          </table:table-cell>
          <table:table-cell office:value-type="float" office:value="0.0421871304317887" calcext:value-type="float">
            <text:p>0.0421871304</text:p>
          </table:table-cell>
          <table:table-cell office:value-type="float" office:value="-0.0947282170554232" calcext:value-type="float">
            <text:p>-0.0947282171</text:p>
          </table:table-cell>
          <table:table-cell office:value-type="float" office:value="-0.245821078044653" calcext:value-type="float">
            <text:p>-0.245821078</text:p>
          </table:table-cell>
          <table:table-cell table:number-columns-repeated="1007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chindler's List (1993)</text:p>
          </table:table-cell>
          <table:table-cell office:value-type="float" office:value="-0.137712479319316" calcext:value-type="float">
            <text:p>-0.1377124793</text:p>
          </table:table-cell>
          <table:table-cell office:value-type="float" office:value="-0.00498910841351149" calcext:value-type="float">
            <text:p>-0.0049891084</text:p>
          </table:table-cell>
          <table:table-cell office:value-type="float" office:value="-0.119656103812026" calcext:value-type="float">
            <text:p>-0.1196561038</text:p>
          </table:table-cell>
          <table:table-cell office:value-type="float" office:value="0.043985459718708" calcext:value-type="float">
            <text:p>0.0439854597</text:p>
          </table:table-cell>
          <table:table-cell office:value-type="float" office:value="0.0963045964748315" calcext:value-type="float">
            <text:p>0.0963045965</text:p>
          </table:table-cell>
          <table:table-cell office:value-type="float" office:value="0.0415339275881994" calcext:value-type="float">
            <text:p>0.0415339276</text:p>
          </table:table-cell>
          <table:table-cell office:value-type="float" office:value="-0.0198621003177272" calcext:value-type="float">
            <text:p>-0.0198621003</text:p>
          </table:table-cell>
          <table:table-cell office:value-type="float" office:value="0.0693379837974078" calcext:value-type="float">
            <text:p>0.0693379838</text:p>
          </table:table-cell>
          <table:table-cell office:value-type="float" office:value="-0.0310090071234998" calcext:value-type="float">
            <text:p>-0.0310090071</text:p>
          </table:table-cell>
          <table:table-cell office:value-type="float" office:value="-0.112168728918261" calcext:value-type="float">
            <text:p>-0.1121687289</text:p>
          </table:table-cell>
          <table:table-cell office:value-type="float" office:value="-0.00752311162090466" calcext:value-type="float">
            <text:p>-0.0075231116</text:p>
          </table:table-cell>
          <table:table-cell office:value-type="float" office:value="0.0559414341691542" calcext:value-type="float">
            <text:p>0.0559414342</text:p>
          </table:table-cell>
          <table:table-cell office:value-type="float" office:value="0.000765646127356967" calcext:value-type="float">
            <text:p>0.0007656461</text:p>
          </table:table-cell>
          <table:table-cell office:value-type="float" office:value="-0.104491357883593" calcext:value-type="float">
            <text:p>-0.1044913579</text:p>
          </table:table-cell>
          <table:table-cell office:value-type="float" office:value="-0.0537996912724513" calcext:value-type="float">
            <text:p>-0.0537996913</text:p>
          </table:table-cell>
          <table:table-cell table:number-columns-repeated="100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A Beautiful Mind (2001)</text:p>
          </table:table-cell>
          <table:table-cell office:value-type="float" office:value="-0.120418858159291" calcext:value-type="float">
            <text:p>-0.1204188582</text:p>
          </table:table-cell>
          <table:table-cell office:value-type="float" office:value="-0.0569065650984658" calcext:value-type="float">
            <text:p>-0.0569065651</text:p>
          </table:table-cell>
          <table:table-cell office:value-type="float" office:value="-0.20840540432215" calcext:value-type="float">
            <text:p>-0.2084054043</text:p>
          </table:table-cell>
          <table:table-cell office:value-type="float" office:value="-0.0238457638414131" calcext:value-type="float">
            <text:p>-0.0238457638</text:p>
          </table:table-cell>
          <table:table-cell office:value-type="float" office:value="0.116493354227066" calcext:value-type="float">
            <text:p>0.1164933542</text:p>
          </table:table-cell>
          <table:table-cell office:value-type="float" office:value="-0.0404623662992406" calcext:value-type="float">
            <text:p>-0.0404623663</text:p>
          </table:table-cell>
          <table:table-cell office:value-type="float" office:value="-0.034776520319647" calcext:value-type="float">
            <text:p>-0.0347765203</text:p>
          </table:table-cell>
          <table:table-cell office:value-type="float" office:value="0.0177894379650013" calcext:value-type="float">
            <text:p>0.017789438</text:p>
          </table:table-cell>
          <table:table-cell office:value-type="float" office:value="-0.110152603402573" calcext:value-type="float">
            <text:p>-0.1101526034</text:p>
          </table:table-cell>
          <table:table-cell office:value-type="float" office:value="-0.0249671334389776" calcext:value-type="float">
            <text:p>-0.0249671334</text:p>
          </table:table-cell>
          <table:table-cell office:value-type="float" office:value="0.0440969043874428" calcext:value-type="float">
            <text:p>0.0440969044</text:p>
          </table:table-cell>
          <table:table-cell office:value-type="float" office:value="0.00613861748909243" calcext:value-type="float">
            <text:p>0.0061386175</text:p>
          </table:table-cell>
          <table:table-cell office:value-type="float" office:value="-0.00984224043079992" calcext:value-type="float">
            <text:p>-0.0098422404</text:p>
          </table:table-cell>
          <table:table-cell office:value-type="float" office:value="-0.0279952156201504" calcext:value-type="float">
            <text:p>-0.0279952156</text:p>
          </table:table-cell>
          <table:table-cell office:value-type="float" office:value="0.00989561741703934" calcext:value-type="float">
            <text:p>0.0098956174</text:p>
          </table:table-cell>
          <table:table-cell table:number-columns-repeated="1007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Erin Brockovich (2000)</text:p>
          </table:table-cell>
          <table:table-cell office:value-type="float" office:value="0.0577601805914174" calcext:value-type="float">
            <text:p>0.0577601806</text:p>
          </table:table-cell>
          <table:table-cell office:value-type="float" office:value="0.0802329483963172" calcext:value-type="float">
            <text:p>0.0802329484</text:p>
          </table:table-cell>
          <table:table-cell office:value-type="float" office:value="-0.101428641400536" calcext:value-type="float">
            <text:p>-0.1014286414</text:p>
          </table:table-cell>
          <table:table-cell office:value-type="float" office:value="0.0485380948653031" calcext:value-type="float">
            <text:p>0.0485380949</text:p>
          </table:table-cell>
          <table:table-cell office:value-type="float" office:value="0.114726634377235" calcext:value-type="float">
            <text:p>0.1147266344</text:p>
          </table:table-cell>
          <table:table-cell office:value-type="float" office:value="-0.0340698230469947" calcext:value-type="float">
            <text:p>-0.034069823</text:p>
          </table:table-cell>
          <table:table-cell office:value-type="float" office:value="-0.122941937128994" calcext:value-type="float">
            <text:p>-0.1229419371</text:p>
          </table:table-cell>
          <table:table-cell office:value-type="float" office:value="0.0297457692197542" calcext:value-type="float">
            <text:p>0.0297457692</text:p>
          </table:table-cell>
          <table:table-cell office:value-type="float" office:value="0.0259120635243601" calcext:value-type="float">
            <text:p>0.0259120635</text:p>
          </table:table-cell>
          <table:table-cell office:value-type="float" office:value="0.0888964613757072" calcext:value-type="float">
            <text:p>0.0888964614</text:p>
          </table:table-cell>
          <table:table-cell office:value-type="float" office:value="-0.0031020541215946" calcext:value-type="float">
            <text:p>-0.0031020541</text:p>
          </table:table-cell>
          <table:table-cell office:value-type="float" office:value="0.0161845343178179" calcext:value-type="float">
            <text:p>0.0161845343</text:p>
          </table:table-cell>
          <table:table-cell office:value-type="float" office:value="-0.0159942193044596" calcext:value-type="float">
            <text:p>-0.0159942193</text:p>
          </table:table-cell>
          <table:table-cell office:value-type="float" office:value="-0.0181941413585537" calcext:value-type="float">
            <text:p>-0.0181941414</text:p>
          </table:table-cell>
          <table:table-cell office:value-type="float" office:value="0.0142648182822103" calcext:value-type="float">
            <text:p>0.0142648183</text:p>
          </table:table-cell>
          <table:table-cell table:number-columns-repeated="100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Fight Club (1999)</text:p>
          </table:table-cell>
          <table:table-cell office:value-type="float" office:value="-0.153232886614186" calcext:value-type="float">
            <text:p>-0.1532328866</text:p>
          </table:table-cell>
          <table:table-cell office:value-type="float" office:value="0.15357746470206" calcext:value-type="float">
            <text:p>0.1535774647</text:p>
          </table:table-cell>
          <table:table-cell office:value-type="float" office:value="0.000549356570319611" calcext:value-type="float">
            <text:p>0.0005493566</text:p>
          </table:table-cell>
          <table:table-cell office:value-type="float" office:value="-0.0773671887115239" calcext:value-type="float">
            <text:p>-0.0773671887</text:p>
          </table:table-cell>
          <table:table-cell office:value-type="float" office:value="-0.0101343737921061" calcext:value-type="float">
            <text:p>-0.0101343738</text:p>
          </table:table-cell>
          <table:table-cell office:value-type="float" office:value="-0.0205675225723732" calcext:value-type="float">
            <text:p>-0.0205675226</text:p>
          </table:table-cell>
          <table:table-cell office:value-type="float" office:value="0.0957827925550412" calcext:value-type="float">
            <text:p>0.0957827926</text:p>
          </table:table-cell>
          <table:table-cell office:value-type="float" office:value="-0.105130237626936" calcext:value-type="float">
            <text:p>-0.1051302376</text:p>
          </table:table-cell>
          <table:table-cell office:value-type="float" office:value="-0.103723950334703" calcext:value-type="float">
            <text:p>-0.1037239503</text:p>
          </table:table-cell>
          <table:table-cell office:value-type="float" office:value="-0.0372385820439107" calcext:value-type="float">
            <text:p>-0.037238582</text:p>
          </table:table-cell>
          <table:table-cell office:value-type="float" office:value="0.0904630546876032" calcext:value-type="float">
            <text:p>0.0904630547</text:p>
          </table:table-cell>
          <table:table-cell office:value-type="float" office:value="-0.068517338609311" calcext:value-type="float">
            <text:p>-0.0685173386</text:p>
          </table:table-cell>
          <table:table-cell office:value-type="float" office:value="0.143593337660421" calcext:value-type="float">
            <text:p>0.1435933377</text:p>
          </table:table-cell>
          <table:table-cell office:value-type="float" office:value="0.0948033523389648" calcext:value-type="float">
            <text:p>0.0948033523</text:p>
          </table:table-cell>
          <table:table-cell office:value-type="float" office:value="-0.0908487503488007" calcext:value-type="float">
            <text:p>-0.0908487503</text:p>
          </table:table-cell>
          <table:table-cell table:number-columns-repeated="100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pider-Man (2002)</text:p>
          </table:table-cell>
          <table:table-cell office:value-type="float" office:value="0.110887309328737" calcext:value-type="float">
            <text:p>0.1108873093</text:p>
          </table:table-cell>
          <table:table-cell office:value-type="float" office:value="-0.0858823697722299" calcext:value-type="float">
            <text:p>-0.0858823698</text:p>
          </table:table-cell>
          <table:table-cell office:value-type="float" office:value="0.0462104897783134" calcext:value-type="float">
            <text:p>0.0462104898</text:p>
          </table:table-cell>
          <table:table-cell office:value-type="float" office:value="-0.0396786724983763" calcext:value-type="float">
            <text:p>-0.0396786725</text:p>
          </table:table-cell>
          <table:table-cell office:value-type="float" office:value="-0.155361624558331" calcext:value-type="float">
            <text:p>-0.1553616246</text:p>
          </table:table-cell>
          <table:table-cell office:value-type="float" office:value="-0.129599161285547" calcext:value-type="float">
            <text:p>-0.1295991613</text:p>
          </table:table-cell>
          <table:table-cell office:value-type="float" office:value="-0.0114173841328131" calcext:value-type="float">
            <text:p>-0.0114173841</text:p>
          </table:table-cell>
          <table:table-cell office:value-type="float" office:value="-0.0570170947497531" calcext:value-type="float">
            <text:p>-0.0570170947</text:p>
          </table:table-cell>
          <table:table-cell office:value-type="float" office:value="0.0508264568695397" calcext:value-type="float">
            <text:p>0.0508264569</text:p>
          </table:table-cell>
          <table:table-cell office:value-type="float" office:value="-0.203193117294801" calcext:value-type="float">
            <text:p>-0.2031931173</text:p>
          </table:table-cell>
          <table:table-cell office:value-type="float" office:value="-0.215100595070454" calcext:value-type="float">
            <text:p>-0.2151005951</text:p>
          </table:table-cell>
          <table:table-cell office:value-type="float" office:value="-0.125213733716124" calcext:value-type="float">
            <text:p>-0.1252137337</text:p>
          </table:table-cell>
          <table:table-cell office:value-type="float" office:value="-0.149297190486647" calcext:value-type="float">
            <text:p>-0.1492971905</text:p>
          </table:table-cell>
          <table:table-cell office:value-type="float" office:value="-0.285779076401159" calcext:value-type="float">
            <text:p>-0.2857790764</text:p>
          </table:table-cell>
          <table:table-cell office:value-type="float" office:value="-0.0130420528480497" calcext:value-type="float">
            <text:p>-0.0130420528</text:p>
          </table:table-cell>
          <table:table-cell table:number-columns-repeated="100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pider-Man 2 (2004)</text:p>
          </table:table-cell>
          <table:table-cell office:value-type="float" office:value="0.15664480976902" calcext:value-type="float">
            <text:p>0.1566448098</text:p>
          </table:table-cell>
          <table:table-cell office:value-type="float" office:value="-0.0716418415913422" calcext:value-type="float">
            <text:p>-0.0716418416</text:p>
          </table:table-cell>
          <table:table-cell office:value-type="float" office:value="0.0588545528378548" calcext:value-type="float">
            <text:p>0.0588545528</text:p>
          </table:table-cell>
          <table:table-cell office:value-type="float" office:value="-0.0406576634757481" calcext:value-type="float">
            <text:p>-0.0406576635</text:p>
          </table:table-cell>
          <table:table-cell office:value-type="float" office:value="-0.135108970316925" calcext:value-type="float">
            <text:p>-0.1351089703</text:p>
          </table:table-cell>
          <table:table-cell office:value-type="float" office:value="-0.165672928810506" calcext:value-type="float">
            <text:p>-0.1656729288</text:p>
          </table:table-cell>
          <table:table-cell office:value-type="float" office:value="-0.0246121806245628" calcext:value-type="float">
            <text:p>-0.0246121806</text:p>
          </table:table-cell>
          <table:table-cell office:value-type="float" office:value="-0.0551755152843665" calcext:value-type="float">
            <text:p>-0.0551755153</text:p>
          </table:table-cell>
          <table:table-cell office:value-type="float" office:value="0.0383972323430384" calcext:value-type="float">
            <text:p>0.0383972323</text:p>
          </table:table-cell>
          <table:table-cell office:value-type="float" office:value="-0.214464163762258" calcext:value-type="float">
            <text:p>-0.2144641638</text:p>
          </table:table-cell>
          <table:table-cell office:value-type="float" office:value="-0.269877670565163" calcext:value-type="float">
            <text:p>-0.2698776706</text:p>
          </table:table-cell>
          <table:table-cell office:value-type="float" office:value="-0.145125624124227" calcext:value-type="float">
            <text:p>-0.1451256241</text:p>
          </table:table-cell>
          <table:table-cell office:value-type="float" office:value="-0.177936363994916" calcext:value-type="float">
            <text:p>-0.177936364</text:p>
          </table:table-cell>
          <table:table-cell office:value-type="float" office:value="-0.296453912162628" calcext:value-type="float">
            <text:p>-0.2964539122</text:p>
          </table:table-cell>
          <table:table-cell office:value-type="float" office:value="-0.0571617071557518" calcext:value-type="float">
            <text:p>-0.0571617072</text:p>
          </table:table-cell>
          <table:table-cell table:number-columns-repeated="1007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Apollo 13 (1995)</text:p>
          </table:table-cell>
          <table:table-cell office:value-type="float" office:value="-0.00775576699551156" calcext:value-type="float">
            <text:p>-0.007755767</text:p>
          </table:table-cell>
          <table:table-cell office:value-type="float" office:value="0.00467157435461569" calcext:value-type="float">
            <text:p>0.0046715744</text:p>
          </table:table-cell>
          <table:table-cell office:value-type="float" office:value="-0.0384951017358358" calcext:value-type="float">
            <text:p>-0.0384951017</text:p>
          </table:table-cell>
          <table:table-cell office:value-type="float" office:value="-0.000509933412772715" calcext:value-type="float">
            <text:p>-0.0005099334</text:p>
          </table:table-cell>
          <table:table-cell office:value-type="float" office:value="-0.00617872388255706" calcext:value-type="float">
            <text:p>-0.0061787239</text:p>
          </table:table-cell>
          <table:table-cell office:value-type="float" office:value="0.0408081869368562" calcext:value-type="float">
            <text:p>0.0408081869</text:p>
          </table:table-cell>
          <table:table-cell office:value-type="float" office:value="-0.138586464155603" calcext:value-type="float">
            <text:p>-0.1385864642</text:p>
          </table:table-cell>
          <table:table-cell office:value-type="float" office:value="-0.0203098864637864" calcext:value-type="float">
            <text:p>-0.0203098865</text:p>
          </table:table-cell>
          <table:table-cell office:value-type="float" office:value="0.0665534988944045" calcext:value-type="float">
            <text:p>0.0665534989</text:p>
          </table:table-cell>
          <table:table-cell office:value-type="float" office:value="0.037378370285086" calcext:value-type="float">
            <text:p>0.0373783703</text:p>
          </table:table-cell>
          <table:table-cell office:value-type="float" office:value="0.00741607900307523" calcext:value-type="float">
            <text:p>0.007416079</text:p>
          </table:table-cell>
          <table:table-cell office:value-type="float" office:value="0.0663927374118579" calcext:value-type="float">
            <text:p>0.0663927374</text:p>
          </table:table-cell>
          <table:table-cell office:value-type="float" office:value="-0.0558689780093747" calcext:value-type="float">
            <text:p>-0.055868978</text:p>
          </table:table-cell>
          <table:table-cell office:value-type="float" office:value="-0.05791476502543" calcext:value-type="float">
            <text:p>-0.057914765</text:p>
          </table:table-cell>
          <table:table-cell office:value-type="float" office:value="0.0995928696147506" calcext:value-type="float">
            <text:p>0.0995928696</text:p>
          </table:table-cell>
          <table:table-cell table:number-columns-repeated="1007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Dances with Wolves (1990)</text:p>
          </table:table-cell>
          <table:table-cell office:value-type="float" office:value="0.014650651783356" calcext:value-type="float">
            <text:p>0.0146506518</text:p>
          </table:table-cell>
          <table:table-cell office:value-type="float" office:value="0.0229240662926572" calcext:value-type="float">
            <text:p>0.0229240663</text:p>
          </table:table-cell>
          <table:table-cell office:value-type="float" office:value="-0.0692752727435672" calcext:value-type="float">
            <text:p>-0.0692752727</text:p>
          </table:table-cell>
          <table:table-cell office:value-type="float" office:value="0.0495953905786571" calcext:value-type="float">
            <text:p>0.0495953906</text:p>
          </table:table-cell>
          <table:table-cell office:value-type="float" office:value="0.123291953370574" calcext:value-type="float">
            <text:p>0.1232919534</text:p>
          </table:table-cell>
          <table:table-cell office:value-type="float" office:value="0.0400149580161638" calcext:value-type="float">
            <text:p>0.040014958</text:p>
          </table:table-cell>
          <table:table-cell office:value-type="float" office:value="-0.0820352474649909" calcext:value-type="float">
            <text:p>-0.0820352475</text:p>
          </table:table-cell>
          <table:table-cell office:value-type="float" office:value="0.0168284097412878" calcext:value-type="float">
            <text:p>0.0168284097</text:p>
          </table:table-cell>
          <table:table-cell office:value-type="float" office:value="0.0275794415354106" calcext:value-type="float">
            <text:p>0.0275794415</text:p>
          </table:table-cell>
          <table:table-cell office:value-type="float" office:value="0.0293750269316283" calcext:value-type="float">
            <text:p>0.0293750269</text:p>
          </table:table-cell>
          <table:table-cell office:value-type="float" office:value="-0.00602294506502683" calcext:value-type="float">
            <text:p>-0.0060229451</text:p>
          </table:table-cell>
          <table:table-cell office:value-type="float" office:value="0.00147153634670913" calcext:value-type="float">
            <text:p>0.0014715363</text:p>
          </table:table-cell>
          <table:table-cell office:value-type="float" office:value="0.0392003846332499" calcext:value-type="float">
            <text:p>0.0392003846</text:p>
          </table:table-cell>
          <table:table-cell office:value-type="float" office:value="-0.0825382619535335" calcext:value-type="float">
            <text:p>-0.082538262</text:p>
          </table:table-cell>
          <table:table-cell office:value-type="float" office:value="-0.0121986099014906" calcext:value-type="float">
            <text:p>-0.0121986099</text:p>
          </table:table-cell>
          <table:table-cell table:number-columns-repeated="1007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Monsters Inc. (2001)</text:p>
          </table:table-cell>
          <table:table-cell office:value-type="float" office:value="-0.0240143008717957" calcext:value-type="float">
            <text:p>-0.0240143009</text:p>
          </table:table-cell>
          <table:table-cell office:value-type="float" office:value="-0.0127550285651994" calcext:value-type="float">
            <text:p>-0.0127550286</text:p>
          </table:table-cell>
          <table:table-cell office:value-type="float" office:value="0.0215304035931252" calcext:value-type="float">
            <text:p>0.0215304036</text:p>
          </table:table-cell>
          <table:table-cell office:value-type="float" office:value="0.198255134403584" calcext:value-type="float">
            <text:p>0.1982551344</text:p>
          </table:table-cell>
          <table:table-cell office:value-type="float" office:value="-0.137203944208279" calcext:value-type="float">
            <text:p>-0.1372039442</text:p>
          </table:table-cell>
          <table:table-cell office:value-type="float" office:value="-0.0553607484844007" calcext:value-type="float">
            <text:p>-0.0553607485</text:p>
          </table:table-cell>
          <table:table-cell office:value-type="float" office:value="0.0283563320631852" calcext:value-type="float">
            <text:p>0.0283563321</text:p>
          </table:table-cell>
          <table:table-cell office:value-type="float" office:value="0.00810270768080227" calcext:value-type="float">
            <text:p>0.0081027077</text:p>
          </table:table-cell>
          <table:table-cell office:value-type="float" office:value="-0.111475180340034" calcext:value-type="float">
            <text:p>-0.1114751803</text:p>
          </table:table-cell>
          <table:table-cell office:value-type="float" office:value="0.135310926990459" calcext:value-type="float">
            <text:p>0.135310927</text:p>
          </table:table-cell>
          <table:table-cell office:value-type="float" office:value="0.0311198981870705" calcext:value-type="float">
            <text:p>0.0311198982</text:p>
          </table:table-cell>
          <table:table-cell office:value-type="float" office:value="-0.0207684001453252" calcext:value-type="float">
            <text:p>-0.0207684001</text:p>
          </table:table-cell>
          <table:table-cell office:value-type="float" office:value="-0.0698088006015582" calcext:value-type="float">
            <text:p>-0.0698088006</text:p>
          </table:table-cell>
          <table:table-cell office:value-type="float" office:value="-0.00309804421911973" calcext:value-type="float">
            <text:p>-0.0030980442</text:p>
          </table:table-cell>
          <table:table-cell office:value-type="float" office:value="0.107219355980113" calcext:value-type="float">
            <text:p>0.107219356</text:p>
          </table:table-cell>
          <table:table-cell table:number-columns-repeated="100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Titanic (1997)</text:p>
          </table:table-cell>
          <table:table-cell office:value-type="float" office:value="0.109876245662488" calcext:value-type="float">
            <text:p>0.1098762457</text:p>
          </table:table-cell>
          <table:table-cell office:value-type="float" office:value="-0.137892618000027" calcext:value-type="float">
            <text:p>-0.137892618</text:p>
          </table:table-cell>
          <table:table-cell office:value-type="float" office:value="-0.248880103475779" calcext:value-type="float">
            <text:p>-0.2488801035</text:p>
          </table:table-cell>
          <table:table-cell office:value-type="float" office:value="0.122403689506402" calcext:value-type="float">
            <text:p>0.1224036895</text:p>
          </table:table-cell>
          <table:table-cell office:value-type="float" office:value="0.187447708892475" calcext:value-type="float">
            <text:p>0.1874477089</text:p>
          </table:table-cell>
          <table:table-cell office:value-type="float" office:value="-0.00977650481686402" calcext:value-type="float">
            <text:p>-0.0097765048</text:p>
          </table:table-cell>
          <table:table-cell office:value-type="float" office:value="0.0115077257866732" calcext:value-type="float">
            <text:p>0.0115077258</text:p>
          </table:table-cell>
          <table:table-cell office:value-type="float" office:value="0.198322978118877" calcext:value-type="float">
            <text:p>0.1983229781</text:p>
          </table:table-cell>
          <table:table-cell office:value-type="float" office:value="0.210356107044173" calcext:value-type="float">
            <text:p>0.210356107</text:p>
          </table:table-cell>
          <table:table-cell office:value-type="float" office:value="-0.349317630988183" calcext:value-type="float">
            <text:p>-0.349317631</text:p>
          </table:table-cell>
          <table:table-cell office:value-type="float" office:value="-0.0709107692229797" calcext:value-type="float">
            <text:p>-0.0709107692</text:p>
          </table:table-cell>
          <table:table-cell office:value-type="float" office:value="-0.311173934784741" calcext:value-type="float">
            <text:p>-0.3111739348</text:p>
          </table:table-cell>
          <table:table-cell office:value-type="float" office:value="0.0454264995968938" calcext:value-type="float">
            <text:p>0.0454264996</text:p>
          </table:table-cell>
          <table:table-cell office:value-type="float" office:value="0.275887904981107" calcext:value-type="float">
            <text:p>0.275887905</text:p>
          </table:table-cell>
          <table:table-cell office:value-type="float" office:value="0.0572086132370102" calcext:value-type="float">
            <text:p>0.0572086132</text:p>
          </table:table-cell>
          <table:table-cell table:number-columns-repeated="1007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E.T. the Extra-Terrestrial (1982)</text:p>
          </table:table-cell>
          <table:table-cell office:value-type="float" office:value="-0.0110918091008549" calcext:value-type="float">
            <text:p>-0.0110918091</text:p>
          </table:table-cell>
          <table:table-cell office:value-type="float" office:value="-0.00133669548734038" calcext:value-type="float">
            <text:p>-0.0013366955</text:p>
          </table:table-cell>
          <table:table-cell office:value-type="float" office:value="-0.0261822653587379" calcext:value-type="float">
            <text:p>-0.0261822654</text:p>
          </table:table-cell>
          <table:table-cell office:value-type="float" office:value="0.123097960010362" calcext:value-type="float">
            <text:p>0.12309796</text:p>
          </table:table-cell>
          <table:table-cell office:value-type="float" office:value="-0.0397093010940938" calcext:value-type="float">
            <text:p>-0.0397093011</text:p>
          </table:table-cell>
          <table:table-cell office:value-type="float" office:value="0.0607403809863386" calcext:value-type="float">
            <text:p>0.060740381</text:p>
          </table:table-cell>
          <table:table-cell office:value-type="float" office:value="-0.125698927536453" calcext:value-type="float">
            <text:p>-0.1256989275</text:p>
          </table:table-cell>
          <table:table-cell office:value-type="float" office:value="0.111989881052975" calcext:value-type="float">
            <text:p>0.1119898811</text:p>
          </table:table-cell>
          <table:table-cell office:value-type="float" office:value="0.077311548584103" calcext:value-type="float">
            <text:p>0.0773115486</text:p>
          </table:table-cell>
          <table:table-cell office:value-type="float" office:value="-0.0646980529521063" calcext:value-type="float">
            <text:p>-0.064698053</text:p>
          </table:table-cell>
          <table:table-cell office:value-type="float" office:value="0.0454741435168237" calcext:value-type="float">
            <text:p>0.0454741435</text:p>
          </table:table-cell>
          <table:table-cell office:value-type="float" office:value="-0.0212827057851543" calcext:value-type="float">
            <text:p>-0.0212827058</text:p>
          </table:table-cell>
          <table:table-cell office:value-type="float" office:value="-0.0917752779596081" calcext:value-type="float">
            <text:p>-0.091775278</text:p>
          </table:table-cell>
          <table:table-cell office:value-type="float" office:value="-0.116837754543439" calcext:value-type="float">
            <text:p>-0.1168377545</text:p>
          </table:table-cell>
          <table:table-cell office:value-type="float" office:value="0.112403164139563" calcext:value-type="float">
            <text:p>0.1124031641</text:p>
          </table:table-cell>
          <table:table-cell table:number-columns-repeated="100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Independence Day (a.k.a. ID4) (1996)</text:p>
          </table:table-cell>
          <table:table-cell office:value-type="float" office:value="0.12081462884348" calcext:value-type="float">
            <text:p>0.1208146288</text:p>
          </table:table-cell>
          <table:table-cell office:value-type="float" office:value="-0.13691329756052" calcext:value-type="float">
            <text:p>-0.1369132976</text:p>
          </table:table-cell>
          <table:table-cell office:value-type="float" office:value="-0.0921839636173239" calcext:value-type="float">
            <text:p>-0.0921839636</text:p>
          </table:table-cell>
          <table:table-cell office:value-type="float" office:value="-0.121222075400952" calcext:value-type="float">
            <text:p>-0.1212220754</text:p>
          </table:table-cell>
          <table:table-cell office:value-type="float" office:value="-0.0942280016898881" calcext:value-type="float">
            <text:p>-0.0942280017</text:p>
          </table:table-cell>
          <table:table-cell office:value-type="float" office:value="0.0802233125646737" calcext:value-type="float">
            <text:p>0.0802233126</text:p>
          </table:table-cell>
          <table:table-cell office:value-type="float" office:value="-0.00334703424583751" calcext:value-type="float">
            <text:p>-0.0033470342</text:p>
          </table:table-cell>
          <table:table-cell office:value-type="float" office:value="0.0764177659174427" calcext:value-type="float">
            <text:p>0.0764177659</text:p>
          </table:table-cell>
          <table:table-cell office:value-type="float" office:value="0.0776579855129198" calcext:value-type="float">
            <text:p>0.0776579855</text:p>
          </table:table-cell>
          <table:table-cell office:value-type="float" office:value="0.0484018089183103" calcext:value-type="float">
            <text:p>0.0484018089</text:p>
          </table:table-cell>
          <table:table-cell office:value-type="float" office:value="0.0785230186564224" calcext:value-type="float">
            <text:p>0.0785230187</text:p>
          </table:table-cell>
          <table:table-cell office:value-type="float" office:value="-0.109709767276495" calcext:value-type="float">
            <text:p>-0.1097097673</text:p>
          </table:table-cell>
          <table:table-cell office:value-type="float" office:value="0.164490411575654" calcext:value-type="float">
            <text:p>0.1644904116</text:p>
          </table:table-cell>
          <table:table-cell office:value-type="float" office:value="0.117631660532318" calcext:value-type="float">
            <text:p>0.1176316605</text:p>
          </table:table-cell>
          <table:table-cell office:value-type="float" office:value="0.129461967061163" calcext:value-type="float">
            <text:p>0.1294619671</text:p>
          </table:table-cell>
          <table:table-cell table:number-columns-repeated="100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The Matrix (1999)</text:p>
          </table:table-cell>
          <table:table-cell office:value-type="float" office:value="-0.214700288992569" calcext:value-type="float">
            <text:p>-0.214700289</text:p>
          </table:table-cell>
          <table:table-cell office:value-type="float" office:value="-0.119924271384555" calcext:value-type="float">
            <text:p>-0.1199242714</text:p>
          </table:table-cell>
          <table:table-cell office:value-type="float" office:value="-0.00430201944242978" calcext:value-type="float">
            <text:p>-0.0043020194</text:p>
          </table:table-cell>
          <table:table-cell office:value-type="float" office:value="-0.101075756612141" calcext:value-type="float">
            <text:p>-0.1010757566</text:p>
          </table:table-cell>
          <table:table-cell office:value-type="float" office:value="-0.103400397199323" calcext:value-type="float">
            <text:p>-0.1034003972</text:p>
          </table:table-cell>
          <table:table-cell office:value-type="float" office:value="0.0209771010816522" calcext:value-type="float">
            <text:p>0.0209771011</text:p>
          </table:table-cell>
          <table:table-cell office:value-type="float" office:value="0.022150747301661" calcext:value-type="float">
            <text:p>0.0221507473</text:p>
          </table:table-cell>
          <table:table-cell office:value-type="float" office:value="-0.0106619481488396" calcext:value-type="float">
            <text:p>-0.0106619481</text:p>
          </table:table-cell>
          <table:table-cell office:value-type="float" office:value="-0.125364419198286" calcext:value-type="float">
            <text:p>-0.1253644192</text:p>
          </table:table-cell>
          <table:table-cell office:value-type="float" office:value="-0.000449432612569557" calcext:value-type="float">
            <text:p>-0.0004494326</text:p>
          </table:table-cell>
          <table:table-cell office:value-type="float" office:value="0.165709891162392" calcext:value-type="float">
            <text:p>0.1657098912</text:p>
          </table:table-cell>
          <table:table-cell office:value-type="float" office:value="-0.202094803495746" calcext:value-type="float">
            <text:p>-0.2020948035</text:p>
          </table:table-cell>
          <table:table-cell office:value-type="float" office:value="-0.165373139909681" calcext:value-type="float">
            <text:p>-0.1653731399</text:p>
          </table:table-cell>
          <table:table-cell office:value-type="float" office:value="0.027863183364938" calcext:value-type="float">
            <text:p>0.0278631834</text:p>
          </table:table-cell>
          <table:table-cell office:value-type="float" office:value="0.094369553442904" calcext:value-type="float">
            <text:p>0.0943695534</text:p>
          </table:table-cell>
          <table:table-cell table:number-columns-repeated="100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The Matrix Reloaded (2003)</text:p>
          </table:table-cell>
          <table:table-cell office:value-type="float" office:value="0.0352793089023048" calcext:value-type="float">
            <text:p>0.0352793089</text:p>
          </table:table-cell>
          <table:table-cell office:value-type="float" office:value="-0.182206697261107" calcext:value-type="float">
            <text:p>-0.1822066973</text:p>
          </table:table-cell>
          <table:table-cell office:value-type="float" office:value="0.000106880166932296" calcext:value-type="float">
            <text:p>0.0001068802</text:p>
          </table:table-cell>
          <table:table-cell office:value-type="float" office:value="-0.229256551308413" calcext:value-type="float">
            <text:p>-0.2292565513</text:p>
          </table:table-cell>
          <table:table-cell office:value-type="float" office:value="0.0956504771687105" calcext:value-type="float">
            <text:p>0.0956504772</text:p>
          </table:table-cell>
          <table:table-cell office:value-type="float" office:value="-0.0207310196789237" calcext:value-type="float">
            <text:p>-0.0207310197</text:p>
          </table:table-cell>
          <table:table-cell office:value-type="float" office:value="-0.026349548418122" calcext:value-type="float">
            <text:p>-0.0263495484</text:p>
          </table:table-cell>
          <table:table-cell office:value-type="float" office:value="0.0646813717486613" calcext:value-type="float">
            <text:p>0.0646813717</text:p>
          </table:table-cell>
          <table:table-cell office:value-type="float" office:value="-0.404385804084982" calcext:value-type="float">
            <text:p>-0.4043858041</text:p>
          </table:table-cell>
          <table:table-cell office:value-type="float" office:value="-0.0365145215310123" calcext:value-type="float">
            <text:p>-0.0365145215</text:p>
          </table:table-cell>
          <table:table-cell office:value-type="float" office:value="0.10860145030008" calcext:value-type="float">
            <text:p>0.1086014503</text:p>
          </table:table-cell>
          <table:table-cell office:value-type="float" office:value="-0.249963171387879" calcext:value-type="float">
            <text:p>-0.2499631714</text:p>
          </table:table-cell>
          <table:table-cell office:value-type="float" office:value="-0.232426670578664" calcext:value-type="float">
            <text:p>-0.2324266706</text:p>
          </table:table-cell>
          <table:table-cell office:value-type="float" office:value="0.0931844532257852" calcext:value-type="float">
            <text:p>0.0931844532</text:p>
          </table:table-cell>
          <table:table-cell office:value-type="float" office:value="0.26600973729612" calcext:value-type="float">
            <text:p>0.2660097373</text:p>
          </table:table-cell>
          <table:table-cell table:number-columns-repeated="100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Men in Black (a.k.a. MIB) (1997)</text:p>
          </table:table-cell>
          <table:table-cell office:value-type="float" office:value="0.0727567467540127" calcext:value-type="float">
            <text:p>0.0727567468</text:p>
          </table:table-cell>
          <table:table-cell office:value-type="float" office:value="-0.0624176769382955" calcext:value-type="float">
            <text:p>-0.0624176769</text:p>
          </table:table-cell>
          <table:table-cell office:value-type="float" office:value="0.0371878931907758" calcext:value-type="float">
            <text:p>0.0371878932</text:p>
          </table:table-cell>
          <table:table-cell office:value-type="float" office:value="-0.071546802536834" calcext:value-type="float">
            <text:p>-0.0715468025</text:p>
          </table:table-cell>
          <table:table-cell office:value-type="float" office:value="-0.185891898867358" calcext:value-type="float">
            <text:p>-0.1858918989</text:p>
          </table:table-cell>
          <table:table-cell office:value-type="float" office:value="0.0958427459442926" calcext:value-type="float">
            <text:p>0.0958427459</text:p>
          </table:table-cell>
          <table:table-cell office:value-type="float" office:value="0.0567340733371403" calcext:value-type="float">
            <text:p>0.0567340733</text:p>
          </table:table-cell>
          <table:table-cell office:value-type="float" office:value="0.0834569145136328" calcext:value-type="float">
            <text:p>0.0834569145</text:p>
          </table:table-cell>
          <table:table-cell office:value-type="float" office:value="-0.000343172691491487" calcext:value-type="float">
            <text:p>-0.0003431727</text:p>
          </table:table-cell>
          <table:table-cell office:value-type="float" office:value="0.130676978412619" calcext:value-type="float">
            <text:p>0.1306769784</text:p>
          </table:table-cell>
          <table:table-cell office:value-type="float" office:value="0.278662719763017" calcext:value-type="float">
            <text:p>0.2786627198</text:p>
          </table:table-cell>
          <table:table-cell office:value-type="float" office:value="-0.150802287195074" calcext:value-type="float">
            <text:p>-0.1508022872</text:p>
          </table:table-cell>
          <table:table-cell office:value-type="float" office:value="0.00310923589904239" calcext:value-type="float">
            <text:p>0.0031092359</text:p>
          </table:table-cell>
          <table:table-cell office:value-type="float" office:value="-0.0286116673313352" calcext:value-type="float">
            <text:p>-0.0286116673</text:p>
          </table:table-cell>
          <table:table-cell office:value-type="float" office:value="-0.119093920630185" calcext:value-type="float">
            <text:p>-0.1190939206</text:p>
          </table:table-cell>
          <table:table-cell table:number-columns-repeated="100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The Usual Suspects (1995)</text:p>
          </table:table-cell>
          <table:table-cell office:value-type="float" office:value="-0.107794232305371" calcext:value-type="float">
            <text:p>-0.1077942323</text:p>
          </table:table-cell>
          <table:table-cell office:value-type="float" office:value="0.123565405447815" calcext:value-type="float">
            <text:p>0.1235654054</text:p>
          </table:table-cell>
          <table:table-cell office:value-type="float" office:value="-0.0135735154563206" calcext:value-type="float">
            <text:p>-0.0135735155</text:p>
          </table:table-cell>
          <table:table-cell office:value-type="float" office:value="-0.0334864009493561" calcext:value-type="float">
            <text:p>-0.0334864009</text:p>
          </table:table-cell>
          <table:table-cell office:value-type="float" office:value="-0.0365400176743216" calcext:value-type="float">
            <text:p>-0.0365400177</text:p>
          </table:table-cell>
          <table:table-cell office:value-type="float" office:value="-0.0571857998543667" calcext:value-type="float">
            <text:p>-0.0571857999</text:p>
          </table:table-cell>
          <table:table-cell office:value-type="float" office:value="0.00563684789772045" calcext:value-type="float">
            <text:p>0.0056368479</text:p>
          </table:table-cell>
          <table:table-cell office:value-type="float" office:value="-0.0726678456858395" calcext:value-type="float">
            <text:p>-0.0726678457</text:p>
          </table:table-cell>
          <table:table-cell office:value-type="float" office:value="0.0321341690812218" calcext:value-type="float">
            <text:p>0.0321341691</text:p>
          </table:table-cell>
          <table:table-cell office:value-type="float" office:value="-0.0305924430358658" calcext:value-type="float">
            <text:p>-0.030592443</text:p>
          </table:table-cell>
          <table:table-cell office:value-type="float" office:value="-0.0242312221827173" calcext:value-type="float">
            <text:p>-0.0242312222</text:p>
          </table:table-cell>
          <table:table-cell office:value-type="float" office:value="0.0547990199306244" calcext:value-type="float">
            <text:p>0.0547990199</text:p>
          </table:table-cell>
          <table:table-cell office:value-type="float" office:value="-0.0407493109474812" calcext:value-type="float">
            <text:p>-0.0407493109</text:p>
          </table:table-cell>
          <table:table-cell office:value-type="float" office:value="0.038133015906137" calcext:value-type="float">
            <text:p>0.0381330159</text:p>
          </table:table-cell>
          <table:table-cell office:value-type="float" office:value="-0.0234334908769054" calcext:value-type="float">
            <text:p>-0.0234334909</text:p>
          </table:table-cell>
          <table:table-cell table:number-columns-repeated="100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atch Me If You Can (2002)</text:p>
          </table:table-cell>
          <table:table-cell office:value-type="float" office:value="-0.0356958035936789" calcext:value-type="float">
            <text:p>-0.0356958036</text:p>
          </table:table-cell>
          <table:table-cell office:value-type="float" office:value="-0.0047570011966986" calcext:value-type="float">
            <text:p>-0.0047570012</text:p>
          </table:table-cell>
          <table:table-cell office:value-type="float" office:value="-0.129866696379687" calcext:value-type="float">
            <text:p>-0.1298666964</text:p>
          </table:table-cell>
          <table:table-cell office:value-type="float" office:value="-0.0445285509778751" calcext:value-type="float">
            <text:p>-0.044528551</text:p>
          </table:table-cell>
          <table:table-cell office:value-type="float" office:value="-0.000132720062453402" calcext:value-type="float">
            <text:p>-0.0001327201</text:p>
          </table:table-cell>
          <table:table-cell office:value-type="float" office:value="-0.0336772459328817" calcext:value-type="float">
            <text:p>-0.0336772459</text:p>
          </table:table-cell>
          <table:table-cell office:value-type="float" office:value="0.000962513085189249" calcext:value-type="float">
            <text:p>0.0009625131</text:p>
          </table:table-cell>
          <table:table-cell office:value-type="float" office:value="-0.037029323727861" calcext:value-type="float">
            <text:p>-0.0370293237</text:p>
          </table:table-cell>
          <table:table-cell office:value-type="float" office:value="-0.0400142667573476" calcext:value-type="float">
            <text:p>-0.0400142668</text:p>
          </table:table-cell>
          <table:table-cell office:value-type="float" office:value="0.0330516774168213" calcext:value-type="float">
            <text:p>0.0330516774</text:p>
          </table:table-cell>
          <table:table-cell office:value-type="float" office:value="0.0353801768505035" calcext:value-type="float">
            <text:p>0.0353801769</text:p>
          </table:table-cell>
          <table:table-cell office:value-type="float" office:value="0.0644657648310036" calcext:value-type="float">
            <text:p>0.0644657648</text:p>
          </table:table-cell>
          <table:table-cell office:value-type="float" office:value="0.0461992876141982" calcext:value-type="float">
            <text:p>0.0461992876</text:p>
          </table:table-cell>
          <table:table-cell office:value-type="float" office:value="0.0341526836095145" calcext:value-type="float">
            <text:p>0.0341526836</text:p>
          </table:table-cell>
          <table:table-cell office:value-type="float" office:value="-0.000474409372204061" calcext:value-type="float">
            <text:p>-0.0004744094</text:p>
          </table:table-cell>
          <table:table-cell table:number-columns-repeated="100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Requiem for a Dream (2000)</text:p>
          </table:table-cell>
          <table:table-cell office:value-type="float" office:value="-0.0366949181964294" calcext:value-type="float">
            <text:p>-0.0366949182</text:p>
          </table:table-cell>
          <table:table-cell office:value-type="float" office:value="0.137652788491442" calcext:value-type="float">
            <text:p>0.1376527885</text:p>
          </table:table-cell>
          <table:table-cell office:value-type="float" office:value="0.0267082971167006" calcext:value-type="float">
            <text:p>0.0267082971</text:p>
          </table:table-cell>
          <table:table-cell table:style-name="ce3" office:value-type="float" office:value="0.0000113419357281271" calcext:value-type="float">
            <text:p>1.13E-05</text:p>
          </table:table-cell>
          <table:table-cell office:value-type="float" office:value="0.0721939354209973" calcext:value-type="float">
            <text:p>0.0721939354</text:p>
          </table:table-cell>
          <table:table-cell office:value-type="float" office:value="0.00588838904064058" calcext:value-type="float">
            <text:p>0.005888389</text:p>
          </table:table-cell>
          <table:table-cell office:value-type="float" office:value="-0.0398442624507543" calcext:value-type="float">
            <text:p>-0.0398442625</text:p>
          </table:table-cell>
          <table:table-cell office:value-type="float" office:value="-0.0883981048756051" calcext:value-type="float">
            <text:p>-0.0883981049</text:p>
          </table:table-cell>
          <table:table-cell office:value-type="float" office:value="-0.0470250902722795" calcext:value-type="float">
            <text:p>-0.0470250903</text:p>
          </table:table-cell>
          <table:table-cell office:value-type="float" office:value="-0.0298359533490875" calcext:value-type="float">
            <text:p>-0.0298359533</text:p>
          </table:table-cell>
          <table:table-cell office:value-type="float" office:value="0.0565022123600748" calcext:value-type="float">
            <text:p>0.0565022124</text:p>
          </table:table-cell>
          <table:table-cell office:value-type="float" office:value="-0.0664374064140614" calcext:value-type="float">
            <text:p>-0.0664374064</text:p>
          </table:table-cell>
          <table:table-cell office:value-type="float" office:value="0.0378639470756321" calcext:value-type="float">
            <text:p>0.0378639471</text:p>
          </table:table-cell>
          <table:table-cell office:value-type="float" office:value="0.00679034825172111" calcext:value-type="float">
            <text:p>0.0067903483</text:p>
          </table:table-cell>
          <table:table-cell office:value-type="float" office:value="0.0602409637310193" calcext:value-type="float">
            <text:p>0.0602409637</text:p>
          </table:table-cell>
          <table:table-cell table:number-columns-repeated="100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Twister (1996)</text:p>
          </table:table-cell>
          <table:table-cell office:value-type="float" office:value="0.146330340501438" calcext:value-type="float">
            <text:p>0.1463303405</text:p>
          </table:table-cell>
          <table:table-cell office:value-type="float" office:value="0.0149380671853747" calcext:value-type="float">
            <text:p>0.0149380672</text:p>
          </table:table-cell>
          <table:table-cell office:value-type="float" office:value="-0.0125082733673303" calcext:value-type="float">
            <text:p>-0.0125082734</text:p>
          </table:table-cell>
          <table:table-cell office:value-type="float" office:value="-0.00666717461980603" calcext:value-type="float">
            <text:p>-0.0066671746</text:p>
          </table:table-cell>
          <table:table-cell office:value-type="float" office:value="0.100178713825606" calcext:value-type="float">
            <text:p>0.1001787138</text:p>
          </table:table-cell>
          <table:table-cell office:value-type="float" office:value="0.00141250117354032" calcext:value-type="float">
            <text:p>0.0014125012</text:p>
          </table:table-cell>
          <table:table-cell office:value-type="float" office:value="-0.0896761949156007" calcext:value-type="float">
            <text:p>-0.0896761949</text:p>
          </table:table-cell>
          <table:table-cell office:value-type="float" office:value="-0.0507757707284585" calcext:value-type="float">
            <text:p>-0.0507757707</text:p>
          </table:table-cell>
          <table:table-cell office:value-type="float" office:value="0.0839749572053174" calcext:value-type="float">
            <text:p>0.0839749572</text:p>
          </table:table-cell>
          <table:table-cell office:value-type="float" office:value="0.0929213579654101" calcext:value-type="float">
            <text:p>0.092921358</text:p>
          </table:table-cell>
          <table:table-cell office:value-type="float" office:value="-0.00106729043657729" calcext:value-type="float">
            <text:p>-0.0010672904</text:p>
          </table:table-cell>
          <table:table-cell office:value-type="float" office:value="-0.0162998953109997" calcext:value-type="float">
            <text:p>-0.0162998953</text:p>
          </table:table-cell>
          <table:table-cell office:value-type="float" office:value="0.0537970000448089" calcext:value-type="float">
            <text:p>0.053797</text:p>
          </table:table-cell>
          <table:table-cell office:value-type="float" office:value="0.0224235470916234" calcext:value-type="float">
            <text:p>0.0224235471</text:p>
          </table:table-cell>
          <table:table-cell office:value-type="float" office:value="0.100091414306127" calcext:value-type="float">
            <text:p>0.1000914143</text:p>
          </table:table-cell>
          <table:table-cell table:number-columns-repeated="100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Harry Potter and the Sorcerer's Stone (a.k.a. Harry Potter and the Philosopher's Stone) (2001)</text:p>
          </table:table-cell>
          <table:table-cell office:value-type="float" office:value="0.0869329971453885" calcext:value-type="float">
            <text:p>0.0869329971</text:p>
          </table:table-cell>
          <table:table-cell office:value-type="float" office:value="-0.142040282715792" calcext:value-type="float">
            <text:p>-0.1420402827</text:p>
          </table:table-cell>
          <table:table-cell office:value-type="float" office:value="0.166188053178737" calcext:value-type="float">
            <text:p>0.1661880532</text:p>
          </table:table-cell>
          <table:table-cell office:value-type="float" office:value="0.13360075438412" calcext:value-type="float">
            <text:p>0.1336007544</text:p>
          </table:table-cell>
          <table:table-cell office:value-type="float" office:value="0.0581754248700867" calcext:value-type="float">
            <text:p>0.0581754249</text:p>
          </table:table-cell>
          <table:table-cell office:value-type="float" office:value="-0.245428327433734" calcext:value-type="float">
            <text:p>-0.2454283274</text:p>
          </table:table-cell>
          <table:table-cell office:value-type="float" office:value="-0.0141704669770031" calcext:value-type="float">
            <text:p>-0.014170467</text:p>
          </table:table-cell>
          <table:table-cell office:value-type="float" office:value="0.0578809620725747" calcext:value-type="float">
            <text:p>0.0578809621</text:p>
          </table:table-cell>
          <table:table-cell office:value-type="float" office:value="0.0380185902456712" calcext:value-type="float">
            <text:p>0.0380185902</text:p>
          </table:table-cell>
          <table:table-cell office:value-type="float" office:value="-0.286304646659926" calcext:value-type="float">
            <text:p>-0.2863046467</text:p>
          </table:table-cell>
          <table:table-cell office:value-type="float" office:value="0.369388590498209" calcext:value-type="float">
            <text:p>0.3693885905</text:p>
          </table:table-cell>
          <table:table-cell office:value-type="float" office:value="0.291316698036336" calcext:value-type="float">
            <text:p>0.291316698</text:p>
          </table:table-cell>
          <table:table-cell office:value-type="float" office:value="0.096619054415019" calcext:value-type="float">
            <text:p>0.0966190544</text:p>
          </table:table-cell>
          <table:table-cell office:value-type="float" office:value="-0.0307873750663942" calcext:value-type="float">
            <text:p>-0.0307873751</text:p>
          </table:table-cell>
          <table:table-cell office:value-type="float" office:value="0.0750009032393229" calcext:value-type="float">
            <text:p>0.0750009032</text:p>
          </table:table-cell>
          <table:table-cell table:number-columns-repeated="100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Harry Potter and the Chamber of Secrets (2002)</text:p>
          </table:table-cell>
          <table:table-cell office:value-type="float" office:value="0.0912716288311623" calcext:value-type="float">
            <text:p>0.0912716288</text:p>
          </table:table-cell>
          <table:table-cell office:value-type="float" office:value="-0.143843132107473" calcext:value-type="float">
            <text:p>-0.1438431321</text:p>
          </table:table-cell>
          <table:table-cell office:value-type="float" office:value="0.164127675266531" calcext:value-type="float">
            <text:p>0.1641276753</text:p>
          </table:table-cell>
          <table:table-cell office:value-type="float" office:value="0.125419769765964" calcext:value-type="float">
            <text:p>0.1254197698</text:p>
          </table:table-cell>
          <table:table-cell office:value-type="float" office:value="0.0684705759223308" calcext:value-type="float">
            <text:p>0.0684705759</text:p>
          </table:table-cell>
          <table:table-cell office:value-type="float" office:value="-0.245943354320273" calcext:value-type="float">
            <text:p>-0.2459433543</text:p>
          </table:table-cell>
          <table:table-cell office:value-type="float" office:value="-0.00283179894420853" calcext:value-type="float">
            <text:p>-0.0028317989</text:p>
          </table:table-cell>
          <table:table-cell office:value-type="float" office:value="0.0297303568158194" calcext:value-type="float">
            <text:p>0.0297303568</text:p>
          </table:table-cell>
          <table:table-cell office:value-type="float" office:value="0.0261161833240025" calcext:value-type="float">
            <text:p>0.0261161833</text:p>
          </table:table-cell>
          <table:table-cell office:value-type="float" office:value="-0.27838766998592" calcext:value-type="float">
            <text:p>-0.27838767</text:p>
          </table:table-cell>
          <table:table-cell office:value-type="float" office:value="0.335922986028634" calcext:value-type="float">
            <text:p>0.335922986</text:p>
          </table:table-cell>
          <table:table-cell office:value-type="float" office:value="0.309001561680057" calcext:value-type="float">
            <text:p>0.3090015617</text:p>
          </table:table-cell>
          <table:table-cell office:value-type="float" office:value="0.106398029758665" calcext:value-type="float">
            <text:p>0.1063980298</text:p>
          </table:table-cell>
          <table:table-cell office:value-type="float" office:value="-0.00590468162752297" calcext:value-type="float">
            <text:p>-0.0059046816</text:p>
          </table:table-cell>
          <table:table-cell office:value-type="float" office:value="0.0422175188357191" calcext:value-type="float">
            <text:p>0.0422175188</text:p>
          </table:table-cell>
          <table:table-cell table:number-columns-repeated="100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Pulp Fiction (1994)</text:p>
          </table:table-cell>
          <table:table-cell office:value-type="float" office:value="-0.166982750726632" calcext:value-type="float">
            <text:p>-0.1669827507</text:p>
          </table:table-cell>
          <table:table-cell office:value-type="float" office:value="0.189564748679112" calcext:value-type="float">
            <text:p>0.1895647487</text:p>
          </table:table-cell>
          <table:table-cell office:value-type="float" office:value="0.0673802782610142" calcext:value-type="float">
            <text:p>0.0673802783</text:p>
          </table:table-cell>
          <table:table-cell office:value-type="float" office:value="-0.085505126835232" calcext:value-type="float">
            <text:p>-0.0855051268</text:p>
          </table:table-cell>
          <table:table-cell office:value-type="float" office:value="-0.00672485069127117" calcext:value-type="float">
            <text:p>-0.0067248507</text:p>
          </table:table-cell>
          <table:table-cell office:value-type="float" office:value="0.0358410490957789" calcext:value-type="float">
            <text:p>0.0358410491</text:p>
          </table:table-cell>
          <table:table-cell office:value-type="float" office:value="0.0699471370336573" calcext:value-type="float">
            <text:p>0.069947137</text:p>
          </table:table-cell>
          <table:table-cell office:value-type="float" office:value="0.121597964584247" calcext:value-type="float">
            <text:p>0.1215979646</text:p>
          </table:table-cell>
          <table:table-cell office:value-type="float" office:value="-0.00437861045406145" calcext:value-type="float">
            <text:p>-0.0043786105</text:p>
          </table:table-cell>
          <table:table-cell office:value-type="float" office:value="-0.0853521656308069" calcext:value-type="float">
            <text:p>-0.0853521656</text:p>
          </table:table-cell>
          <table:table-cell office:value-type="float" office:value="0.0496296883023874" calcext:value-type="float">
            <text:p>0.0496296883</text:p>
          </table:table-cell>
          <table:table-cell office:value-type="float" office:value="-0.00404804678849121" calcext:value-type="float">
            <text:p>-0.0040480468</text:p>
          </table:table-cell>
          <table:table-cell office:value-type="float" office:value="0.00768633945560387" calcext:value-type="float">
            <text:p>0.0076863395</text:p>
          </table:table-cell>
          <table:table-cell office:value-type="float" office:value="0.028499764638508" calcext:value-type="float">
            <text:p>0.0284997646</text:p>
          </table:table-cell>
          <table:table-cell office:value-type="float" office:value="-0.230012511226958" calcext:value-type="float">
            <text:p>-0.2300125112</text:p>
          </table:table-cell>
          <table:table-cell table:number-columns-repeated="1007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The Sixth Sense (1999)</text:p>
          </table:table-cell>
          <table:table-cell office:value-type="float" office:value="-0.0588354232272094" calcext:value-type="float">
            <text:p>-0.0588354232</text:p>
          </table:table-cell>
          <table:table-cell office:value-type="float" office:value="-0.00536683567967616" calcext:value-type="float">
            <text:p>-0.0053668357</text:p>
          </table:table-cell>
          <table:table-cell office:value-type="float" office:value="-0.116047377764819" calcext:value-type="float">
            <text:p>-0.1160473778</text:p>
          </table:table-cell>
          <table:table-cell office:value-type="float" office:value="-0.0280463529901215" calcext:value-type="float">
            <text:p>-0.028046353</text:p>
          </table:table-cell>
          <table:table-cell office:value-type="float" office:value="-0.0210625360080518" calcext:value-type="float">
            <text:p>-0.021062536</text:p>
          </table:table-cell>
          <table:table-cell office:value-type="float" office:value="-0.0359159804441912" calcext:value-type="float">
            <text:p>-0.0359159804</text:p>
          </table:table-cell>
          <table:table-cell office:value-type="float" office:value="-0.0739885081353535" calcext:value-type="float">
            <text:p>-0.0739885081</text:p>
          </table:table-cell>
          <table:table-cell office:value-type="float" office:value="-0.0164902346176284" calcext:value-type="float">
            <text:p>-0.0164902346</text:p>
          </table:table-cell>
          <table:table-cell office:value-type="float" office:value="0.0129685896515014" calcext:value-type="float">
            <text:p>0.0129685897</text:p>
          </table:table-cell>
          <table:table-cell office:value-type="float" office:value="0.0061815126744426" calcext:value-type="float">
            <text:p>0.0061815127</text:p>
          </table:table-cell>
          <table:table-cell office:value-type="float" office:value="0.0607371144516201" calcext:value-type="float">
            <text:p>0.0607371145</text:p>
          </table:table-cell>
          <table:table-cell office:value-type="float" office:value="0.00859214974978865" calcext:value-type="float">
            <text:p>0.0085921497</text:p>
          </table:table-cell>
          <table:table-cell office:value-type="float" office:value="-0.00554444904234684" calcext:value-type="float">
            <text:p>-0.005544449</text:p>
          </table:table-cell>
          <table:table-cell office:value-type="float" office:value="-0.1268227439917" calcext:value-type="float">
            <text:p>-0.126822744</text:p>
          </table:table-cell>
          <table:table-cell office:value-type="float" office:value="0.0869063494868208" calcext:value-type="float">
            <text:p>0.0869063495</text:p>
          </table:table-cell>
          <table:table-cell table:number-columns-repeated="1007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V for Vendetta (2006)</text:p>
          </table:table-cell>
          <table:table-cell office:value-type="float" office:value="-0.0450267931014315" calcext:value-type="float">
            <text:p>-0.0450267931</text:p>
          </table:table-cell>
          <table:table-cell office:value-type="float" office:value="0.0393305102835905" calcext:value-type="float">
            <text:p>0.0393305103</text:p>
          </table:table-cell>
          <table:table-cell office:value-type="float" office:value="0.031782519923311" calcext:value-type="float">
            <text:p>0.0317825199</text:p>
          </table:table-cell>
          <table:table-cell office:value-type="float" office:value="-0.0340450208067814" calcext:value-type="float">
            <text:p>-0.0340450208</text:p>
          </table:table-cell>
          <table:table-cell office:value-type="float" office:value="0.0250296165421908" calcext:value-type="float">
            <text:p>0.0250296165</text:p>
          </table:table-cell>
          <table:table-cell office:value-type="float" office:value="-0.0679649998619985" calcext:value-type="float">
            <text:p>-0.0679649999</text:p>
          </table:table-cell>
          <table:table-cell office:value-type="float" office:value="0.0375869115883263" calcext:value-type="float">
            <text:p>0.0375869116</text:p>
          </table:table-cell>
          <table:table-cell office:value-type="float" office:value="-0.108258208067637" calcext:value-type="float">
            <text:p>-0.1082582081</text:p>
          </table:table-cell>
          <table:table-cell office:value-type="float" office:value="-0.107903782773841" calcext:value-type="float">
            <text:p>-0.1079037828</text:p>
          </table:table-cell>
          <table:table-cell office:value-type="float" office:value="0.0860312378067583" calcext:value-type="float">
            <text:p>0.0860312378</text:p>
          </table:table-cell>
          <table:table-cell office:value-type="float" office:value="-0.0155989139597716" calcext:value-type="float">
            <text:p>-0.015598914</text:p>
          </table:table-cell>
          <table:table-cell office:value-type="float" office:value="-0.136453677127904" calcext:value-type="float">
            <text:p>-0.1364536771</text:p>
          </table:table-cell>
          <table:table-cell office:value-type="float" office:value="0.24702224841682" calcext:value-type="float">
            <text:p>0.2470222484</text:p>
          </table:table-cell>
          <table:table-cell office:value-type="float" office:value="-0.0348000399308685" calcext:value-type="float">
            <text:p>-0.0348000399</text:p>
          </table:table-cell>
          <table:table-cell office:value-type="float" office:value="0.183148738894372" calcext:value-type="float">
            <text:p>0.1831487389</text:p>
          </table:table-cell>
          <table:table-cell table:number-columns-repeated="1007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Almost Famous (2000)</text:p>
          </table:table-cell>
          <table:table-cell office:value-type="float" office:value="0.0448993168212549" calcext:value-type="float">
            <text:p>0.0448993168</text:p>
          </table:table-cell>
          <table:table-cell office:value-type="float" office:value="0.109020020501553" calcext:value-type="float">
            <text:p>0.1090200205</text:p>
          </table:table-cell>
          <table:table-cell office:value-type="float" office:value="0.0266686869063172" calcext:value-type="float">
            <text:p>0.0266686869</text:p>
          </table:table-cell>
          <table:table-cell office:value-type="float" office:value="0.0377118869514232" calcext:value-type="float">
            <text:p>0.037711887</text:p>
          </table:table-cell>
          <table:table-cell office:value-type="float" office:value="0.0519955673940389" calcext:value-type="float">
            <text:p>0.0519955674</text:p>
          </table:table-cell>
          <table:table-cell office:value-type="float" office:value="-0.0158716100795569" calcext:value-type="float">
            <text:p>-0.0158716101</text:p>
          </table:table-cell>
          <table:table-cell office:value-type="float" office:value="-0.0842297889757445" calcext:value-type="float">
            <text:p>-0.084229789</text:p>
          </table:table-cell>
          <table:table-cell office:value-type="float" office:value="-0.0639634067143207" calcext:value-type="float">
            <text:p>-0.0639634067</text:p>
          </table:table-cell>
          <table:table-cell office:value-type="float" office:value="0.0509280486140626" calcext:value-type="float">
            <text:p>0.0509280486</text:p>
          </table:table-cell>
          <table:table-cell office:value-type="float" office:value="0.0312425935305878" calcext:value-type="float">
            <text:p>0.0312425935</text:p>
          </table:table-cell>
          <table:table-cell office:value-type="float" office:value="-0.0291131810288829" calcext:value-type="float">
            <text:p>-0.029113181</text:p>
          </table:table-cell>
          <table:table-cell office:value-type="float" office:value="0.00400807933704358" calcext:value-type="float">
            <text:p>0.0040080793</text:p>
          </table:table-cell>
          <table:table-cell office:value-type="float" office:value="-0.038002843992953" calcext:value-type="float">
            <text:p>-0.038002844</text:p>
          </table:table-cell>
          <table:table-cell office:value-type="float" office:value="0.000676418384813096" calcext:value-type="float">
            <text:p>0.0006764184</text:p>
          </table:table-cell>
          <table:table-cell office:value-type="float" office:value="0.0321456985950991" calcext:value-type="float">
            <text:p>0.0321456986</text:p>
          </table:table-cell>
          <table:table-cell table:number-columns-repeated="1007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Mrs. Doubtfire (1993)</text:p>
          </table:table-cell>
          <table:table-cell office:value-type="float" office:value="0.136835565920762" calcext:value-type="float">
            <text:p>0.1368355659</text:p>
          </table:table-cell>
          <table:table-cell office:value-type="float" office:value="0.028551213419059" calcext:value-type="float">
            <text:p>0.0285512134</text:p>
          </table:table-cell>
          <table:table-cell office:value-type="float" office:value="-0.101585240636026" calcext:value-type="float">
            <text:p>-0.1015852406</text:p>
          </table:table-cell>
          <table:table-cell office:value-type="float" office:value="0.102057775125985" calcext:value-type="float">
            <text:p>0.1020577751</text:p>
          </table:table-cell>
          <table:table-cell office:value-type="float" office:value="0.0925511875403225" calcext:value-type="float">
            <text:p>0.0925511875</text:p>
          </table:table-cell>
          <table:table-cell office:value-type="float" office:value="0.0738022752827082" calcext:value-type="float">
            <text:p>0.0738022753</text:p>
          </table:table-cell>
          <table:table-cell office:value-type="float" office:value="-0.0215968048028876" calcext:value-type="float">
            <text:p>-0.0215968048</text:p>
          </table:table-cell>
          <table:table-cell office:value-type="float" office:value="0.00553380885380697" calcext:value-type="float">
            <text:p>0.0055338089</text:p>
          </table:table-cell>
          <table:table-cell office:value-type="float" office:value="0.0462687043906787" calcext:value-type="float">
            <text:p>0.0462687044</text:p>
          </table:table-cell>
          <table:table-cell office:value-type="float" office:value="0.105878152183468" calcext:value-type="float">
            <text:p>0.1058781522</text:p>
          </table:table-cell>
          <table:table-cell office:value-type="float" office:value="0.0372124215884046" calcext:value-type="float">
            <text:p>0.0372124216</text:p>
          </table:table-cell>
          <table:table-cell office:value-type="float" office:value="0.0406339072742795" calcext:value-type="float">
            <text:p>0.0406339073</text:p>
          </table:table-cell>
          <table:table-cell office:value-type="float" office:value="0.0339544856032722" calcext:value-type="float">
            <text:p>0.0339544856</text:p>
          </table:table-cell>
          <table:table-cell office:value-type="float" office:value="-0.0644468444825003" calcext:value-type="float">
            <text:p>-0.0644468445</text:p>
          </table:table-cell>
          <table:table-cell office:value-type="float" office:value="0.0352409479101591" calcext:value-type="float">
            <text:p>0.0352409479</text:p>
          </table:table-cell>
          <table:table-cell table:number-columns-repeated="1007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Seven (a.k.a. Se7en) (1995)</text:p>
          </table:table-cell>
          <table:table-cell office:value-type="float" office:value="-0.0883790692635156" calcext:value-type="float">
            <text:p>-0.0883790693</text:p>
          </table:table-cell>
          <table:table-cell office:value-type="float" office:value="0.129074626467758" calcext:value-type="float">
            <text:p>0.1290746265</text:p>
          </table:table-cell>
          <table:table-cell office:value-type="float" office:value="-0.0116591256093214" calcext:value-type="float">
            <text:p>-0.0116591256</text:p>
          </table:table-cell>
          <table:table-cell office:value-type="float" office:value="-0.0486896520499065" calcext:value-type="float">
            <text:p>-0.048689652</text:p>
          </table:table-cell>
          <table:table-cell office:value-type="float" office:value="0.0222294954976963" calcext:value-type="float">
            <text:p>0.0222294955</text:p>
          </table:table-cell>
          <table:table-cell office:value-type="float" office:value="-0.0457312944394121" calcext:value-type="float">
            <text:p>-0.0457312944</text:p>
          </table:table-cell>
          <table:table-cell office:value-type="float" office:value="0.0230088098665057" calcext:value-type="float">
            <text:p>0.0230088099</text:p>
          </table:table-cell>
          <table:table-cell office:value-type="float" office:value="-0.0791891969449277" calcext:value-type="float">
            <text:p>-0.0791891969</text:p>
          </table:table-cell>
          <table:table-cell office:value-type="float" office:value="-0.0417928844590268" calcext:value-type="float">
            <text:p>-0.0417928845</text:p>
          </table:table-cell>
          <table:table-cell office:value-type="float" office:value="-0.0287823521394499" calcext:value-type="float">
            <text:p>-0.0287823521</text:p>
          </table:table-cell>
          <table:table-cell office:value-type="float" office:value="0.0490699702913775" calcext:value-type="float">
            <text:p>0.0490699703</text:p>
          </table:table-cell>
          <table:table-cell office:value-type="float" office:value="0.0334767133462421" calcext:value-type="float">
            <text:p>0.0334767133</text:p>
          </table:table-cell>
          <table:table-cell office:value-type="float" office:value="0.0909659539513771" calcext:value-type="float">
            <text:p>0.090965954</text:p>
          </table:table-cell>
          <table:table-cell office:value-type="float" office:value="-0.0743702549834234" calcext:value-type="float">
            <text:p>-0.074370255</text:p>
          </table:table-cell>
          <table:table-cell office:value-type="float" office:value="0.022499020041533" calcext:value-type="float">
            <text:p>0.02249902</text:p>
          </table:table-cell>
          <table:table-cell table:number-columns-repeated="1007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hrek (2001)</text:p>
          </table:table-cell>
          <table:table-cell office:value-type="float" office:value="-0.016930021967804" calcext:value-type="float">
            <text:p>-0.016930022</text:p>
          </table:table-cell>
          <table:table-cell office:value-type="float" office:value="-0.0408802957176254" calcext:value-type="float">
            <text:p>-0.0408802957</text:p>
          </table:table-cell>
          <table:table-cell office:value-type="float" office:value="0.0039234167183161" calcext:value-type="float">
            <text:p>0.0039234167</text:p>
          </table:table-cell>
          <table:table-cell office:value-type="float" office:value="0.232320875965469" calcext:value-type="float">
            <text:p>0.232320876</text:p>
          </table:table-cell>
          <table:table-cell office:value-type="float" office:value="-0.126046877098896" calcext:value-type="float">
            <text:p>-0.1260468771</text:p>
          </table:table-cell>
          <table:table-cell office:value-type="float" office:value="-0.0324733144987433" calcext:value-type="float">
            <text:p>-0.0324733145</text:p>
          </table:table-cell>
          <table:table-cell office:value-type="float" office:value="0.101382116743504" calcext:value-type="float">
            <text:p>0.1013821167</text:p>
          </table:table-cell>
          <table:table-cell office:value-type="float" office:value="0.050885384106082" calcext:value-type="float">
            <text:p>0.0508853841</text:p>
          </table:table-cell>
          <table:table-cell office:value-type="float" office:value="-0.233470467296689" calcext:value-type="float">
            <text:p>-0.2334704673</text:p>
          </table:table-cell>
          <table:table-cell office:value-type="float" office:value="0.180879563727508" calcext:value-type="float">
            <text:p>0.1808795637</text:p>
          </table:table-cell>
          <table:table-cell office:value-type="float" office:value="0.0617781128117637" calcext:value-type="float">
            <text:p>0.0617781128</text:p>
          </table:table-cell>
          <table:table-cell office:value-type="float" office:value="0.0806868853420366" calcext:value-type="float">
            <text:p>0.0806868853</text:p>
          </table:table-cell>
          <table:table-cell office:value-type="float" office:value="-0.0912397929702065" calcext:value-type="float">
            <text:p>-0.091239793</text:p>
          </table:table-cell>
          <table:table-cell office:value-type="float" office:value="-0.0692040037040256" calcext:value-type="float">
            <text:p>-0.0692040037</text:p>
          </table:table-cell>
          <table:table-cell office:value-type="float" office:value="-0.118059475685822" calcext:value-type="float">
            <text:p>-0.1180594757</text:p>
          </table:table-cell>
          <table:table-cell table:number-columns-repeated="1007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Shrek 2 (2004)</text:p>
          </table:table-cell>
          <table:table-cell office:value-type="float" office:value="0.082341677586554" calcext:value-type="float">
            <text:p>0.0823416776</text:p>
          </table:table-cell>
          <table:table-cell office:value-type="float" office:value="-0.03730479921535" calcext:value-type="float">
            <text:p>-0.0373047992</text:p>
          </table:table-cell>
          <table:table-cell office:value-type="float" office:value="0.0236186444330115" calcext:value-type="float">
            <text:p>0.0236186444</text:p>
          </table:table-cell>
          <table:table-cell office:value-type="float" office:value="0.175554345432965" calcext:value-type="float">
            <text:p>0.1755543454</text:p>
          </table:table-cell>
          <table:table-cell office:value-type="float" office:value="-0.070727563388634" calcext:value-type="float">
            <text:p>-0.0707275634</text:p>
          </table:table-cell>
          <table:table-cell office:value-type="float" office:value="-0.0347436344989071" calcext:value-type="float">
            <text:p>-0.0347436345</text:p>
          </table:table-cell>
          <table:table-cell office:value-type="float" office:value="0.071975868080521" calcext:value-type="float">
            <text:p>0.0719758681</text:p>
          </table:table-cell>
          <table:table-cell office:value-type="float" office:value="0.029618091366901" calcext:value-type="float">
            <text:p>0.0296180914</text:p>
          </table:table-cell>
          <table:table-cell office:value-type="float" office:value="-0.26927381240931" calcext:value-type="float">
            <text:p>-0.2692738124</text:p>
          </table:table-cell>
          <table:table-cell office:value-type="float" office:value="0.104542167566224" calcext:value-type="float">
            <text:p>0.1045421676</text:p>
          </table:table-cell>
          <table:table-cell office:value-type="float" office:value="0.00958222757996499" calcext:value-type="float">
            <text:p>0.0095822276</text:p>
          </table:table-cell>
          <table:table-cell office:value-type="float" office:value="0.0851385190195695" calcext:value-type="float">
            <text:p>0.085138519</text:p>
          </table:table-cell>
          <table:table-cell office:value-type="float" office:value="-0.113776446475305" calcext:value-type="float">
            <text:p>-0.1137764465</text:p>
          </table:table-cell>
          <table:table-cell office:value-type="float" office:value="-0.0127278315611716" calcext:value-type="float">
            <text:p>-0.0127278316</text:p>
          </table:table-cell>
          <table:table-cell office:value-type="float" office:value="-0.171598289556701" calcext:value-type="float">
            <text:p>-0.1715982896</text:p>
          </table:table-cell>
          <table:table-cell table:number-columns-repeated="1007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Aladdin (1992)</text:p>
          </table:table-cell>
          <table:table-cell office:value-type="float" office:value="0.0661842149931356" calcext:value-type="float">
            <text:p>0.066184215</text:p>
          </table:table-cell>
          <table:table-cell office:value-type="float" office:value="-0.0158213865764922" calcext:value-type="float">
            <text:p>-0.0158213866</text:p>
          </table:table-cell>
          <table:table-cell office:value-type="float" office:value="0.0121498318017541" calcext:value-type="float">
            <text:p>0.0121498318</text:p>
          </table:table-cell>
          <table:table-cell office:value-type="float" office:value="0.22604172219878" calcext:value-type="float">
            <text:p>0.2260417222</text:p>
          </table:table-cell>
          <table:table-cell office:value-type="float" office:value="-0.0617279795917775" calcext:value-type="float">
            <text:p>-0.0617279796</text:p>
          </table:table-cell>
          <table:table-cell office:value-type="float" office:value="0.00198572504724915" calcext:value-type="float">
            <text:p>0.001985725</text:p>
          </table:table-cell>
          <table:table-cell office:value-type="float" office:value="0.0336951850143206" calcext:value-type="float">
            <text:p>0.033695185</text:p>
          </table:table-cell>
          <table:table-cell office:value-type="float" office:value="0.00394030482075112" calcext:value-type="float">
            <text:p>0.0039403048</text:p>
          </table:table-cell>
          <table:table-cell office:value-type="float" office:value="-0.0238842344149153" calcext:value-type="float">
            <text:p>-0.0238842344</text:p>
          </table:table-cell>
          <table:table-cell office:value-type="float" office:value="0.0623739588776531" calcext:value-type="float">
            <text:p>0.0623739589</text:p>
          </table:table-cell>
          <table:table-cell office:value-type="float" office:value="-0.106142693446531" calcext:value-type="float">
            <text:p>-0.1061426934</text:p>
          </table:table-cell>
          <table:table-cell office:value-type="float" office:value="-0.054150226058507" calcext:value-type="float">
            <text:p>-0.0541502261</text:p>
          </table:table-cell>
          <table:table-cell office:value-type="float" office:value="0.1596870380437" calcext:value-type="float">
            <text:p>0.159687038</text:p>
          </table:table-cell>
          <table:table-cell office:value-type="float" office:value="0.104186891080339" calcext:value-type="float">
            <text:p>0.1041868911</text:p>
          </table:table-cell>
          <table:table-cell office:value-type="float" office:value="-0.0586484303157784" calcext:value-type="float">
            <text:p>-0.0586484303</text:p>
          </table:table-cell>
          <table:table-cell table:number-columns-repeated="1007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The Mask (1994)</text:p>
          </table:table-cell>
          <table:table-cell office:value-type="float" office:value="0.158601332539021" calcext:value-type="float">
            <text:p>0.1586013325</text:p>
          </table:table-cell>
          <table:table-cell office:value-type="float" office:value="-0.00615953055032645" calcext:value-type="float">
            <text:p>-0.0061595306</text:p>
          </table:table-cell>
          <table:table-cell office:value-type="float" office:value="-0.0202647543403278" calcext:value-type="float">
            <text:p>-0.0202647543</text:p>
          </table:table-cell>
          <table:table-cell office:value-type="float" office:value="0.00699985452156428" calcext:value-type="float">
            <text:p>0.0069998545</text:p>
          </table:table-cell>
          <table:table-cell office:value-type="float" office:value="-0.0204935812240274" calcext:value-type="float">
            <text:p>-0.0204935812</text:p>
          </table:table-cell>
          <table:table-cell office:value-type="float" office:value="0.228476272111068" calcext:value-type="float">
            <text:p>0.2284762721</text:p>
          </table:table-cell>
          <table:table-cell office:value-type="float" office:value="0.273632950187543" calcext:value-type="float">
            <text:p>0.2736329502</text:p>
          </table:table-cell>
          <table:table-cell office:value-type="float" office:value="-0.00862053065182516" calcext:value-type="float">
            <text:p>-0.0086205307</text:p>
          </table:table-cell>
          <table:table-cell office:value-type="float" office:value="-0.0781202929846144" calcext:value-type="float">
            <text:p>-0.078120293</text:p>
          </table:table-cell>
          <table:table-cell office:value-type="float" office:value="-0.0232222687614659" calcext:value-type="float">
            <text:p>-0.0232222688</text:p>
          </table:table-cell>
          <table:table-cell office:value-type="float" office:value="0.197460812623522" calcext:value-type="float">
            <text:p>0.1974608126</text:p>
          </table:table-cell>
          <table:table-cell office:value-type="float" office:value="-0.101675159896279" calcext:value-type="float">
            <text:p>-0.1016751599</text:p>
          </table:table-cell>
          <table:table-cell office:value-type="float" office:value="-0.0634185390121502" calcext:value-type="float">
            <text:p>-0.063418539</text:p>
          </table:table-cell>
          <table:table-cell office:value-type="float" office:value="-0.131776745155022" calcext:value-type="float">
            <text:p>-0.1317767452</text:p>
          </table:table-cell>
          <table:table-cell office:value-type="float" office:value="-0.116862018536806" calcext:value-type="float">
            <text:p>-0.1168620185</text:p>
          </table:table-cell>
          <table:table-cell table:number-columns-repeated="1007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aving Private Ryan (1998)</text:p>
          </table:table-cell>
          <table:table-cell office:value-type="float" office:value="-0.0932941707630314" calcext:value-type="float">
            <text:p>-0.0932941708</text:p>
          </table:table-cell>
          <table:table-cell office:value-type="float" office:value="-0.043939319496841" calcext:value-type="float">
            <text:p>-0.0439393195</text:p>
          </table:table-cell>
          <table:table-cell office:value-type="float" office:value="-0.130862431409556" calcext:value-type="float">
            <text:p>-0.1308624314</text:p>
          </table:table-cell>
          <table:table-cell office:value-type="float" office:value="-0.00896596148483537" calcext:value-type="float">
            <text:p>-0.0089659615</text:p>
          </table:table-cell>
          <table:table-cell office:value-type="float" office:value="0.0619237831420515" calcext:value-type="float">
            <text:p>0.0619237831</text:p>
          </table:table-cell>
          <table:table-cell office:value-type="float" office:value="0.0065643708025011" calcext:value-type="float">
            <text:p>0.0065643708</text:p>
          </table:table-cell>
          <table:table-cell office:value-type="float" office:value="0.0107330923069697" calcext:value-type="float">
            <text:p>0.0107330923</text:p>
          </table:table-cell>
          <table:table-cell office:value-type="float" office:value="0.0756442057155244" calcext:value-type="float">
            <text:p>0.0756442057</text:p>
          </table:table-cell>
          <table:table-cell office:value-type="float" office:value="0.0335573908412427" calcext:value-type="float">
            <text:p>0.0335573908</text:p>
          </table:table-cell>
          <table:table-cell office:value-type="float" office:value="-0.0559176513139701" calcext:value-type="float">
            <text:p>-0.0559176513</text:p>
          </table:table-cell>
          <table:table-cell office:value-type="float" office:value="-0.0940114071655293" calcext:value-type="float">
            <text:p>-0.0940114072</text:p>
          </table:table-cell>
          <table:table-cell office:value-type="float" office:value="0.103414457741884" calcext:value-type="float">
            <text:p>0.1034144577</text:p>
          </table:table-cell>
          <table:table-cell office:value-type="float" office:value="-0.0898618090832705" calcext:value-type="float">
            <text:p>-0.0898618091</text:p>
          </table:table-cell>
          <table:table-cell office:value-type="float" office:value="-0.0598839131239044" calcext:value-type="float">
            <text:p>-0.0598839131</text:p>
          </table:table-cell>
          <table:table-cell office:value-type="float" office:value="0.0259099570338662" calcext:value-type="float">
            <text:p>0.025909957</text:p>
          </table:table-cell>
          <table:table-cell table:number-columns-repeated="1007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Toy Story (1995)</text:p>
          </table:table-cell>
          <table:table-cell office:value-type="float" office:value="-0.040140716990732" calcext:value-type="float">
            <text:p>-0.040140717</text:p>
          </table:table-cell>
          <table:table-cell office:value-type="float" office:value="-0.00804893048261433" calcext:value-type="float">
            <text:p>-0.0080489305</text:p>
          </table:table-cell>
          <table:table-cell office:value-type="float" office:value="-0.00387709109601383" calcext:value-type="float">
            <text:p>-0.0038770911</text:p>
          </table:table-cell>
          <table:table-cell office:value-type="float" office:value="0.258047823680049" calcext:value-type="float">
            <text:p>0.2580478237</text:p>
          </table:table-cell>
          <table:table-cell office:value-type="float" office:value="-0.183288497452365" calcext:value-type="float">
            <text:p>-0.1832884975</text:p>
          </table:table-cell>
          <table:table-cell office:value-type="float" office:value="-0.0153900173978537" calcext:value-type="float">
            <text:p>-0.0153900174</text:p>
          </table:table-cell>
          <table:table-cell office:value-type="float" office:value="0.105688498285486" calcext:value-type="float">
            <text:p>0.1056884983</text:p>
          </table:table-cell>
          <table:table-cell office:value-type="float" office:value="0.0650395055917734" calcext:value-type="float">
            <text:p>0.0650395056</text:p>
          </table:table-cell>
          <table:table-cell office:value-type="float" office:value="-0.039521289386758" calcext:value-type="float">
            <text:p>-0.0395212894</text:p>
          </table:table-cell>
          <table:table-cell office:value-type="float" office:value="0.0557527774759179" calcext:value-type="float">
            <text:p>0.0557527775</text:p>
          </table:table-cell>
          <table:table-cell office:value-type="float" office:value="-0.0712771949960224" calcext:value-type="float">
            <text:p>-0.071277195</text:p>
          </table:table-cell>
          <table:table-cell office:value-type="float" office:value="-0.0160710147284038" calcext:value-type="float">
            <text:p>-0.0160710147</text:p>
          </table:table-cell>
          <table:table-cell office:value-type="float" office:value="-0.0886370951275091" calcext:value-type="float">
            <text:p>-0.0886370951</text:p>
          </table:table-cell>
          <table:table-cell office:value-type="float" office:value="0.0311679040052192" calcext:value-type="float">
            <text:p>0.031167904</text:p>
          </table:table-cell>
          <table:table-cell office:value-type="float" office:value="0.122741940183413" calcext:value-type="float">
            <text:p>0.1227419402</text:p>
          </table:table-cell>
          <table:table-cell table:number-columns-repeated="1007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Mission: Impossible (1996)</text:p>
          </table:table-cell>
          <table:table-cell office:value-type="float" office:value="0.0675090343332394" calcext:value-type="float">
            <text:p>0.0675090343</text:p>
          </table:table-cell>
          <table:table-cell office:value-type="float" office:value="-0.0923564221411386" calcext:value-type="float">
            <text:p>-0.0923564221</text:p>
          </table:table-cell>
          <table:table-cell office:value-type="float" office:value="-0.0751452859355572" calcext:value-type="float">
            <text:p>-0.0751452859</text:p>
          </table:table-cell>
          <table:table-cell office:value-type="float" office:value="-0.165347945959835" calcext:value-type="float">
            <text:p>-0.165347946</text:p>
          </table:table-cell>
          <table:table-cell office:value-type="float" office:value="-0.103847142528978" calcext:value-type="float">
            <text:p>-0.1038471425</text:p>
          </table:table-cell>
          <table:table-cell office:value-type="float" office:value="-0.064495206988949" calcext:value-type="float">
            <text:p>-0.064495207</text:p>
          </table:table-cell>
          <table:table-cell office:value-type="float" office:value="-0.0108687597056132" calcext:value-type="float">
            <text:p>-0.0108687597</text:p>
          </table:table-cell>
          <table:table-cell office:value-type="float" office:value="0.0277460201811024" calcext:value-type="float">
            <text:p>0.0277460202</text:p>
          </table:table-cell>
          <table:table-cell office:value-type="float" office:value="0.117310157399227" calcext:value-type="float">
            <text:p>0.1173101574</text:p>
          </table:table-cell>
          <table:table-cell office:value-type="float" office:value="0.0623065635089292" calcext:value-type="float">
            <text:p>0.0623065635</text:p>
          </table:table-cell>
          <table:table-cell office:value-type="float" office:value="0.017040705943322" calcext:value-type="float">
            <text:p>0.0170407059</text:p>
          </table:table-cell>
          <table:table-cell office:value-type="float" office:value="0.0410667713450593" calcext:value-type="float">
            <text:p>0.0410667713</text:p>
          </table:table-cell>
          <table:table-cell office:value-type="float" office:value="-0.0991728368262787" calcext:value-type="float">
            <text:p>-0.0991728368</text:p>
          </table:table-cell>
          <table:table-cell office:value-type="float" office:value="0.205364756660426" calcext:value-type="float">
            <text:p>0.2053647567</text:p>
          </table:table-cell>
          <table:table-cell office:value-type="float" office:value="-0.0856130920918245" calcext:value-type="float">
            <text:p>-0.0856130921</text:p>
          </table:table-cell>
          <table:table-cell table:number-columns-repeated="1007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Mission: Impossible II (2000)</text:p>
          </table:table-cell>
          <table:table-cell office:value-type="float" office:value="0.150526405502905" calcext:value-type="float">
            <text:p>0.1505264055</text:p>
          </table:table-cell>
          <table:table-cell office:value-type="float" office:value="-0.10072403293984" calcext:value-type="float">
            <text:p>-0.1007240329</text:p>
          </table:table-cell>
          <table:table-cell office:value-type="float" office:value="-0.0520159429848405" calcext:value-type="float">
            <text:p>-0.052015943</text:p>
          </table:table-cell>
          <table:table-cell office:value-type="float" office:value="-0.176024908148262" calcext:value-type="float">
            <text:p>-0.1760249081</text:p>
          </table:table-cell>
          <table:table-cell office:value-type="float" office:value="-0.0314844629674136" calcext:value-type="float">
            <text:p>-0.031484463</text:p>
          </table:table-cell>
          <table:table-cell office:value-type="float" office:value="-0.104251635001686" calcext:value-type="float">
            <text:p>-0.104251635</text:p>
          </table:table-cell>
          <table:table-cell office:value-type="float" office:value="-0.0357402955283863" calcext:value-type="float">
            <text:p>-0.0357402955</text:p>
          </table:table-cell>
          <table:table-cell office:value-type="float" office:value="0.0150706839763314" calcext:value-type="float">
            <text:p>0.015070684</text:p>
          </table:table-cell>
          <table:table-cell office:value-type="float" office:value="0.0336019107380131" calcext:value-type="float">
            <text:p>0.0336019107</text:p>
          </table:table-cell>
          <table:table-cell office:value-type="float" office:value="0.0189580575681973" calcext:value-type="float">
            <text:p>0.0189580576</text:p>
          </table:table-cell>
          <table:table-cell office:value-type="float" office:value="-0.0324185575227502" calcext:value-type="float">
            <text:p>-0.0324185575</text:p>
          </table:table-cell>
          <table:table-cell office:value-type="float" office:value="0.00665782496917659" calcext:value-type="float">
            <text:p>0.006657825</text:p>
          </table:table-cell>
          <table:table-cell office:value-type="float" office:value="-0.120484336127985" calcext:value-type="float">
            <text:p>-0.1204843361</text:p>
          </table:table-cell>
          <table:table-cell office:value-type="float" office:value="0.192712375918197" calcext:value-type="float">
            <text:p>0.1927123759</text:p>
          </table:table-cell>
          <table:table-cell office:value-type="float" office:value="-0.125093086827484" calcext:value-type="float">
            <text:p>-0.1250930868</text:p>
          </table:table-cell>
          <table:table-cell table:number-columns-repeated="1007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The Departed (2006)</text:p>
          </table:table-cell>
          <table:table-cell office:value-type="float" office:value="-0.0694578119201325" calcext:value-type="float">
            <text:p>-0.0694578119</text:p>
          </table:table-cell>
          <table:table-cell office:value-type="float" office:value="0.0421256530473966" calcext:value-type="float">
            <text:p>0.042125653</text:p>
          </table:table-cell>
          <table:table-cell office:value-type="float" office:value="-0.0803469898876101" calcext:value-type="float">
            <text:p>-0.0803469899</text:p>
          </table:table-cell>
          <table:table-cell office:value-type="float" office:value="-0.0589041103826676" calcext:value-type="float">
            <text:p>-0.0589041104</text:p>
          </table:table-cell>
          <table:table-cell office:value-type="float" office:value="-0.0117187881653456" calcext:value-type="float">
            <text:p>-0.0117187882</text:p>
          </table:table-cell>
          <table:table-cell office:value-type="float" office:value="-0.0230413589807377" calcext:value-type="float">
            <text:p>-0.023041359</text:p>
          </table:table-cell>
          <table:table-cell office:value-type="float" office:value="0.0544737896920677" calcext:value-type="float">
            <text:p>0.0544737897</text:p>
          </table:table-cell>
          <table:table-cell office:value-type="float" office:value="-0.0380517826426469" calcext:value-type="float">
            <text:p>-0.0380517826</text:p>
          </table:table-cell>
          <table:table-cell office:value-type="float" office:value="-0.0403933697146236" calcext:value-type="float">
            <text:p>-0.0403933697</text:p>
          </table:table-cell>
          <table:table-cell office:value-type="float" office:value="-0.0410002424381934" calcext:value-type="float">
            <text:p>-0.0410002424</text:p>
          </table:table-cell>
          <table:table-cell office:value-type="float" office:value="-0.0568409238845524" calcext:value-type="float">
            <text:p>-0.0568409239</text:p>
          </table:table-cell>
          <table:table-cell office:value-type="float" office:value="0.0655842689941134" calcext:value-type="float">
            <text:p>0.065584269</text:p>
          </table:table-cell>
          <table:table-cell office:value-type="float" office:value="0.0815457987566321" calcext:value-type="float">
            <text:p>0.0815457988</text:p>
          </table:table-cell>
          <table:table-cell office:value-type="float" office:value="0.0382081168480808" calcext:value-type="float">
            <text:p>0.0382081168</text:p>
          </table:table-cell>
          <table:table-cell office:value-type="float" office:value="-0.0559224942270964" calcext:value-type="float">
            <text:p>-0.0559224942</text:p>
          </table:table-cell>
          <table:table-cell table:number-columns-repeated="1007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Die Hard: With a Vengeance (1995)</text:p>
          </table:table-cell>
          <table:table-cell office:value-type="float" office:value="0.0603902808966805" calcext:value-type="float">
            <text:p>0.0603902809</text:p>
          </table:table-cell>
          <table:table-cell office:value-type="float" office:value="-0.0377371244935149" calcext:value-type="float">
            <text:p>-0.0377371245</text:p>
          </table:table-cell>
          <table:table-cell office:value-type="float" office:value="-0.00584667670818537" calcext:value-type="float">
            <text:p>-0.0058466767</text:p>
          </table:table-cell>
          <table:table-cell office:value-type="float" office:value="-0.118699898502317" calcext:value-type="float">
            <text:p>-0.1186998985</text:p>
          </table:table-cell>
          <table:table-cell office:value-type="float" office:value="-0.119354237776604" calcext:value-type="float">
            <text:p>-0.1193542378</text:p>
          </table:table-cell>
          <table:table-cell office:value-type="float" office:value="0.0346867219875146" calcext:value-type="float">
            <text:p>0.034686722</text:p>
          </table:table-cell>
          <table:table-cell office:value-type="float" office:value="0.00895692295058259" calcext:value-type="float">
            <text:p>0.008956923</text:p>
          </table:table-cell>
          <table:table-cell office:value-type="float" office:value="-0.00481258587022765" calcext:value-type="float">
            <text:p>-0.0048125859</text:p>
          </table:table-cell>
          <table:table-cell office:value-type="float" office:value="0.124482406213049" calcext:value-type="float">
            <text:p>0.1244824062</text:p>
          </table:table-cell>
          <table:table-cell office:value-type="float" office:value="0.133153702044" calcext:value-type="float">
            <text:p>0.133153702</text:p>
          </table:table-cell>
          <table:table-cell office:value-type="float" office:value="0.036132880629881" calcext:value-type="float">
            <text:p>0.0361328806</text:p>
          </table:table-cell>
          <table:table-cell office:value-type="float" office:value="0.030987586269495" calcext:value-type="float">
            <text:p>0.0309875863</text:p>
          </table:table-cell>
          <table:table-cell office:value-type="float" office:value="0.0789154533977773" calcext:value-type="float">
            <text:p>0.0789154534</text:p>
          </table:table-cell>
          <table:table-cell office:value-type="float" office:value="-0.0500747971640076" calcext:value-type="float">
            <text:p>-0.0500747972</text:p>
          </table:table-cell>
          <table:table-cell office:value-type="float" office:value="-0.0566486167138374" calcext:value-type="float">
            <text:p>-0.0566486167</text:p>
          </table:table-cell>
          <table:table-cell table:number-columns-repeated="1007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Meet the Parents (2000)</text:p>
          </table:table-cell>
          <table:table-cell office:value-type="float" office:value="0.11001964528427" calcext:value-type="float">
            <text:p>0.1100196453</text:p>
          </table:table-cell>
          <table:table-cell office:value-type="float" office:value="0.0491456202607326" calcext:value-type="float">
            <text:p>0.0491456203</text:p>
          </table:table-cell>
          <table:table-cell office:value-type="float" office:value="-0.0675873476419449" calcext:value-type="float">
            <text:p>-0.0675873476</text:p>
          </table:table-cell>
          <table:table-cell office:value-type="float" office:value="0.00925847881400931" calcext:value-type="float">
            <text:p>0.0092584788</text:p>
          </table:table-cell>
          <table:table-cell office:value-type="float" office:value="0.0596148198405814" calcext:value-type="float">
            <text:p>0.0596148198</text:p>
          </table:table-cell>
          <table:table-cell office:value-type="float" office:value="0.0630960861174275" calcext:value-type="float">
            <text:p>0.0630960861</text:p>
          </table:table-cell>
          <table:table-cell office:value-type="float" office:value="0.0492923832761083" calcext:value-type="float">
            <text:p>0.0492923833</text:p>
          </table:table-cell>
          <table:table-cell office:value-type="float" office:value="-0.0387038691849957" calcext:value-type="float">
            <text:p>-0.0387038692</text:p>
          </table:table-cell>
          <table:table-cell office:value-type="float" office:value="-0.0183235983627617" calcext:value-type="float">
            <text:p>-0.0183235984</text:p>
          </table:table-cell>
          <table:table-cell office:value-type="float" office:value="0.0792811838219622" calcext:value-type="float">
            <text:p>0.0792811838</text:p>
          </table:table-cell>
          <table:table-cell office:value-type="float" office:value="-0.0422422423958971" calcext:value-type="float">
            <text:p>-0.0422422424</text:p>
          </table:table-cell>
          <table:table-cell office:value-type="float" office:value="0.144456971064051" calcext:value-type="float">
            <text:p>0.1444569711</text:p>
          </table:table-cell>
          <table:table-cell office:value-type="float" office:value="-0.0339482013738412" calcext:value-type="float">
            <text:p>-0.0339482014</text:p>
          </table:table-cell>
          <table:table-cell office:value-type="float" office:value="-0.00213839049720566" calcext:value-type="float">
            <text:p>-0.0021383905</text:p>
          </table:table-cell>
          <table:table-cell office:value-type="float" office:value="0.0244549830417457" calcext:value-type="float">
            <text:p>0.024454983</text:p>
          </table:table-cell>
          <table:table-cell table:number-columns-repeated="1007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Speed (1994)</text:p>
          </table:table-cell>
          <table:table-cell office:value-type="float" office:value="0.128780461211272" calcext:value-type="float">
            <text:p>0.1287804612</text:p>
          </table:table-cell>
          <table:table-cell office:value-type="float" office:value="-0.0250075361095346" calcext:value-type="float">
            <text:p>-0.0250075361</text:p>
          </table:table-cell>
          <table:table-cell office:value-type="float" office:value="-0.0828890291208196" calcext:value-type="float">
            <text:p>-0.0828890291</text:p>
          </table:table-cell>
          <table:table-cell office:value-type="float" office:value="-0.0864007174384715" calcext:value-type="float">
            <text:p>-0.0864007174</text:p>
          </table:table-cell>
          <table:table-cell office:value-type="float" office:value="-0.0195465907889247" calcext:value-type="float">
            <text:p>-0.0195465908</text:p>
          </table:table-cell>
          <table:table-cell office:value-type="float" office:value="0.017032162469503" calcext:value-type="float">
            <text:p>0.0170321625</text:p>
          </table:table-cell>
          <table:table-cell office:value-type="float" office:value="0.00047013812236393" calcext:value-type="float">
            <text:p>0.0004701381</text:p>
          </table:table-cell>
          <table:table-cell office:value-type="float" office:value="-0.0108938586962599" calcext:value-type="float">
            <text:p>-0.0108938587</text:p>
          </table:table-cell>
          <table:table-cell office:value-type="float" office:value="0.128157438740594" calcext:value-type="float">
            <text:p>0.1281574387</text:p>
          </table:table-cell>
          <table:table-cell office:value-type="float" office:value="0.0625323147320323" calcext:value-type="float">
            <text:p>0.0625323147</text:p>
          </table:table-cell>
          <table:table-cell office:value-type="float" office:value="0.0702315449023786" calcext:value-type="float">
            <text:p>0.0702315449</text:p>
          </table:table-cell>
          <table:table-cell office:value-type="float" office:value="0.00913758983450364" calcext:value-type="float">
            <text:p>0.0091375898</text:p>
          </table:table-cell>
          <table:table-cell office:value-type="float" office:value="0.0145114624737616" calcext:value-type="float">
            <text:p>0.0145114625</text:p>
          </table:table-cell>
          <table:table-cell office:value-type="float" office:value="0.00614603075329672" calcext:value-type="float">
            <text:p>0.0061460308</text:p>
          </table:table-cell>
          <table:table-cell office:value-type="float" office:value="0.0120675083913003" calcext:value-type="float">
            <text:p>0.0120675084</text:p>
          </table:table-cell>
          <table:table-cell table:number-columns-repeated="1007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Star Wars: Episode V - The Empire Strikes Back (1980)</text:p>
          </table:table-cell>
          <table:table-cell office:value-type="float" office:value="-0.121403640321755" calcext:value-type="float">
            <text:p>-0.1214036403</text:p>
          </table:table-cell>
          <table:table-cell office:value-type="float" office:value="-0.0937227627186715" calcext:value-type="float">
            <text:p>-0.0937227627</text:p>
          </table:table-cell>
          <table:table-cell office:value-type="float" office:value="0.219118892107718" calcext:value-type="float">
            <text:p>0.2191188921</text:p>
          </table:table-cell>
          <table:table-cell office:value-type="float" office:value="0.0315932524403698" calcext:value-type="float">
            <text:p>0.0315932524</text:p>
          </table:table-cell>
          <table:table-cell office:value-type="float" office:value="-0.0976319252858401" calcext:value-type="float">
            <text:p>-0.0976319253</text:p>
          </table:table-cell>
          <table:table-cell office:value-type="float" office:value="0.253528883893718" calcext:value-type="float">
            <text:p>0.2535288839</text:p>
          </table:table-cell>
          <table:table-cell office:value-type="float" office:value="-0.206738145564536" calcext:value-type="float">
            <text:p>-0.2067381456</text:p>
          </table:table-cell>
          <table:table-cell office:value-type="float" office:value="0.0262610207033757" calcext:value-type="float">
            <text:p>0.0262610207</text:p>
          </table:table-cell>
          <table:table-cell office:value-type="float" office:value="-0.0111527472987443" calcext:value-type="float">
            <text:p>-0.0111527473</text:p>
          </table:table-cell>
          <table:table-cell office:value-type="float" office:value="-0.0787254634725084" calcext:value-type="float">
            <text:p>-0.0787254635</text:p>
          </table:table-cell>
          <table:table-cell office:value-type="float" office:value="-0.121601670032759" calcext:value-type="float">
            <text:p>-0.12160167</text:p>
          </table:table-cell>
          <table:table-cell office:value-type="float" office:value="0.079607926664782" calcext:value-type="float">
            <text:p>0.0796079267</text:p>
          </table:table-cell>
          <table:table-cell office:value-type="float" office:value="0.0173022709681121" calcext:value-type="float">
            <text:p>0.017302271</text:p>
          </table:table-cell>
          <table:table-cell office:value-type="float" office:value="0.124357680588308" calcext:value-type="float">
            <text:p>0.1243576806</text:p>
          </table:table-cell>
          <table:table-cell office:value-type="float" office:value="-0.0144966733351554" calcext:value-type="float">
            <text:p>-0.0144966733</text:p>
          </table:table-cell>
          <table:table-cell table:number-columns-repeated="1007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Star Wars: Episode VI - Return of the Jedi (1983)</text:p>
          </table:table-cell>
          <table:table-cell office:value-type="float" office:value="-0.0948470627374699" calcext:value-type="float">
            <text:p>-0.0948470627</text:p>
          </table:table-cell>
          <table:table-cell office:value-type="float" office:value="-0.0877271524872481" calcext:value-type="float">
            <text:p>-0.0877271525</text:p>
          </table:table-cell>
          <table:table-cell office:value-type="float" office:value="0.207099456714043" calcext:value-type="float">
            <text:p>0.2070994567</text:p>
          </table:table-cell>
          <table:table-cell office:value-type="float" office:value="0.0145661510211092" calcext:value-type="float">
            <text:p>0.014566151</text:p>
          </table:table-cell>
          <table:table-cell office:value-type="float" office:value="-0.0583523227199451" calcext:value-type="float">
            <text:p>-0.0583523227</text:p>
          </table:table-cell>
          <table:table-cell office:value-type="float" office:value="0.274294349542429" calcext:value-type="float">
            <text:p>0.2742943495</text:p>
          </table:table-cell>
          <table:table-cell office:value-type="float" office:value="-0.215539444259847" calcext:value-type="float">
            <text:p>-0.2155394443</text:p>
          </table:table-cell>
          <table:table-cell office:value-type="float" office:value="0.0300382055192315" calcext:value-type="float">
            <text:p>0.0300382055</text:p>
          </table:table-cell>
          <table:table-cell office:value-type="float" office:value="-0.0541377352380965" calcext:value-type="float">
            <text:p>-0.0541377352</text:p>
          </table:table-cell>
          <table:table-cell office:value-type="float" office:value="-0.0647470095540033" calcext:value-type="float">
            <text:p>-0.0647470096</text:p>
          </table:table-cell>
          <table:table-cell office:value-type="float" office:value="-0.109781122014146" calcext:value-type="float">
            <text:p>-0.109781122</text:p>
          </table:table-cell>
          <table:table-cell office:value-type="float" office:value="0.0893946362310063" calcext:value-type="float">
            <text:p>0.0893946362</text:p>
          </table:table-cell>
          <table:table-cell office:value-type="float" office:value="0.0371199731801916" calcext:value-type="float">
            <text:p>0.0371199732</text:p>
          </table:table-cell>
          <table:table-cell office:value-type="float" office:value="0.120691583064527" calcext:value-type="float">
            <text:p>0.1206915831</text:p>
          </table:table-cell>
          <table:table-cell office:value-type="float" office:value="-0.0128527321550501" calcext:value-type="float">
            <text:p>-0.0128527322</text:p>
          </table:table-cell>
          <table:table-cell table:number-columns-repeated="1007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Star Wars: Episode II - Attack of the Clones (2002)</text:p>
          </table:table-cell>
          <table:table-cell office:value-type="float" office:value="0.103737838289585" calcext:value-type="float">
            <text:p>0.1037378383</text:p>
          </table:table-cell>
          <table:table-cell office:value-type="float" office:value="-0.155550322943664" calcext:value-type="float">
            <text:p>-0.1555503229</text:p>
          </table:table-cell>
          <table:table-cell office:value-type="float" office:value="0.111279362582934" calcext:value-type="float">
            <text:p>0.1112793626</text:p>
          </table:table-cell>
          <table:table-cell office:value-type="float" office:value="-0.104832116231882" calcext:value-type="float">
            <text:p>-0.1048321162</text:p>
          </table:table-cell>
          <table:table-cell office:value-type="float" office:value="0.16744458256278" calcext:value-type="float">
            <text:p>0.1674445826</text:p>
          </table:table-cell>
          <table:table-cell office:value-type="float" office:value="0.182786628435559" calcext:value-type="float">
            <text:p>0.1827866284</text:p>
          </table:table-cell>
          <table:table-cell office:value-type="float" office:value="-0.223961116909854" calcext:value-type="float">
            <text:p>-0.2239611169</text:p>
          </table:table-cell>
          <table:table-cell office:value-type="float" office:value="0.0785152692924358" calcext:value-type="float">
            <text:p>0.0785152693</text:p>
          </table:table-cell>
          <table:table-cell office:value-type="float" office:value="-0.384899535481751" calcext:value-type="float">
            <text:p>-0.3848995355</text:p>
          </table:table-cell>
          <table:table-cell office:value-type="float" office:value="-0.0889222958489274" calcext:value-type="float">
            <text:p>-0.0889222958</text:p>
          </table:table-cell>
          <table:table-cell office:value-type="float" office:value="-0.0735152887968094" calcext:value-type="float">
            <text:p>-0.0735152888</text:p>
          </table:table-cell>
          <table:table-cell office:value-type="float" office:value="0.0398910681109661" calcext:value-type="float">
            <text:p>0.0398910681</text:p>
          </table:table-cell>
          <table:table-cell office:value-type="float" office:value="0.0769488682222907" calcext:value-type="float">
            <text:p>0.0769488682</text:p>
          </table:table-cell>
          <table:table-cell office:value-type="float" office:value="0.0282378481183913" calcext:value-type="float">
            <text:p>0.0282378481</text:p>
          </table:table-cell>
          <table:table-cell office:value-type="float" office:value="0.0708186169401606" calcext:value-type="float">
            <text:p>0.0708186169</text:p>
          </table:table-cell>
          <table:table-cell table:number-columns-repeated="1007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Traffic (2000)</text:p>
          </table:table-cell>
          <table:table-cell office:value-type="float" office:value="0.00887383020754213" calcext:value-type="float">
            <text:p>0.0088738302</text:p>
          </table:table-cell>
          <table:table-cell office:value-type="float" office:value="0.109462792515888" calcext:value-type="float">
            <text:p>0.1094627925</text:p>
          </table:table-cell>
          <table:table-cell office:value-type="float" office:value="0.00540152585106931" calcext:value-type="float">
            <text:p>0.0054015259</text:p>
          </table:table-cell>
          <table:table-cell office:value-type="float" office:value="-0.0127608058788449" calcext:value-type="float">
            <text:p>-0.0127608059</text:p>
          </table:table-cell>
          <table:table-cell office:value-type="float" office:value="0.0475090406584333" calcext:value-type="float">
            <text:p>0.0475090407</text:p>
          </table:table-cell>
          <table:table-cell office:value-type="float" office:value="-0.0429855128675655" calcext:value-type="float">
            <text:p>-0.0429855129</text:p>
          </table:table-cell>
          <table:table-cell office:value-type="float" office:value="-0.0540987455979502" calcext:value-type="float">
            <text:p>-0.0540987456</text:p>
          </table:table-cell>
          <table:table-cell office:value-type="float" office:value="-0.046765736165302" calcext:value-type="float">
            <text:p>-0.0467657362</text:p>
          </table:table-cell>
          <table:table-cell office:value-type="float" office:value="0.0095733528029831" calcext:value-type="float">
            <text:p>0.0095733528</text:p>
          </table:table-cell>
          <table:table-cell office:value-type="float" office:value="0.0229795013118901" calcext:value-type="float">
            <text:p>0.0229795013</text:p>
          </table:table-cell>
          <table:table-cell office:value-type="float" office:value="-0.0390595007022512" calcext:value-type="float">
            <text:p>-0.0390595007</text:p>
          </table:table-cell>
          <table:table-cell office:value-type="float" office:value="0.019792045805163" calcext:value-type="float">
            <text:p>0.0197920458</text:p>
          </table:table-cell>
          <table:table-cell office:value-type="float" office:value="-0.0240489192199116" calcext:value-type="float">
            <text:p>-0.0240489192</text:p>
          </table:table-cell>
          <table:table-cell office:value-type="float" office:value="0.00972273880033879" calcext:value-type="float">
            <text:p>0.0097227388</text:p>
          </table:table-cell>
          <table:table-cell office:value-type="float" office:value="0.0110437989415587" calcext:value-type="float">
            <text:p>0.0110437989</text:p>
          </table:table-cell>
          <table:table-cell table:number-columns-repeated="1007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The Patriot (2000)</text:p>
          </table:table-cell>
          <table:table-cell office:value-type="float" office:value="0.0762354616068722" calcext:value-type="float">
            <text:p>0.0762354616</text:p>
          </table:table-cell>
          <table:table-cell office:value-type="float" office:value="-0.045249264082282" calcext:value-type="float">
            <text:p>-0.0452492641</text:p>
          </table:table-cell>
          <table:table-cell office:value-type="float" office:value="-0.102387394669948" calcext:value-type="float">
            <text:p>-0.1023873947</text:p>
          </table:table-cell>
          <table:table-cell office:value-type="float" office:value="-0.0300152485711678" calcext:value-type="float">
            <text:p>-0.0300152486</text:p>
          </table:table-cell>
          <table:table-cell office:value-type="float" office:value="0.105701370054712" calcext:value-type="float">
            <text:p>0.1057013701</text:p>
          </table:table-cell>
          <table:table-cell office:value-type="float" office:value="-0.00891350422047488" calcext:value-type="float">
            <text:p>-0.0089135042</text:p>
          </table:table-cell>
          <table:table-cell office:value-type="float" office:value="-0.0316118483761983" calcext:value-type="float">
            <text:p>-0.0316118484</text:p>
          </table:table-cell>
          <table:table-cell office:value-type="float" office:value="0.0143410729858887" calcext:value-type="float">
            <text:p>0.014341073</text:p>
          </table:table-cell>
          <table:table-cell office:value-type="float" office:value="-0.0193002071715226" calcext:value-type="float">
            <text:p>-0.0193002072</text:p>
          </table:table-cell>
          <table:table-cell office:value-type="float" office:value="0.0975798614399111" calcext:value-type="float">
            <text:p>0.0975798614</text:p>
          </table:table-cell>
          <table:table-cell office:value-type="float" office:value="-0.106753496246055" calcext:value-type="float">
            <text:p>-0.1067534962</text:p>
          </table:table-cell>
          <table:table-cell office:value-type="float" office:value="0.0603431499145008" calcext:value-type="float">
            <text:p>0.0603431499</text:p>
          </table:table-cell>
          <table:table-cell office:value-type="float" office:value="0.0788731810530177" calcext:value-type="float">
            <text:p>0.0788731811</text:p>
          </table:table-cell>
          <table:table-cell office:value-type="float" office:value="-0.0438471658407523" calcext:value-type="float">
            <text:p>-0.0438471658</text:p>
          </table:table-cell>
          <table:table-cell office:value-type="float" office:value="0.00405463579705947" calcext:value-type="float">
            <text:p>0.0040546358</text:p>
          </table:table-cell>
          <table:table-cell table:number-columns-repeated="1007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Stargate (1994)</text:p>
          </table:table-cell>
          <table:table-cell office:value-type="float" office:value="0.0531520479041703" calcext:value-type="float">
            <text:p>0.0531520479</text:p>
          </table:table-cell>
          <table:table-cell office:value-type="float" office:value="0.00226949580304434" calcext:value-type="float">
            <text:p>0.0022694958</text:p>
          </table:table-cell>
          <table:table-cell office:value-type="float" office:value="0.0463033666108685" calcext:value-type="float">
            <text:p>0.0463033666</text:p>
          </table:table-cell>
          <table:table-cell office:value-type="float" office:value="-0.0441373068436448" calcext:value-type="float">
            <text:p>-0.0441373068</text:p>
          </table:table-cell>
          <table:table-cell office:value-type="float" office:value="0.00750897390861322" calcext:value-type="float">
            <text:p>0.0075089739</text:p>
          </table:table-cell>
          <table:table-cell office:value-type="float" office:value="0.0683587994915761" calcext:value-type="float">
            <text:p>0.0683587995</text:p>
          </table:table-cell>
          <table:table-cell office:value-type="float" office:value="-0.0888097030309748" calcext:value-type="float">
            <text:p>-0.088809703</text:p>
          </table:table-cell>
          <table:table-cell office:value-type="float" office:value="-0.0585231304007339" calcext:value-type="float">
            <text:p>-0.0585231304</text:p>
          </table:table-cell>
          <table:table-cell office:value-type="float" office:value="0.00930958239586206" calcext:value-type="float">
            <text:p>0.0093095824</text:p>
          </table:table-cell>
          <table:table-cell office:value-type="float" office:value="0.0967319317922577" calcext:value-type="float">
            <text:p>0.0967319318</text:p>
          </table:table-cell>
          <table:table-cell office:value-type="float" office:value="0.0403739482888017" calcext:value-type="float">
            <text:p>0.0403739483</text:p>
          </table:table-cell>
          <table:table-cell office:value-type="float" office:value="-0.0163077021505803" calcext:value-type="float">
            <text:p>-0.0163077022</text:p>
          </table:table-cell>
          <table:table-cell office:value-type="float" office:value="0.125423233348873" calcext:value-type="float">
            <text:p>0.1254232333</text:p>
          </table:table-cell>
          <table:table-cell office:value-type="float" office:value="-0.0620656609730509" calcext:value-type="float">
            <text:p>-0.062065661</text:p>
          </table:table-cell>
          <table:table-cell office:value-type="float" office:value="0.107891208015178" calcext:value-type="float">
            <text:p>0.107891208</text:p>
          </table:table-cell>
          <table:table-cell table:number-columns-repeated="1007"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string" calcext:value-type="string">
            <text:p>The Bourne Identity (2002)</text:p>
          </table:table-cell>
          <table:table-cell office:value-type="float" office:value="-0.0582548151950037" calcext:value-type="float">
            <text:p>-0.0582548152</text:p>
          </table:table-cell>
          <table:table-cell office:value-type="float" office:value="-0.0654453776378304" calcext:value-type="float">
            <text:p>-0.0654453776</text:p>
          </table:table-cell>
          <table:table-cell office:value-type="float" office:value="-0.108713437100517" calcext:value-type="float">
            <text:p>-0.1087134371</text:p>
          </table:table-cell>
          <table:table-cell office:value-type="float" office:value="-0.14698690925928" calcext:value-type="float">
            <text:p>-0.1469869093</text:p>
          </table:table-cell>
          <table:table-cell office:value-type="float" office:value="-0.0760231776402926" calcext:value-type="float">
            <text:p>-0.0760231776</text:p>
          </table:table-cell>
          <table:table-cell office:value-type="float" office:value="-0.120144713528696" calcext:value-type="float">
            <text:p>-0.1201447135</text:p>
          </table:table-cell>
          <table:table-cell office:value-type="float" office:value="0.026948710179969" calcext:value-type="float">
            <text:p>0.0269487102</text:p>
          </table:table-cell>
          <table:table-cell office:value-type="float" office:value="-0.0407065817486989" calcext:value-type="float">
            <text:p>-0.0407065817</text:p>
          </table:table-cell>
          <table:table-cell office:value-type="float" office:value="0.00818208880346859" calcext:value-type="float">
            <text:p>0.0081820888</text:p>
          </table:table-cell>
          <table:table-cell office:value-type="float" office:value="0.0531525906184992" calcext:value-type="float">
            <text:p>0.0531525906</text:p>
          </table:table-cell>
          <table:table-cell office:value-type="float" office:value="-0.0548210921401131" calcext:value-type="float">
            <text:p>-0.0548210921</text:p>
          </table:table-cell>
          <table:table-cell office:value-type="float" office:value="0.275998136566842" calcext:value-type="float">
            <text:p>0.2759981366</text:p>
          </table:table-cell>
          <table:table-cell office:value-type="float" office:value="-0.199306064098025" calcext:value-type="float">
            <text:p>-0.1993060641</text:p>
          </table:table-cell>
          <table:table-cell office:value-type="float" office:value="0.194444768514391" calcext:value-type="float">
            <text:p>0.1944447685</text:p>
          </table:table-cell>
          <table:table-cell office:value-type="float" office:value="0.00549889437756262" calcext:value-type="float">
            <text:p>0.0054988944</text:p>
          </table:table-cell>
          <table:table-cell table:number-columns-repeated="1007"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string" calcext:value-type="string">
            <text:p>The Bourne Supremacy (2004)</text:p>
          </table:table-cell>
          <table:table-cell office:value-type="float" office:value="-0.0333565479581463" calcext:value-type="float">
            <text:p>-0.033356548</text:p>
          </table:table-cell>
          <table:table-cell office:value-type="float" office:value="-0.0708553197996022" calcext:value-type="float">
            <text:p>-0.0708553198</text:p>
          </table:table-cell>
          <table:table-cell office:value-type="float" office:value="-0.108719285384346" calcext:value-type="float">
            <text:p>-0.1087192854</text:p>
          </table:table-cell>
          <table:table-cell office:value-type="float" office:value="-0.151023633675799" calcext:value-type="float">
            <text:p>-0.1510236337</text:p>
          </table:table-cell>
          <table:table-cell office:value-type="float" office:value="-0.053941546175296" calcext:value-type="float">
            <text:p>-0.0539415462</text:p>
          </table:table-cell>
          <table:table-cell office:value-type="float" office:value="-0.134707196602288" calcext:value-type="float">
            <text:p>-0.1347071966</text:p>
          </table:table-cell>
          <table:table-cell office:value-type="float" office:value="0.0111317680444121" calcext:value-type="float">
            <text:p>0.011131768</text:p>
          </table:table-cell>
          <table:table-cell office:value-type="float" office:value="-0.0366809700209603" calcext:value-type="float">
            <text:p>-0.03668097</text:p>
          </table:table-cell>
          <table:table-cell office:value-type="float" office:value="-0.0141978002308452" calcext:value-type="float">
            <text:p>-0.0141978002</text:p>
          </table:table-cell>
          <table:table-cell office:value-type="float" office:value="0.0570724150838722" calcext:value-type="float">
            <text:p>0.0570724151</text:p>
          </table:table-cell>
          <table:table-cell office:value-type="float" office:value="-0.0659497814281964" calcext:value-type="float">
            <text:p>-0.0659497814</text:p>
          </table:table-cell>
          <table:table-cell office:value-type="float" office:value="0.27212827688068" calcext:value-type="float">
            <text:p>0.2721282769</text:p>
          </table:table-cell>
          <table:table-cell office:value-type="float" office:value="-0.193091294773938" calcext:value-type="float">
            <text:p>-0.1930912948</text:p>
          </table:table-cell>
          <table:table-cell office:value-type="float" office:value="0.202581948213027" calcext:value-type="float">
            <text:p>0.2025819482</text:p>
          </table:table-cell>
          <table:table-cell office:value-type="float" office:value="0.00545490404413242" calcext:value-type="float">
            <text:p>0.005454904</text:p>
          </table:table-cell>
          <table:table-cell table:number-columns-repeated="1007"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Ace Ventura: Pet Detective (1994)</text:p>
          </table:table-cell>
          <table:table-cell office:value-type="float" office:value="0.190878768951807" calcext:value-type="float">
            <text:p>0.190878769</text:p>
          </table:table-cell>
          <table:table-cell office:value-type="float" office:value="0.0677469377509277" calcext:value-type="float">
            <text:p>0.0677469378</text:p>
          </table:table-cell>
          <table:table-cell office:value-type="float" office:value="0.00291818524342211" calcext:value-type="float">
            <text:p>0.0029181852</text:p>
          </table:table-cell>
          <table:table-cell office:value-type="float" office:value="-0.0333480084775684" calcext:value-type="float">
            <text:p>-0.0333480085</text:p>
          </table:table-cell>
          <table:table-cell office:value-type="float" office:value="0.0743429378752461" calcext:value-type="float">
            <text:p>0.0743429379</text:p>
          </table:table-cell>
          <table:table-cell office:value-type="float" office:value="0.285012405734977" calcext:value-type="float">
            <text:p>0.2850124057</text:p>
          </table:table-cell>
          <table:table-cell office:value-type="float" office:value="0.386962340658914" calcext:value-type="float">
            <text:p>0.3869623407</text:p>
          </table:table-cell>
          <table:table-cell office:value-type="float" office:value="-0.0885502222002023" calcext:value-type="float">
            <text:p>-0.0885502222</text:p>
          </table:table-cell>
          <table:table-cell office:value-type="float" office:value="-0.0254695017523444" calcext:value-type="float">
            <text:p>-0.0254695018</text:p>
          </table:table-cell>
          <table:table-cell office:value-type="float" office:value="-0.153609283443195" calcext:value-type="float">
            <text:p>-0.1536092834</text:p>
          </table:table-cell>
          <table:table-cell office:value-type="float" office:value="0.0197086856354548" calcext:value-type="float">
            <text:p>0.0197086856</text:p>
          </table:table-cell>
          <table:table-cell office:value-type="float" office:value="0.0694225473806109" calcext:value-type="float">
            <text:p>0.0694225474</text:p>
          </table:table-cell>
          <table:table-cell office:value-type="float" office:value="-0.0397997958022711" calcext:value-type="float">
            <text:p>-0.0397997958</text:p>
          </table:table-cell>
          <table:table-cell office:value-type="float" office:value="0.0446145316058827" calcext:value-type="float">
            <text:p>0.0446145316</text:p>
          </table:table-cell>
          <table:table-cell office:value-type="float" office:value="0.0161561988983412" calcext:value-type="float">
            <text:p>0.0161561989</text:p>
          </table:table-cell>
          <table:table-cell table:number-columns-repeated="1007"/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string" calcext:value-type="string">
            <text:p>Charlie's Angels (2000)</text:p>
          </table:table-cell>
          <table:table-cell office:value-type="float" office:value="0.281989576779325" calcext:value-type="float">
            <text:p>0.2819895768</text:p>
          </table:table-cell>
          <table:table-cell office:value-type="float" office:value="0.0802622913535666" calcext:value-type="float">
            <text:p>0.0802622914</text:p>
          </table:table-cell>
          <table:table-cell office:value-type="float" office:value="0.112267661341816" calcext:value-type="float">
            <text:p>0.1122676613</text:p>
          </table:table-cell>
          <table:table-cell office:value-type="float" office:value="-0.0438054787137581" calcext:value-type="float">
            <text:p>-0.0438054787</text:p>
          </table:table-cell>
          <table:table-cell office:value-type="float" office:value="0.0225523907891491" calcext:value-type="float">
            <text:p>0.0225523908</text:p>
          </table:table-cell>
          <table:table-cell office:value-type="float" office:value="-0.0938599709241305" calcext:value-type="float">
            <text:p>-0.0938599709</text:p>
          </table:table-cell>
          <table:table-cell office:value-type="float" office:value="-0.066124019700174" calcext:value-type="float">
            <text:p>-0.0661240197</text:p>
          </table:table-cell>
          <table:table-cell office:value-type="float" office:value="0.0472158237492208" calcext:value-type="float">
            <text:p>0.0472158237</text:p>
          </table:table-cell>
          <table:table-cell office:value-type="float" office:value="0.0448495480946969" calcext:value-type="float">
            <text:p>0.0448495481</text:p>
          </table:table-cell>
          <table:table-cell office:value-type="float" office:value="0.0610679091163122" calcext:value-type="float">
            <text:p>0.0610679091</text:p>
          </table:table-cell>
          <table:table-cell office:value-type="float" office:value="-0.045692045640977" calcext:value-type="float">
            <text:p>-0.0456920456</text:p>
          </table:table-cell>
          <table:table-cell office:value-type="float" office:value="-0.0687777326367885" calcext:value-type="float">
            <text:p>-0.0687777326</text:p>
          </table:table-cell>
          <table:table-cell office:value-type="float" office:value="-0.123569991402746" calcext:value-type="float">
            <text:p>-0.1235699914</text:p>
          </table:table-cell>
          <table:table-cell office:value-type="float" office:value="0.0989279215935978" calcext:value-type="float">
            <text:p>0.0989279216</text:p>
          </table:table-cell>
          <table:table-cell office:value-type="float" office:value="-0.281855422590383" calcext:value-type="float">
            <text:p>-0.2818554226</text:p>
          </table:table-cell>
          <table:table-cell table:number-columns-repeated="1007"/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string" calcext:value-type="string">
            <text:p>The Fugitive (1993)</text:p>
          </table:table-cell>
          <table:table-cell office:value-type="float" office:value="0.0144930147206778" calcext:value-type="float">
            <text:p>0.0144930147</text:p>
          </table:table-cell>
          <table:table-cell office:value-type="float" office:value="0.0269083888971283" calcext:value-type="float">
            <text:p>0.0269083889</text:p>
          </table:table-cell>
          <table:table-cell office:value-type="float" office:value="-0.0621201665526734" calcext:value-type="float">
            <text:p>-0.0621201666</text:p>
          </table:table-cell>
          <table:table-cell office:value-type="float" office:value="-0.00403150239283964" calcext:value-type="float">
            <text:p>-0.0040315024</text:p>
          </table:table-cell>
          <table:table-cell office:value-type="float" office:value="-0.0279812567834018" calcext:value-type="float">
            <text:p>-0.0279812568</text:p>
          </table:table-cell>
          <table:table-cell office:value-type="float" office:value="0.021482260769408" calcext:value-type="float">
            <text:p>0.0214822608</text:p>
          </table:table-cell>
          <table:table-cell office:value-type="float" office:value="-0.0805995970827131" calcext:value-type="float">
            <text:p>-0.0805995971</text:p>
          </table:table-cell>
          <table:table-cell office:value-type="float" office:value="-0.0210804100234924" calcext:value-type="float">
            <text:p>-0.02108041</text:p>
          </table:table-cell>
          <table:table-cell office:value-type="float" office:value="0.104280613174387" calcext:value-type="float">
            <text:p>0.1042806132</text:p>
          </table:table-cell>
          <table:table-cell office:value-type="float" office:value="0.0827915710668741" calcext:value-type="float">
            <text:p>0.0827915711</text:p>
          </table:table-cell>
          <table:table-cell office:value-type="float" office:value="-0.00146525470852806" calcext:value-type="float">
            <text:p>-0.0014652547</text:p>
          </table:table-cell>
          <table:table-cell office:value-type="float" office:value="0.0910850222293524" calcext:value-type="float">
            <text:p>0.0910850222</text:p>
          </table:table-cell>
          <table:table-cell office:value-type="float" office:value="-0.00247089602510684" calcext:value-type="float">
            <text:p>-0.002470896</text:p>
          </table:table-cell>
          <table:table-cell office:value-type="float" office:value="-0.0307727232312275" calcext:value-type="float">
            <text:p>-0.0307727232</text:p>
          </table:table-cell>
          <table:table-cell office:value-type="float" office:value="-0.00248187970714977" calcext:value-type="float">
            <text:p>-0.0024818797</text:p>
          </table:table-cell>
          <table:table-cell table:number-columns-repeated="1007"/>
        </table:table-row>
        <table:table-row table:style-name="ro1">
          <table:table-cell office:value-type="float" office:value="7443" calcext:value-type="float">
            <text:p>7443</text:p>
          </table:table-cell>
          <table:table-cell office:value-type="string" calcext:value-type="string">
            <text:p>Chicken Run (2000)</text:p>
          </table:table-cell>
          <table:table-cell office:value-type="float" office:value="0.0850560705334534" calcext:value-type="float">
            <text:p>0.0850560705</text:p>
          </table:table-cell>
          <table:table-cell office:value-type="float" office:value="0.0913682637269485" calcext:value-type="float">
            <text:p>0.0913682637</text:p>
          </table:table-cell>
          <table:table-cell office:value-type="float" office:value="0.0573498860688885" calcext:value-type="float">
            <text:p>0.0573498861</text:p>
          </table:table-cell>
          <table:table-cell office:value-type="float" office:value="0.134479071604566" calcext:value-type="float">
            <text:p>0.1344790716</text:p>
          </table:table-cell>
          <table:table-cell office:value-type="float" office:value="0.00981172369012719" calcext:value-type="float">
            <text:p>0.0098117237</text:p>
          </table:table-cell>
          <table:table-cell office:value-type="float" office:value="-0.0312559711378139" calcext:value-type="float">
            <text:p>-0.0312559711</text:p>
          </table:table-cell>
          <table:table-cell office:value-type="float" office:value="-0.0317564217078941" calcext:value-type="float">
            <text:p>-0.0317564217</text:p>
          </table:table-cell>
          <table:table-cell office:value-type="float" office:value="-0.0649106327689291" calcext:value-type="float">
            <text:p>-0.0649106328</text:p>
          </table:table-cell>
          <table:table-cell office:value-type="float" office:value="-0.0491409875359221" calcext:value-type="float">
            <text:p>-0.0491409875</text:p>
          </table:table-cell>
          <table:table-cell office:value-type="float" office:value="0.0701723352610426" calcext:value-type="float">
            <text:p>0.0701723353</text:p>
          </table:table-cell>
          <table:table-cell office:value-type="float" office:value="-0.086348942838029" calcext:value-type="float">
            <text:p>-0.0863489428</text:p>
          </table:table-cell>
          <table:table-cell office:value-type="float" office:value="0.0159641602371339" calcext:value-type="float">
            <text:p>0.0159641602</text:p>
          </table:table-cell>
          <table:table-cell office:value-type="float" office:value="-0.039596116951882" calcext:value-type="float">
            <text:p>-0.039596117</text:p>
          </table:table-cell>
          <table:table-cell office:value-type="float" office:value="0.0170797906525442" calcext:value-type="float">
            <text:p>0.0170797907</text:p>
          </table:table-cell>
          <table:table-cell office:value-type="float" office:value="0.0117714277601521" calcext:value-type="float">
            <text:p>0.0117714278</text:p>
          </table:table-cell>
          <table:table-cell table:number-columns-repeated="1007"/>
        </table:table-row>
        <table:table-row table:style-name="ro1">
          <table:table-cell office:value-type="float" office:value="8358" calcext:value-type="float">
            <text:p>8358</text:p>
          </table:table-cell>
          <table:table-cell office:value-type="string" calcext:value-type="string">
            <text:p>Cast Away (2000)</text:p>
          </table:table-cell>
          <table:table-cell office:value-type="float" office:value="0.00879234418036688" calcext:value-type="float">
            <text:p>0.0087923442</text:p>
          </table:table-cell>
          <table:table-cell office:value-type="float" office:value="-0.0167879514154679" calcext:value-type="float">
            <text:p>-0.0167879514</text:p>
          </table:table-cell>
          <table:table-cell office:value-type="float" office:value="-0.13075706795114" calcext:value-type="float">
            <text:p>-0.130757068</text:p>
          </table:table-cell>
          <table:table-cell office:value-type="float" office:value="-0.0344222436731429" calcext:value-type="float">
            <text:p>-0.0344222437</text:p>
          </table:table-cell>
          <table:table-cell office:value-type="float" office:value="0.0579197783223083" calcext:value-type="float">
            <text:p>0.0579197783</text:p>
          </table:table-cell>
          <table:table-cell office:value-type="float" office:value="-0.0212065415249125" calcext:value-type="float">
            <text:p>-0.0212065415</text:p>
          </table:table-cell>
          <table:table-cell office:value-type="float" office:value="-0.0479359920401947" calcext:value-type="float">
            <text:p>-0.047935992</text:p>
          </table:table-cell>
          <table:table-cell office:value-type="float" office:value="0.00980377686321736" calcext:value-type="float">
            <text:p>0.0098037769</text:p>
          </table:table-cell>
          <table:table-cell office:value-type="float" office:value="-0.0384699881734168" calcext:value-type="float">
            <text:p>-0.0384699882</text:p>
          </table:table-cell>
          <table:table-cell office:value-type="float" office:value="0.0185252445620073" calcext:value-type="float">
            <text:p>0.0185252446</text:p>
          </table:table-cell>
          <table:table-cell office:value-type="float" office:value="0.00155873346306357" calcext:value-type="float">
            <text:p>0.0015587335</text:p>
          </table:table-cell>
          <table:table-cell office:value-type="float" office:value="0.0566750649421186" calcext:value-type="float">
            <text:p>0.0566750649</text:p>
          </table:table-cell>
          <table:table-cell office:value-type="float" office:value="0.0196644974885155" calcext:value-type="float">
            <text:p>0.0196644975</text:p>
          </table:table-cell>
          <table:table-cell office:value-type="float" office:value="-0.0944804081654208" calcext:value-type="float">
            <text:p>-0.0944804082</text:p>
          </table:table-cell>
          <table:table-cell office:value-type="float" office:value="0.0597808351754572" calcext:value-type="float">
            <text:p>0.0597808352</text:p>
          </table:table-cell>
          <table:table-cell table:number-columns-repeated="1007"/>
        </table:table-row>
        <table:table-row table:style-name="ro1">
          <table:table-cell office:value-type="float" office:value="8467" calcext:value-type="float">
            <text:p>8467</text:p>
          </table:table-cell>
          <table:table-cell office:value-type="string" calcext:value-type="string">
            <text:p>Dumb &amp; Dumber (1994)</text:p>
          </table:table-cell>
          <table:table-cell office:value-type="float" office:value="0.190638147575656" calcext:value-type="float">
            <text:p>0.1906381476</text:p>
          </table:table-cell>
          <table:table-cell office:value-type="float" office:value="0.110683008397746" calcext:value-type="float">
            <text:p>0.1106830084</text:p>
          </table:table-cell>
          <table:table-cell office:value-type="float" office:value="-0.0100208402150341" calcext:value-type="float">
            <text:p>-0.0100208402</text:p>
          </table:table-cell>
          <table:table-cell office:value-type="float" office:value="-0.0121138909644154" calcext:value-type="float">
            <text:p>-0.012113891</text:p>
          </table:table-cell>
          <table:table-cell office:value-type="float" office:value="0.13871982294195" calcext:value-type="float">
            <text:p>0.1387198229</text:p>
          </table:table-cell>
          <table:table-cell office:value-type="float" office:value="0.308334976131612" calcext:value-type="float">
            <text:p>0.3083349761</text:p>
          </table:table-cell>
          <table:table-cell office:value-type="float" office:value="0.394489765167549" calcext:value-type="float">
            <text:p>0.3944897652</text:p>
          </table:table-cell>
          <table:table-cell office:value-type="float" office:value="-0.14566236126381" calcext:value-type="float">
            <text:p>-0.1456623613</text:p>
          </table:table-cell>
          <table:table-cell office:value-type="float" office:value="-0.0154376102911044" calcext:value-type="float">
            <text:p>-0.0154376103</text:p>
          </table:table-cell>
          <table:table-cell office:value-type="float" office:value="-0.157103814007053" calcext:value-type="float">
            <text:p>-0.157103814</text:p>
          </table:table-cell>
          <table:table-cell office:value-type="float" office:value="-0.121444082265713" calcext:value-type="float">
            <text:p>-0.1214440823</text:p>
          </table:table-cell>
          <table:table-cell office:value-type="float" office:value="0.219124706339822" calcext:value-type="float">
            <text:p>0.2191247063</text:p>
          </table:table-cell>
          <table:table-cell office:value-type="float" office:value="-0.152166441318623" calcext:value-type="float">
            <text:p>-0.1521664413</text:p>
          </table:table-cell>
          <table:table-cell office:value-type="float" office:value="0.0348493842781711" calcext:value-type="float">
            <text:p>0.0348493843</text:p>
          </table:table-cell>
          <table:table-cell office:value-type="float" office:value="0.202725327452801" calcext:value-type="float">
            <text:p>0.2027253275</text:p>
          </table:table-cell>
          <table:table-cell table:number-columns-repeated="1007"/>
        </table:table-row>
        <table:table-row table:style-name="ro1">
          <table:table-cell office:value-type="float" office:value="8587" calcext:value-type="float">
            <text:p>8587</text:p>
          </table:table-cell>
          <table:table-cell office:value-type="string" calcext:value-type="string">
            <text:p>The Lion King (1994)</text:p>
          </table:table-cell>
          <table:table-cell office:value-type="float" office:value="-0.0136742693153705" calcext:value-type="float">
            <text:p>-0.0136742693</text:p>
          </table:table-cell>
          <table:table-cell office:value-type="float" office:value="-0.083707714548958" calcext:value-type="float">
            <text:p>-0.0837077145</text:p>
          </table:table-cell>
          <table:table-cell office:value-type="float" office:value="-0.107207026901685" calcext:value-type="float">
            <text:p>-0.1072070269</text:p>
          </table:table-cell>
          <table:table-cell office:value-type="float" office:value="0.257332513979773" calcext:value-type="float">
            <text:p>0.257332514</text:p>
          </table:table-cell>
          <table:table-cell office:value-type="float" office:value="-0.0259452314428248" calcext:value-type="float">
            <text:p>-0.0259452314</text:p>
          </table:table-cell>
          <table:table-cell office:value-type="float" office:value="0.00377753036579039" calcext:value-type="float">
            <text:p>0.0037775304</text:p>
          </table:table-cell>
          <table:table-cell office:value-type="float" office:value="0.0730185337662682" calcext:value-type="float">
            <text:p>0.0730185338</text:p>
          </table:table-cell>
          <table:table-cell office:value-type="float" office:value="0.0737148189221898" calcext:value-type="float">
            <text:p>0.0737148189</text:p>
          </table:table-cell>
          <table:table-cell office:value-type="float" office:value="-0.0446567868302483" calcext:value-type="float">
            <text:p>-0.0446567868</text:p>
          </table:table-cell>
          <table:table-cell office:value-type="float" office:value="0.0257000263398044" calcext:value-type="float">
            <text:p>0.0257000263</text:p>
          </table:table-cell>
          <table:table-cell office:value-type="float" office:value="-0.0967569544208586" calcext:value-type="float">
            <text:p>-0.0967569544</text:p>
          </table:table-cell>
          <table:table-cell office:value-type="float" office:value="-0.0802154253652155" calcext:value-type="float">
            <text:p>-0.0802154254</text:p>
          </table:table-cell>
          <table:table-cell office:value-type="float" office:value="0.16608293895003" calcext:value-type="float">
            <text:p>0.166082939</text:p>
          </table:table-cell>
          <table:table-cell office:value-type="float" office:value="0.108001675154442" calcext:value-type="float">
            <text:p>0.1080016752</text:p>
          </table:table-cell>
          <table:table-cell office:value-type="float" office:value="-0.0549839159285283" calcext:value-type="float">
            <text:p>-0.0549839159</text:p>
          </table:table-cell>
          <table:table-cell table:number-columns-repeated="1007"/>
        </table:table-row>
        <table:table-row table:style-name="ro1">
          <table:table-cell office:value-type="float" office:value="9331" calcext:value-type="float">
            <text:p>9331</text:p>
          </table:table-cell>
          <table:table-cell office:value-type="string" calcext:value-type="string">
            <text:p>Clear and Present Danger (1994)</text:p>
          </table:table-cell>
          <table:table-cell office:value-type="float" office:value="0.060349617738445" calcext:value-type="float">
            <text:p>0.0603496177</text:p>
          </table:table-cell>
          <table:table-cell office:value-type="float" office:value="0.0226467018653421" calcext:value-type="float">
            <text:p>0.0226467019</text:p>
          </table:table-cell>
          <table:table-cell office:value-type="float" office:value="-0.012660945876657" calcext:value-type="float">
            <text:p>-0.0126609459</text:p>
          </table:table-cell>
          <table:table-cell office:value-type="float" office:value="-0.016603084200481" calcext:value-type="float">
            <text:p>-0.0166030842</text:p>
          </table:table-cell>
          <table:table-cell office:value-type="float" office:value="0.02708147320974" calcext:value-type="float">
            <text:p>0.0270814732</text:p>
          </table:table-cell>
          <table:table-cell office:value-type="float" office:value="-0.00851851510037983" calcext:value-type="float">
            <text:p>-0.0085185151</text:p>
          </table:table-cell>
          <table:table-cell office:value-type="float" office:value="-0.0744133665029344" calcext:value-type="float">
            <text:p>-0.0744133665</text:p>
          </table:table-cell>
          <table:table-cell office:value-type="float" office:value="-0.0181596424649756" calcext:value-type="float">
            <text:p>-0.0181596425</text:p>
          </table:table-cell>
          <table:table-cell office:value-type="float" office:value="0.0731894454168042" calcext:value-type="float">
            <text:p>0.0731894454</text:p>
          </table:table-cell>
          <table:table-cell office:value-type="float" office:value="0.0905081848540617" calcext:value-type="float">
            <text:p>0.0905081849</text:p>
          </table:table-cell>
          <table:table-cell office:value-type="float" office:value="-0.0216306065321246" calcext:value-type="float">
            <text:p>-0.0216306065</text:p>
          </table:table-cell>
          <table:table-cell office:value-type="float" office:value="0.0701848753026791" calcext:value-type="float">
            <text:p>0.0701848753</text:p>
          </table:table-cell>
          <table:table-cell office:value-type="float" office:value="0.0313961388750769" calcext:value-type="float">
            <text:p>0.0313961389</text:p>
          </table:table-cell>
          <table:table-cell office:value-type="float" office:value="-0.0258713174212654" calcext:value-type="float">
            <text:p>-0.0258713174</text:p>
          </table:table-cell>
          <table:table-cell office:value-type="float" office:value="0.0364963130396372" calcext:value-type="float">
            <text:p>0.036496313</text:p>
          </table:table-cell>
          <table:table-cell table:number-columns-repeated="1007"/>
        </table:table-row>
        <table:table-row table:style-name="ro1">
          <table:table-cell office:value-type="float" office:value="9741" calcext:value-type="float">
            <text:p>9741</text:p>
          </table:table-cell>
          <table:table-cell office:value-type="string" calcext:value-type="string">
            <text:p>Unbreakable (2000)</text:p>
          </table:table-cell>
          <table:table-cell office:value-type="float" office:value="0.0612085626850559" calcext:value-type="float">
            <text:p>0.0612085627</text:p>
          </table:table-cell>
          <table:table-cell office:value-type="float" office:value="0.0509254411089915" calcext:value-type="float">
            <text:p>0.0509254411</text:p>
          </table:table-cell>
          <table:table-cell office:value-type="float" office:value="-0.0119162917110308" calcext:value-type="float">
            <text:p>-0.0119162917</text:p>
          </table:table-cell>
          <table:table-cell office:value-type="float" office:value="-0.0207008776105628" calcext:value-type="float">
            <text:p>-0.0207008776</text:p>
          </table:table-cell>
          <table:table-cell office:value-type="float" office:value="0.0461285610150382" calcext:value-type="float">
            <text:p>0.046128561</text:p>
          </table:table-cell>
          <table:table-cell office:value-type="float" office:value="-0.0287434935509876" calcext:value-type="float">
            <text:p>-0.0287434936</text:p>
          </table:table-cell>
          <table:table-cell office:value-type="float" office:value="-0.0382883920371429" calcext:value-type="float">
            <text:p>-0.038288392</text:p>
          </table:table-cell>
          <table:table-cell office:value-type="float" office:value="-0.0650239210430618" calcext:value-type="float">
            <text:p>-0.065023921</text:p>
          </table:table-cell>
          <table:table-cell office:value-type="float" office:value="-0.0145044203440449" calcext:value-type="float">
            <text:p>-0.0145044203</text:p>
          </table:table-cell>
          <table:table-cell office:value-type="float" office:value="0.0712407215820099" calcext:value-type="float">
            <text:p>0.0712407216</text:p>
          </table:table-cell>
          <table:table-cell office:value-type="float" office:value="0.020077092119139" calcext:value-type="float">
            <text:p>0.0200770921</text:p>
          </table:table-cell>
          <table:table-cell office:value-type="float" office:value="-0.0108982731623453" calcext:value-type="float">
            <text:p>-0.0108982732</text:p>
          </table:table-cell>
          <table:table-cell office:value-type="float" office:value="-0.0050016190023815" calcext:value-type="float">
            <text:p>-0.005001619</text:p>
          </table:table-cell>
          <table:table-cell office:value-type="float" office:value="-0.0407639889314818" calcext:value-type="float">
            <text:p>-0.0407639889</text:p>
          </table:table-cell>
          <table:table-cell office:value-type="float" office:value="0.0916568377075538" calcext:value-type="float">
            <text:p>0.0916568377</text:p>
          </table:table-cell>
          <table:table-cell table:number-columns-repeated="1007"/>
        </table:table-row>
        <table:table-row table:style-name="ro1">
          <table:table-cell office:value-type="float" office:value="9802" calcext:value-type="float">
            <text:p>9802</text:p>
          </table:table-cell>
          <table:table-cell office:value-type="string" calcext:value-type="string">
            <text:p>The Rock (1996)</text:p>
          </table:table-cell>
          <table:table-cell office:value-type="float" office:value="0.0654858492860797" calcext:value-type="float">
            <text:p>0.0654858493</text:p>
          </table:table-cell>
          <table:table-cell office:value-type="float" office:value="-0.0220094148663754" calcext:value-type="float">
            <text:p>-0.0220094149</text:p>
          </table:table-cell>
          <table:table-cell office:value-type="float" office:value="-0.0442149278820039" calcext:value-type="float">
            <text:p>-0.0442149279</text:p>
          </table:table-cell>
          <table:table-cell office:value-type="float" office:value="-0.0809802147299018" calcext:value-type="float">
            <text:p>-0.0809802147</text:p>
          </table:table-cell>
          <table:table-cell office:value-type="float" office:value="-0.000521137778454513" calcext:value-type="float">
            <text:p>-0.0005211378</text:p>
          </table:table-cell>
          <table:table-cell office:value-type="float" office:value="0.0200057172353533" calcext:value-type="float">
            <text:p>0.0200057172</text:p>
          </table:table-cell>
          <table:table-cell office:value-type="float" office:value="-0.0427010225384516" calcext:value-type="float">
            <text:p>-0.0427010225</text:p>
          </table:table-cell>
          <table:table-cell office:value-type="float" office:value="-0.0414921855722999" calcext:value-type="float">
            <text:p>-0.0414921856</text:p>
          </table:table-cell>
          <table:table-cell office:value-type="float" office:value="0.0458704350535185" calcext:value-type="float">
            <text:p>0.0458704351</text:p>
          </table:table-cell>
          <table:table-cell office:value-type="float" office:value="0.160479228082436" calcext:value-type="float">
            <text:p>0.1604792281</text:p>
          </table:table-cell>
          <table:table-cell office:value-type="float" office:value="-0.0166692124193756" calcext:value-type="float">
            <text:p>-0.0166692124</text:p>
          </table:table-cell>
          <table:table-cell office:value-type="float" office:value="0.0775107763658748" calcext:value-type="float">
            <text:p>0.0775107764</text:p>
          </table:table-cell>
          <table:table-cell office:value-type="float" office:value="0.0765659219600549" calcext:value-type="float">
            <text:p>0.076565922</text:p>
          </table:table-cell>
          <table:table-cell office:value-type="float" office:value="-0.103795662343911" calcext:value-type="float">
            <text:p>-0.1037956623</text:p>
          </table:table-cell>
          <table:table-cell office:value-type="float" office:value="-0.0136138292348256" calcext:value-type="float">
            <text:p>-0.0136138292</text:p>
          </table:table-cell>
          <table:table-cell table:number-columns-repeated="1007"/>
        </table:table-row>
        <table:table-row table:style-name="ro1">
          <table:table-cell office:value-type="float" office:value="9806" calcext:value-type="float">
            <text:p>9806</text:p>
          </table:table-cell>
          <table:table-cell office:value-type="string" calcext:value-type="string">
            <text:p>The Incredibles (2004)</text:p>
          </table:table-cell>
          <table:table-cell office:value-type="float" office:value="0.0112104856595495" calcext:value-type="float">
            <text:p>0.0112104857</text:p>
          </table:table-cell>
          <table:table-cell office:value-type="float" office:value="-0.00464711198773114" calcext:value-type="float">
            <text:p>-0.004647112</text:p>
          </table:table-cell>
          <table:table-cell office:value-type="float" office:value="0.030691942260593" calcext:value-type="float">
            <text:p>0.0306919423</text:p>
          </table:table-cell>
          <table:table-cell office:value-type="float" office:value="0.187176551923018" calcext:value-type="float">
            <text:p>0.1871765519</text:p>
          </table:table-cell>
          <table:table-cell office:value-type="float" office:value="-0.211637480208971" calcext:value-type="float">
            <text:p>-0.2116374802</text:p>
          </table:table-cell>
          <table:table-cell office:value-type="float" office:value="-0.0918983182024444" calcext:value-type="float">
            <text:p>-0.0918983182</text:p>
          </table:table-cell>
          <table:table-cell office:value-type="float" office:value="0.0715444035381289" calcext:value-type="float">
            <text:p>0.0715444035</text:p>
          </table:table-cell>
          <table:table-cell office:value-type="float" office:value="-0.0468726269298132" calcext:value-type="float">
            <text:p>-0.0468726269</text:p>
          </table:table-cell>
          <table:table-cell office:value-type="float" office:value="-0.0359903987208294" calcext:value-type="float">
            <text:p>-0.0359903987</text:p>
          </table:table-cell>
          <table:table-cell office:value-type="float" office:value="0.052421552502246" calcext:value-type="float">
            <text:p>0.0524215525</text:p>
          </table:table-cell>
          <table:table-cell office:value-type="float" office:value="-0.101780580311177" calcext:value-type="float">
            <text:p>-0.1017805803</text:p>
          </table:table-cell>
          <table:table-cell office:value-type="float" office:value="-0.0191643015380018" calcext:value-type="float">
            <text:p>-0.0191643015</text:p>
          </table:table-cell>
          <table:table-cell office:value-type="float" office:value="-0.0796173354990957" calcext:value-type="float">
            <text:p>-0.0796173355</text:p>
          </table:table-cell>
          <table:table-cell office:value-type="float" office:value="0.0056747662251369" calcext:value-type="float">
            <text:p>0.0056747662</text:p>
          </table:table-cell>
          <table:table-cell office:value-type="float" office:value="0.12766277858406" calcext:value-type="float">
            <text:p>0.1276627786</text:p>
          </table:table-cell>
          <table:table-cell table:number-columns-repeated="1007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Beauty and the Beast (1991)</text:p>
          </table:table-cell>
          <table:table-cell office:value-type="float" office:value="0.0901432570460105" calcext:value-type="float">
            <text:p>0.090143257</text:p>
          </table:table-cell>
          <table:table-cell office:value-type="float" office:value="0.00045061800978388" calcext:value-type="float">
            <text:p>0.000450618</text:p>
          </table:table-cell>
          <table:table-cell office:value-type="float" office:value="-0.0155479873856799" calcext:value-type="float">
            <text:p>-0.0155479874</text:p>
          </table:table-cell>
          <table:table-cell office:value-type="float" office:value="0.262151489240368" calcext:value-type="float">
            <text:p>0.2621514892</text:p>
          </table:table-cell>
          <table:table-cell office:value-type="float" office:value="-0.00462640812194815" calcext:value-type="float">
            <text:p>-0.0046264081</text:p>
          </table:table-cell>
          <table:table-cell office:value-type="float" office:value="-0.0282036399868906" calcext:value-type="float">
            <text:p>-0.02820364</text:p>
          </table:table-cell>
          <table:table-cell office:value-type="float" office:value="-0.00089210923771909" calcext:value-type="float">
            <text:p>-0.0008921092</text:p>
          </table:table-cell>
          <table:table-cell office:value-type="float" office:value="0.0519880775601058" calcext:value-type="float">
            <text:p>0.0519880776</text:p>
          </table:table-cell>
          <table:table-cell office:value-type="float" office:value="0.0105810737844661" calcext:value-type="float">
            <text:p>0.0105810738</text:p>
          </table:table-cell>
          <table:table-cell office:value-type="float" office:value="0.0378156003713572" calcext:value-type="float">
            <text:p>0.0378156004</text:p>
          </table:table-cell>
          <table:table-cell office:value-type="float" office:value="-0.103800270863327" calcext:value-type="float">
            <text:p>-0.1038002709</text:p>
          </table:table-cell>
          <table:table-cell office:value-type="float" office:value="-0.061564723399891" calcext:value-type="float">
            <text:p>-0.0615647234</text:p>
          </table:table-cell>
          <table:table-cell office:value-type="float" office:value="0.121975771137945" calcext:value-type="float">
            <text:p>0.1219757711</text:p>
          </table:table-cell>
          <table:table-cell office:value-type="float" office:value="0.108154835285764" calcext:value-type="float">
            <text:p>0.1081548353</text:p>
          </table:table-cell>
          <table:table-cell office:value-type="float" office:value="-0.0610902806488625" calcext:value-type="float">
            <text:p>-0.0610902806</text:p>
          </table:table-cell>
          <table:table-cell table:number-columns-repeated="1007"/>
        </table:table-row>
        <table:table-row table:style-name="ro1">
          <table:table-cell office:value-type="float" office:value="36657" calcext:value-type="float">
            <text:p>36657</text:p>
          </table:table-cell>
          <table:table-cell office:value-type="string" calcext:value-type="string">
            <text:p>X-Men (2000)</text:p>
          </table:table-cell>
          <table:table-cell office:value-type="float" office:value="0.0568981301283991" calcext:value-type="float">
            <text:p>0.0568981301</text:p>
          </table:table-cell>
          <table:table-cell office:value-type="float" office:value="-0.0812001663770978" calcext:value-type="float">
            <text:p>-0.0812001664</text:p>
          </table:table-cell>
          <table:table-cell office:value-type="float" office:value="0.065978704774609" calcext:value-type="float">
            <text:p>0.0659787048</text:p>
          </table:table-cell>
          <table:table-cell office:value-type="float" office:value="-0.0899441437616401" calcext:value-type="float">
            <text:p>-0.0899441438</text:p>
          </table:table-cell>
          <table:table-cell office:value-type="float" office:value="-0.116017272134275" calcext:value-type="float">
            <text:p>-0.1160172721</text:p>
          </table:table-cell>
          <table:table-cell office:value-type="float" office:value="-0.10696986222084" calcext:value-type="float">
            <text:p>-0.1069698622</text:p>
          </table:table-cell>
          <table:table-cell office:value-type="float" office:value="-0.00419123720503084" calcext:value-type="float">
            <text:p>-0.0041912372</text:p>
          </table:table-cell>
          <table:table-cell office:value-type="float" office:value="-0.105029392009772" calcext:value-type="float">
            <text:p>-0.105029392</text:p>
          </table:table-cell>
          <table:table-cell office:value-type="float" office:value="-0.0141373978144317" calcext:value-type="float">
            <text:p>-0.0141373978</text:p>
          </table:table-cell>
          <table:table-cell office:value-type="float" office:value="-0.038456928473157" calcext:value-type="float">
            <text:p>-0.0384569285</text:p>
          </table:table-cell>
          <table:table-cell office:value-type="float" office:value="-0.0196216236842611" calcext:value-type="float">
            <text:p>-0.0196216237</text:p>
          </table:table-cell>
          <table:table-cell office:value-type="float" office:value="-0.0372281618448731" calcext:value-type="float">
            <text:p>-0.0372281618</text:p>
          </table:table-cell>
          <table:table-cell office:value-type="float" office:value="0.0787516360321864" calcext:value-type="float">
            <text:p>0.078751636</text:p>
          </table:table-cell>
          <table:table-cell office:value-type="float" office:value="-0.168767598095755" calcext:value-type="float">
            <text:p>-0.1687675981</text:p>
          </table:table-cell>
          <table:table-cell office:value-type="float" office:value="0.00850243239108303" calcext:value-type="float">
            <text:p>0.0085024324</text:p>
          </table:table-cell>
          <table:table-cell table:number-columns-repeated="1007"/>
        </table:table-row>
        <table:table-row table:style-name="ro1">
          <table:table-cell office:value-type="float" office:value="36658" calcext:value-type="float">
            <text:p>36658</text:p>
          </table:table-cell>
          <table:table-cell office:value-type="string" calcext:value-type="string">
            <text:p>X2: X-Men United (2003)</text:p>
          </table:table-cell>
          <table:table-cell office:value-type="float" office:value="0.0813635071597707" calcext:value-type="float">
            <text:p>0.0813635072</text:p>
          </table:table-cell>
          <table:table-cell office:value-type="float" office:value="-0.0650500333171216" calcext:value-type="float">
            <text:p>-0.0650500333</text:p>
          </table:table-cell>
          <table:table-cell office:value-type="float" office:value="0.0702868377715505" calcext:value-type="float">
            <text:p>0.0702868378</text:p>
          </table:table-cell>
          <table:table-cell office:value-type="float" office:value="-0.0699989387099021" calcext:value-type="float">
            <text:p>-0.0699989387</text:p>
          </table:table-cell>
          <table:table-cell office:value-type="float" office:value="-0.0777935508420027" calcext:value-type="float">
            <text:p>-0.0777935508</text:p>
          </table:table-cell>
          <table:table-cell office:value-type="float" office:value="-0.110695340944667" calcext:value-type="float">
            <text:p>-0.1106953409</text:p>
          </table:table-cell>
          <table:table-cell office:value-type="float" office:value="-0.0299123523763635" calcext:value-type="float">
            <text:p>-0.0299123524</text:p>
          </table:table-cell>
          <table:table-cell office:value-type="float" office:value="-0.091039967518281" calcext:value-type="float">
            <text:p>-0.0910399675</text:p>
          </table:table-cell>
          <table:table-cell office:value-type="float" office:value="-0.0288553004673694" calcext:value-type="float">
            <text:p>-0.0288553005</text:p>
          </table:table-cell>
          <table:table-cell office:value-type="float" office:value="-0.0632038619964677" calcext:value-type="float">
            <text:p>-0.063203862</text:p>
          </table:table-cell>
          <table:table-cell office:value-type="float" office:value="-0.0350585197012053" calcext:value-type="float">
            <text:p>-0.0350585197</text:p>
          </table:table-cell>
          <table:table-cell office:value-type="float" office:value="-0.029101260987069" calcext:value-type="float">
            <text:p>-0.029101261</text:p>
          </table:table-cell>
          <table:table-cell office:value-type="float" office:value="0.0356549758083079" calcext:value-type="float">
            <text:p>0.0356549758</text:p>
          </table:table-cell>
          <table:table-cell office:value-type="float" office:value="-0.151550014162201" calcext:value-type="float">
            <text:p>-0.1515500142</text:p>
          </table:table-cell>
          <table:table-cell office:value-type="float" office:value="-0.0361380634405342" calcext:value-type="float">
            <text:p>-0.0361380634</text:p>
          </table:table-cell>
          <table:table-cell table:number-columns-repeated="1007"/>
        </table:table-row>
        <table:table-row table:style-name="ro1">
          <table:table-cell office:value-type="float" office:value="36955" calcext:value-type="float">
            <text:p>36955</text:p>
          </table:table-cell>
          <table:table-cell office:value-type="string" calcext:value-type="string">
            <text:p>True Lies (1994)</text:p>
          </table:table-cell>
          <table:table-cell office:value-type="float" office:value="0.121519581140585" calcext:value-type="float">
            <text:p>0.1215195811</text:p>
          </table:table-cell>
          <table:table-cell office:value-type="float" office:value="0.0241284661784865" calcext:value-type="float">
            <text:p>0.0241284662</text:p>
          </table:table-cell>
          <table:table-cell office:value-type="float" office:value="-0.000334466096474526" calcext:value-type="float">
            <text:p>-0.0003344661</text:p>
          </table:table-cell>
          <table:table-cell office:value-type="float" office:value="-0.0499736419603741" calcext:value-type="float">
            <text:p>-0.049973642</text:p>
          </table:table-cell>
          <table:table-cell office:value-type="float" office:value="-0.0349785002723629" calcext:value-type="float">
            <text:p>-0.0349785003</text:p>
          </table:table-cell>
          <table:table-cell office:value-type="float" office:value="0.0934508413311195" calcext:value-type="float">
            <text:p>0.0934508413</text:p>
          </table:table-cell>
          <table:table-cell office:value-type="float" office:value="-0.0168300693040074" calcext:value-type="float">
            <text:p>-0.0168300693</text:p>
          </table:table-cell>
          <table:table-cell office:value-type="float" office:value="-0.00861180915032018" calcext:value-type="float">
            <text:p>-0.0086118092</text:p>
          </table:table-cell>
          <table:table-cell office:value-type="float" office:value="0.159002050355366" calcext:value-type="float">
            <text:p>0.1590020504</text:p>
          </table:table-cell>
          <table:table-cell office:value-type="float" office:value="0.109324289242071" calcext:value-type="float">
            <text:p>0.1093242892</text:p>
          </table:table-cell>
          <table:table-cell office:value-type="float" office:value="0.0588634821603075" calcext:value-type="float">
            <text:p>0.0588634822</text:p>
          </table:table-cell>
          <table:table-cell office:value-type="float" office:value="-0.00759322977779275" calcext:value-type="float">
            <text:p>-0.0075932298</text:p>
          </table:table-cell>
          <table:table-cell office:value-type="float" office:value="0.0409273626026309" calcext:value-type="float">
            <text:p>0.0409273626</text:p>
          </table:table-cell>
          <table:table-cell office:value-type="float" office:value="-0.0278115048256509" calcext:value-type="float">
            <text:p>-0.0278115048</text:p>
          </table:table-cell>
          <table:table-cell office:value-type="float" office:value="-0.00283445491458089" calcext:value-type="float">
            <text:p>-0.0028344549</text:p>
          </table:table-cell>
          <table:table-cell table:number-columns-repeated="100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rs" table:style-name="ta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4768" calcext:value-type="float">
            <text:p>4768</text:p>
          </table:table-cell>
          <table:table-cell office:value-type="float" office:value="-0.0142980412226679" calcext:value-type="float">
            <text:p>-0.0142980412</text:p>
          </table:table-cell>
          <table:table-cell office:value-type="float" office:value="0.0146422333767438" calcext:value-type="float">
            <text:p>0.0146422334</text:p>
          </table:table-cell>
          <table:table-cell office:value-type="float" office:value="-0.00892081377649742" calcext:value-type="float">
            <text:p>-0.0089208138</text:p>
          </table:table-cell>
          <table:table-cell office:value-type="float" office:value="0.01407426787574" calcext:value-type="float">
            <text:p>0.0140742679</text:p>
          </table:table-cell>
          <table:table-cell office:value-type="float" office:value="-0.0176587501186878" calcext:value-type="float">
            <text:p>-0.0176587501</text:p>
          </table:table-cell>
          <table:table-cell office:value-type="float" office:value="0.0180153985554299" calcext:value-type="float">
            <text:p>0.0180153986</text:p>
          </table:table-cell>
          <table:table-cell office:value-type="float" office:value="0.0057640261829922" calcext:value-type="float">
            <text:p>0.0057640262</text:p>
          </table:table-cell>
          <table:table-cell office:value-type="float" office:value="-0.010051477256896" calcext:value-type="float">
            <text:p>-0.0100514773</text:p>
          </table:table-cell>
          <table:table-cell office:value-type="float" office:value="0.0146834710776425" calcext:value-type="float">
            <text:p>0.0146834711</text:p>
          </table:table-cell>
          <table:table-cell office:value-type="float" office:value="0.00771508467387031" calcext:value-type="float">
            <text:p>0.0077150847</text:p>
          </table:table-cell>
          <table:table-cell office:value-type="float" office:value="0.0102266220613232" calcext:value-type="float">
            <text:p>0.0102266221</text:p>
          </table:table-cell>
          <table:table-cell office:value-type="float" office:value="0.0430559036507182" calcext:value-type="float">
            <text:p>0.0430559037</text:p>
          </table:table-cell>
          <table:table-cell office:value-type="float" office:value="0.000871767787470996" calcext:value-type="float">
            <text:p>0.0008717678</text:p>
          </table:table-cell>
          <table:table-cell office:value-type="float" office:value="-0.0147738219683834" calcext:value-type="float">
            <text:p>-0.014773822</text:p>
          </table:table-cell>
          <table:table-cell office:value-type="float" office:value="-0.00490720417929374" calcext:value-type="float">
            <text:p>-0.0049072042</text:p>
          </table:table-cell>
          <table:table-cell table:number-columns-repeated="100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0.0132908135357786" calcext:value-type="float">
            <text:p>-0.0132908135</text:p>
          </table:table-cell>
          <table:table-cell office:value-type="float" office:value="-0.0162693475058709" calcext:value-type="float">
            <text:p>-0.0162693475</text:p>
          </table:table-cell>
          <table:table-cell office:value-type="float" office:value="-0.00902359275338316" calcext:value-type="float">
            <text:p>-0.0090235928</text:p>
          </table:table-cell>
          <table:table-cell table:style-name="ce3" office:value-type="float" office:value="-0.0000836136387605679" calcext:value-type="float">
            <text:p>-8.36E-05</text:p>
          </table:table-cell>
          <table:table-cell office:value-type="float" office:value="-0.00353816519485887" calcext:value-type="float">
            <text:p>-0.0035381652</text:p>
          </table:table-cell>
          <table:table-cell office:value-type="float" office:value="0.0194789685824698" calcext:value-type="float">
            <text:p>0.0194789686</text:p>
          </table:table-cell>
          <table:table-cell office:value-type="float" office:value="-0.0109818092090335" calcext:value-type="float">
            <text:p>-0.0109818092</text:p>
          </table:table-cell>
          <table:table-cell office:value-type="float" office:value="-0.00774806861738937" calcext:value-type="float">
            <text:p>-0.0077480686</text:p>
          </table:table-cell>
          <table:table-cell office:value-type="float" office:value="-0.00134006826789077" calcext:value-type="float">
            <text:p>-0.0013400683</text:p>
          </table:table-cell>
          <table:table-cell office:value-type="float" office:value="0.0141357530496652" calcext:value-type="float">
            <text:p>0.014135753</text:p>
          </table:table-cell>
          <table:table-cell office:value-type="float" office:value="-0.00119476792481146" calcext:value-type="float">
            <text:p>-0.0011947679</text:p>
          </table:table-cell>
          <table:table-cell office:value-type="float" office:value="-0.00588845759193695" calcext:value-type="float">
            <text:p>-0.0058884576</text:p>
          </table:table-cell>
          <table:table-cell office:value-type="float" office:value="0.00563143601768691" calcext:value-type="float">
            <text:p>0.005631436</text:p>
          </table:table-cell>
          <table:table-cell office:value-type="float" office:value="0.0141522233614812" calcext:value-type="float">
            <text:p>0.0141522234</text:p>
          </table:table-cell>
          <table:table-cell office:value-type="float" office:value="0.0225601683302705" calcext:value-type="float">
            <text:p>0.0225601683</text:p>
          </table:table-cell>
          <table:table-cell table:number-columns-repeated="1008"/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float" office:value="-0.00808079023926072" calcext:value-type="float">
            <text:p>-0.0080807902</text:p>
          </table:table-cell>
          <table:table-cell office:value-type="float" office:value="-0.00826164678855534" calcext:value-type="float">
            <text:p>-0.0082616468</text:p>
          </table:table-cell>
          <table:table-cell office:value-type="float" office:value="-0.00524005162760997" calcext:value-type="float">
            <text:p>-0.0052400516</text:p>
          </table:table-cell>
          <table:table-cell office:value-type="float" office:value="0.00187714252625203" calcext:value-type="float">
            <text:p>0.0018771425</text:p>
          </table:table-cell>
          <table:table-cell office:value-type="float" office:value="-0.00737859220302584" calcext:value-type="float">
            <text:p>-0.0073785922</text:p>
          </table:table-cell>
          <table:table-cell office:value-type="float" office:value="-0.000530737630931174" calcext:value-type="float">
            <text:p>-0.0005307376</text:p>
          </table:table-cell>
          <table:table-cell office:value-type="float" office:value="0.012647355350373" calcext:value-type="float">
            <text:p>0.0126473554</text:p>
          </table:table-cell>
          <table:table-cell office:value-type="float" office:value="0.0115861094160872" calcext:value-type="float">
            <text:p>0.0115861094</text:p>
          </table:table-cell>
          <table:table-cell office:value-type="float" office:value="0.00402402579854125" calcext:value-type="float">
            <text:p>0.0040240258</text:p>
          </table:table-cell>
          <table:table-cell table:style-name="ce3" office:value-type="float" office:value="0.0000810003714161315" calcext:value-type="float">
            <text:p>8.10E-05</text:p>
          </table:table-cell>
          <table:table-cell office:value-type="float" office:value="-0.00886766005311738" calcext:value-type="float">
            <text:p>-0.0088676601</text:p>
          </table:table-cell>
          <table:table-cell office:value-type="float" office:value="-0.00235749798288055" calcext:value-type="float">
            <text:p>-0.002357498</text:p>
          </table:table-cell>
          <table:table-cell office:value-type="float" office:value="0.0132914542067576" calcext:value-type="float">
            <text:p>0.0132914542</text:p>
          </table:table-cell>
          <table:table-cell office:value-type="float" office:value="0.0067816973101117" calcext:value-type="float">
            <text:p>0.0067816973</text:p>
          </table:table-cell>
          <table:table-cell office:value-type="float" office:value="-0.0137403246110476" calcext:value-type="float">
            <text:p>-0.0137403246</text:p>
          </table:table-cell>
          <table:table-cell table:number-columns-repeated="100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0.0159405512958521" calcext:value-type="float">
            <text:p>-0.0159405513</text:p>
          </table:table-cell>
          <table:table-cell office:value-type="float" office:value="-0.0247734537493349" calcext:value-type="float">
            <text:p>-0.0247734537</text:p>
          </table:table-cell>
          <table:table-cell office:value-type="float" office:value="-0.00169947836371137" calcext:value-type="float">
            <text:p>-0.0016994784</text:p>
          </table:table-cell>
          <table:table-cell office:value-type="float" office:value="0.0055206009956845" calcext:value-type="float">
            <text:p>0.005520601</text:p>
          </table:table-cell>
          <table:table-cell office:value-type="float" office:value="0.0232751819314969" calcext:value-type="float">
            <text:p>0.0232751819</text:p>
          </table:table-cell>
          <table:table-cell office:value-type="float" office:value="-0.00798450889935934" calcext:value-type="float">
            <text:p>-0.0079845089</text:p>
          </table:table-cell>
          <table:table-cell office:value-type="float" office:value="-0.0037069275852991" calcext:value-type="float">
            <text:p>-0.0037069276</text:p>
          </table:table-cell>
          <table:table-cell office:value-type="float" office:value="-0.0098161354145214" calcext:value-type="float">
            <text:p>-0.0098161354</text:p>
          </table:table-cell>
          <table:table-cell office:value-type="float" office:value="-0.0152218252631595" calcext:value-type="float">
            <text:p>-0.0152218253</text:p>
          </table:table-cell>
          <table:table-cell office:value-type="float" office:value="0.0210987518751386" calcext:value-type="float">
            <text:p>0.0210987519</text:p>
          </table:table-cell>
          <table:table-cell office:value-type="float" office:value="0.0115356809238038" calcext:value-type="float">
            <text:p>0.0115356809</text:p>
          </table:table-cell>
          <table:table-cell office:value-type="float" office:value="-0.00998200180285522" calcext:value-type="float">
            <text:p>-0.0099820018</text:p>
          </table:table-cell>
          <table:table-cell office:value-type="float" office:value="0.00450934744142197" calcext:value-type="float">
            <text:p>0.0045093474</text:p>
          </table:table-cell>
          <table:table-cell office:value-type="float" office:value="-0.0205973990994997" calcext:value-type="float">
            <text:p>-0.0205973991</text:p>
          </table:table-cell>
          <table:table-cell office:value-type="float" office:value="0.00635791650902737" calcext:value-type="float">
            <text:p>0.0063579165</text:p>
          </table:table-cell>
          <table:table-cell table:number-columns-repeated="1008"/>
        </table:table-row>
        <table:table-row table:style-name="ro1">
          <table:table-cell office:value-type="float" office:value="4529" calcext:value-type="float">
            <text:p>4529</text:p>
          </table:table-cell>
          <table:table-cell office:value-type="float" office:value="-0.00102432009886901" calcext:value-type="float">
            <text:p>-0.0010243201</text:p>
          </table:table-cell>
          <table:table-cell office:value-type="float" office:value="-0.00929175139384213" calcext:value-type="float">
            <text:p>-0.0092917514</text:p>
          </table:table-cell>
          <table:table-cell office:value-type="float" office:value="-0.0106456357736947" calcext:value-type="float">
            <text:p>-0.0106456358</text:p>
          </table:table-cell>
          <table:table-cell office:value-type="float" office:value="0.0158313068443335" calcext:value-type="float">
            <text:p>0.0158313068</text:p>
          </table:table-cell>
          <table:table-cell office:value-type="float" office:value="-0.013369925161648" calcext:value-type="float">
            <text:p>-0.0133699252</text:p>
          </table:table-cell>
          <table:table-cell office:value-type="float" office:value="-0.0129957280914897" calcext:value-type="float">
            <text:p>-0.0129957281</text:p>
          </table:table-cell>
          <table:table-cell office:value-type="float" office:value="-0.00151633709348045" calcext:value-type="float">
            <text:p>-0.0015163371</text:p>
          </table:table-cell>
          <table:table-cell office:value-type="float" office:value="-0.0057440684956568" calcext:value-type="float">
            <text:p>-0.0057440685</text:p>
          </table:table-cell>
          <table:table-cell office:value-type="float" office:value="0.00679564966808518" calcext:value-type="float">
            <text:p>0.0067956497</text:p>
          </table:table-cell>
          <table:table-cell office:value-type="float" office:value="-0.0186658270986192" calcext:value-type="float">
            <text:p>-0.0186658271</text:p>
          </table:table-cell>
          <table:table-cell office:value-type="float" office:value="-0.0171287669825532" calcext:value-type="float">
            <text:p>-0.017128767</text:p>
          </table:table-cell>
          <table:table-cell office:value-type="float" office:value="-0.0160925318314229" calcext:value-type="float">
            <text:p>-0.0160925318</text:p>
          </table:table-cell>
          <table:table-cell office:value-type="float" office:value="-0.00489320574926206" calcext:value-type="float">
            <text:p>-0.0048932057</text:p>
          </table:table-cell>
          <table:table-cell office:value-type="float" office:value="0.0160686413706459" calcext:value-type="float">
            <text:p>0.0160686414</text:p>
          </table:table-cell>
          <table:table-cell office:value-type="float" office:value="0.0128770416941037" calcext:value-type="float">
            <text:p>0.0128770417</text:p>
          </table:table-cell>
          <table:table-cell table:number-columns-repeated="1008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0.00142267772943793" calcext:value-type="float">
            <text:p>-0.0014226777</text:p>
          </table:table-cell>
          <table:table-cell office:value-type="float" office:value="-0.00290145562156423" calcext:value-type="float">
            <text:p>-0.0029014556</text:p>
          </table:table-cell>
          <table:table-cell office:value-type="float" office:value="-0.00364486855631818" calcext:value-type="float">
            <text:p>-0.0036448686</text:p>
          </table:table-cell>
          <table:table-cell office:value-type="float" office:value="0.00342367197120314" calcext:value-type="float">
            <text:p>0.003423672</text:p>
          </table:table-cell>
          <table:table-cell table:style-name="ce3" office:value-type="float" office:value="0.0000189095733042678" calcext:value-type="float">
            <text:p>1.89E-05</text:p>
          </table:table-cell>
          <table:table-cell office:value-type="float" office:value="-0.00034929164124559" calcext:value-type="float">
            <text:p>-0.0003492916</text:p>
          </table:table-cell>
          <table:table-cell office:value-type="float" office:value="0.00609663307513917" calcext:value-type="float">
            <text:p>0.0060966331</text:p>
          </table:table-cell>
          <table:table-cell office:value-type="float" office:value="0.00515426725510806" calcext:value-type="float">
            <text:p>0.0051542673</text:p>
          </table:table-cell>
          <table:table-cell office:value-type="float" office:value="-0.00617171985151519" calcext:value-type="float">
            <text:p>-0.0061717199</text:p>
          </table:table-cell>
          <table:table-cell office:value-type="float" office:value="0.0004020208995744" calcext:value-type="float">
            <text:p>0.0004020209</text:p>
          </table:table-cell>
          <table:table-cell office:value-type="float" office:value="-0.00502259511486632" calcext:value-type="float">
            <text:p>-0.0050225951</text:p>
          </table:table-cell>
          <table:table-cell office:value-type="float" office:value="0.00723547578622522" calcext:value-type="float">
            <text:p>0.0072354758</text:p>
          </table:table-cell>
          <table:table-cell office:value-type="float" office:value="-0.0026548746668388" calcext:value-type="float">
            <text:p>-0.0026548747</text:p>
          </table:table-cell>
          <table:table-cell office:value-type="float" office:value="0.00496430732653333" calcext:value-type="float">
            <text:p>0.0049643073</text:p>
          </table:table-cell>
          <table:table-cell office:value-type="float" office:value="-0.00775820685060039" calcext:value-type="float">
            <text:p>-0.0077582069</text:p>
          </table:table-cell>
          <table:table-cell table:number-columns-repeated="1008"/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float" office:value="-0.00640965945567006" calcext:value-type="float">
            <text:p>-0.0064096595</text:p>
          </table:table-cell>
          <table:table-cell office:value-type="float" office:value="0.0196236214778765" calcext:value-type="float">
            <text:p>0.0196236215</text:p>
          </table:table-cell>
          <table:table-cell office:value-type="float" office:value="-0.0177980092635867" calcext:value-type="float">
            <text:p>-0.0177980093</text:p>
          </table:table-cell>
          <table:table-cell office:value-type="float" office:value="0.00867945054373978" calcext:value-type="float">
            <text:p>0.0086794505</text:p>
          </table:table-cell>
          <table:table-cell office:value-type="float" office:value="-0.0348001434238294" calcext:value-type="float">
            <text:p>-0.0348001434</text:p>
          </table:table-cell>
          <table:table-cell office:value-type="float" office:value="0.0250560741075421" calcext:value-type="float">
            <text:p>0.0250560741</text:p>
          </table:table-cell>
          <table:table-cell office:value-type="float" office:value="0.00601756297063023" calcext:value-type="float">
            <text:p>0.006017563</text:p>
          </table:table-cell>
          <table:table-cell office:value-type="float" office:value="0.00431386771229057" calcext:value-type="float">
            <text:p>0.0043138677</text:p>
          </table:table-cell>
          <table:table-cell office:value-type="float" office:value="0.0112464226787228" calcext:value-type="float">
            <text:p>0.0112464227</text:p>
          </table:table-cell>
          <table:table-cell office:value-type="float" office:value="-0.0163584768419276" calcext:value-type="float">
            <text:p>-0.0163584768</text:p>
          </table:table-cell>
          <table:table-cell office:value-type="float" office:value="0.00351916365634182" calcext:value-type="float">
            <text:p>0.0035191637</text:p>
          </table:table-cell>
          <table:table-cell office:value-type="float" office:value="0.0259819013471558" calcext:value-type="float">
            <text:p>0.0259819013</text:p>
          </table:table-cell>
          <table:table-cell office:value-type="float" office:value="0.0232107877679449" calcext:value-type="float">
            <text:p>0.0232107878</text:p>
          </table:table-cell>
          <table:table-cell office:value-type="float" office:value="0.00821583517940257" calcext:value-type="float">
            <text:p>0.0082158352</text:p>
          </table:table-cell>
          <table:table-cell office:value-type="float" office:value="0.012890441810815" calcext:value-type="float">
            <text:p>0.0128904418</text:p>
          </table:table-cell>
          <table:table-cell table:number-columns-repeated="1008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3" office:value-type="float" office:value="0.0000574010745685015" calcext:value-type="float">
            <text:p>5.74E-05</text:p>
          </table:table-cell>
          <table:table-cell office:value-type="float" office:value="-0.000838885469743877" calcext:value-type="float">
            <text:p>-0.0008388855</text:p>
          </table:table-cell>
          <table:table-cell office:value-type="float" office:value="-0.00189645843966176" calcext:value-type="float">
            <text:p>-0.0018964584</text:p>
          </table:table-cell>
          <table:table-cell office:value-type="float" office:value="0.000274662060855546" calcext:value-type="float">
            <text:p>0.0002746621</text:p>
          </table:table-cell>
          <table:table-cell office:value-type="float" office:value="0.0013947149333488" calcext:value-type="float">
            <text:p>0.0013947149</text:p>
          </table:table-cell>
          <table:table-cell office:value-type="float" office:value="0.000731575816096344" calcext:value-type="float">
            <text:p>0.0007315758</text:p>
          </table:table-cell>
          <table:table-cell office:value-type="float" office:value="0.000860358624253074" calcext:value-type="float">
            <text:p>0.0008603586</text:p>
          </table:table-cell>
          <table:table-cell office:value-type="float" office:value="0.00212723202578803" calcext:value-type="float">
            <text:p>0.002127232</text:p>
          </table:table-cell>
          <table:table-cell office:value-type="float" office:value="0.00170246320231782" calcext:value-type="float">
            <text:p>0.0017024632</text:p>
          </table:table-cell>
          <table:table-cell office:value-type="float" office:value="-0.00108252339504485" calcext:value-type="float">
            <text:p>-0.0010825234</text:p>
          </table:table-cell>
          <table:table-cell office:value-type="float" office:value="-0.00121694907648731" calcext:value-type="float">
            <text:p>-0.0012169491</text:p>
          </table:table-cell>
          <table:table-cell office:value-type="float" office:value="-0.00121766402642146" calcext:value-type="float">
            <text:p>-0.001217664</text:p>
          </table:table-cell>
          <table:table-cell office:value-type="float" office:value="-0.000258579356636818" calcext:value-type="float">
            <text:p>-0.0002585794</text:p>
          </table:table-cell>
          <table:table-cell office:value-type="float" office:value="0.00538133348502385" calcext:value-type="float">
            <text:p>0.0053813335</text:p>
          </table:table-cell>
          <table:table-cell office:value-type="float" office:value="-0.000836523154453923" calcext:value-type="float">
            <text:p>-0.0008365232</text:p>
          </table:table-cell>
          <table:table-cell table:number-columns-repeated="1008"/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float" office:value="-0.00213941247539175" calcext:value-type="float">
            <text:p>-0.0021394125</text:p>
          </table:table-cell>
          <table:table-cell office:value-type="float" office:value="-0.00104876843957442" calcext:value-type="float">
            <text:p>-0.0010487684</text:p>
          </table:table-cell>
          <table:table-cell office:value-type="float" office:value="-0.00422352486397138" calcext:value-type="float">
            <text:p>-0.0042235249</text:p>
          </table:table-cell>
          <table:table-cell office:value-type="float" office:value="-0.00146118334650334" calcext:value-type="float">
            <text:p>-0.0014611833</text:p>
          </table:table-cell>
          <table:table-cell office:value-type="float" office:value="0.00339641981406216" calcext:value-type="float">
            <text:p>0.0033964198</text:p>
          </table:table-cell>
          <table:table-cell office:value-type="float" office:value="0.00135166738065649" calcext:value-type="float">
            <text:p>0.0013516674</text:p>
          </table:table-cell>
          <table:table-cell table:style-name="ce3" office:value-type="float" office:value="-0.00000430526575864405" calcext:value-type="float">
            <text:p>-4.31E-06</text:p>
          </table:table-cell>
          <table:table-cell office:value-type="float" office:value="-0.00116462152386023" calcext:value-type="float">
            <text:p>-0.0011646215</text:p>
          </table:table-cell>
          <table:table-cell office:value-type="float" office:value="-0.000785028848420196" calcext:value-type="float">
            <text:p>-0.0007850288</text:p>
          </table:table-cell>
          <table:table-cell office:value-type="float" office:value="-0.00233322613639208" calcext:value-type="float">
            <text:p>-0.0023332261</text:p>
          </table:table-cell>
          <table:table-cell office:value-type="float" office:value="-0.00173660634001887" calcext:value-type="float">
            <text:p>-0.0017366063</text:p>
          </table:table-cell>
          <table:table-cell office:value-type="float" office:value="0.00132359210030301" calcext:value-type="float">
            <text:p>0.0013235921</text:p>
          </table:table-cell>
          <table:table-cell office:value-type="float" office:value="0.00299254847691854" calcext:value-type="float">
            <text:p>0.0029925485</text:p>
          </table:table-cell>
          <table:table-cell office:value-type="float" office:value="0.000662154338285585" calcext:value-type="float">
            <text:p>0.0006621543</text:p>
          </table:table-cell>
          <table:table-cell office:value-type="float" office:value="-0.00100127414076735" calcext:value-type="float">
            <text:p>-0.0010012741</text:p>
          </table:table-cell>
          <table:table-cell table:number-columns-repeated="1008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-0.0058231548100729" calcext:value-type="float">
            <text:p>-0.0058231548</text:p>
          </table:table-cell>
          <table:table-cell office:value-type="float" office:value="-0.002650640072009" calcext:value-type="float">
            <text:p>-0.0026506401</text:p>
          </table:table-cell>
          <table:table-cell office:value-type="float" office:value="0.00135600108893877" calcext:value-type="float">
            <text:p>0.0013560011</text:p>
          </table:table-cell>
          <table:table-cell office:value-type="float" office:value="0.00230851253833283" calcext:value-type="float">
            <text:p>0.0023085125</text:p>
          </table:table-cell>
          <table:table-cell office:value-type="float" office:value="-0.00679886581251086" calcext:value-type="float">
            <text:p>-0.0067988658</text:p>
          </table:table-cell>
          <table:table-cell office:value-type="float" office:value="-0.00886731552573712" calcext:value-type="float">
            <text:p>-0.0088673155</text:p>
          </table:table-cell>
          <table:table-cell office:value-type="float" office:value="-0.00220734802285567" calcext:value-type="float">
            <text:p>-0.002207348</text:p>
          </table:table-cell>
          <table:table-cell office:value-type="float" office:value="0.00150383807912843" calcext:value-type="float">
            <text:p>0.0015038381</text:p>
          </table:table-cell>
          <table:table-cell office:value-type="float" office:value="-0.0105707116140545" calcext:value-type="float">
            <text:p>-0.0105707116</text:p>
          </table:table-cell>
          <table:table-cell office:value-type="float" office:value="-0.010606201628873" calcext:value-type="float">
            <text:p>-0.0106062016</text:p>
          </table:table-cell>
          <table:table-cell office:value-type="float" office:value="0.00368583513105617" calcext:value-type="float">
            <text:p>0.0036858351</text:p>
          </table:table-cell>
          <table:table-cell office:value-type="float" office:value="-0.0137336467621363" calcext:value-type="float">
            <text:p>-0.0137336468</text:p>
          </table:table-cell>
          <table:table-cell office:value-type="float" office:value="-0.00261536683511927" calcext:value-type="float">
            <text:p>-0.0026153668</text:p>
          </table:table-cell>
          <table:table-cell office:value-type="float" office:value="0.0225980893135665" calcext:value-type="float">
            <text:p>0.0225980893</text:p>
          </table:table-cell>
          <table:table-cell office:value-type="float" office:value="0.00280401344316031" calcext:value-type="float">
            <text:p>0.0028040134</text:p>
          </table:table-cell>
          <table:table-cell table:number-columns-repeated="1008"/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float" office:value="-0.0129959016428044" calcext:value-type="float">
            <text:p>-0.0129959016</text:p>
          </table:table-cell>
          <table:table-cell office:value-type="float" office:value="-0.0251338333104356" calcext:value-type="float">
            <text:p>-0.0251338333</text:p>
          </table:table-cell>
          <table:table-cell office:value-type="float" office:value="-0.0770570019757092" calcext:value-type="float">
            <text:p>-0.077057002</text:p>
          </table:table-cell>
          <table:table-cell office:value-type="float" office:value="-0.0244410248578866" calcext:value-type="float">
            <text:p>-0.0244410249</text:p>
          </table:table-cell>
          <table:table-cell office:value-type="float" office:value="0.00320919135720902" calcext:value-type="float">
            <text:p>0.0032091914</text:p>
          </table:table-cell>
          <table:table-cell office:value-type="float" office:value="-0.0298779777884569" calcext:value-type="float">
            <text:p>-0.0298779778</text:p>
          </table:table-cell>
          <table:table-cell office:value-type="float" office:value="-0.00629718228733358" calcext:value-type="float">
            <text:p>-0.0062971823</text:p>
          </table:table-cell>
          <table:table-cell office:value-type="float" office:value="-0.012688816370896" calcext:value-type="float">
            <text:p>-0.0126888164</text:p>
          </table:table-cell>
          <table:table-cell office:value-type="float" office:value="-0.0336797272240438" calcext:value-type="float">
            <text:p>-0.0336797272</text:p>
          </table:table-cell>
          <table:table-cell office:value-type="float" office:value="-0.0298333371052994" calcext:value-type="float">
            <text:p>-0.0298333371</text:p>
          </table:table-cell>
          <table:table-cell office:value-type="float" office:value="-0.0117990656366792" calcext:value-type="float">
            <text:p>-0.0117990656</text:p>
          </table:table-cell>
          <table:table-cell office:value-type="float" office:value="0.012492073587461" calcext:value-type="float">
            <text:p>0.0124920736</text:p>
          </table:table-cell>
          <table:table-cell office:value-type="float" office:value="-0.012333663448178" calcext:value-type="float">
            <text:p>-0.0123336634</text:p>
          </table:table-cell>
          <table:table-cell office:value-type="float" office:value="0.0124706368005276" calcext:value-type="float">
            <text:p>0.0124706368</text:p>
          </table:table-cell>
          <table:table-cell office:value-type="float" office:value="0.00541774306883036" calcext:value-type="float">
            <text:p>0.0054177431</text:p>
          </table:table-cell>
          <table:table-cell table:number-columns-repeated="1008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-0.00583361191575741" calcext:value-type="float">
            <text:p>-0.0058336119</text:p>
          </table:table-cell>
          <table:table-cell office:value-type="float" office:value="0.0164686101997772" calcext:value-type="float">
            <text:p>0.0164686102</text:p>
          </table:table-cell>
          <table:table-cell office:value-type="float" office:value="-0.0339549781617715" calcext:value-type="float">
            <text:p>-0.0339549782</text:p>
          </table:table-cell>
          <table:table-cell office:value-type="float" office:value="-0.00200326200323604" calcext:value-type="float">
            <text:p>-0.002003262</text:p>
          </table:table-cell>
          <table:table-cell office:value-type="float" office:value="-0.0263578582354527" calcext:value-type="float">
            <text:p>-0.0263578582</text:p>
          </table:table-cell>
          <table:table-cell office:value-type="float" office:value="0.00431106147880517" calcext:value-type="float">
            <text:p>0.0043110615</text:p>
          </table:table-cell>
          <table:table-cell office:value-type="float" office:value="-0.0103061398004013" calcext:value-type="float">
            <text:p>-0.0103061398</text:p>
          </table:table-cell>
          <table:table-cell office:value-type="float" office:value="0.0130273313028662" calcext:value-type="float">
            <text:p>0.0130273313</text:p>
          </table:table-cell>
          <table:table-cell office:value-type="float" office:value="-0.0042224866267964" calcext:value-type="float">
            <text:p>-0.0042224866</text:p>
          </table:table-cell>
          <table:table-cell office:value-type="float" office:value="0.00495720603563183" calcext:value-type="float">
            <text:p>0.004957206</text:p>
          </table:table-cell>
          <table:table-cell office:value-type="float" office:value="-0.0224738426107795" calcext:value-type="float">
            <text:p>-0.0224738426</text:p>
          </table:table-cell>
          <table:table-cell office:value-type="float" office:value="-0.015390202674504" calcext:value-type="float">
            <text:p>-0.0153902027</text:p>
          </table:table-cell>
          <table:table-cell office:value-type="float" office:value="0.0216667411294487" calcext:value-type="float">
            <text:p>0.0216667411</text:p>
          </table:table-cell>
          <table:table-cell office:value-type="float" office:value="-0.00694872932034061" calcext:value-type="float">
            <text:p>-0.0069487293</text:p>
          </table:table-cell>
          <table:table-cell table:style-name="ce3" office:value-type="float" office:value="-0.00000522202926040503" calcext:value-type="float">
            <text:p>-5.22E-06</text:p>
          </table:table-cell>
          <table:table-cell table:number-columns-repeated="1008"/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float" office:value="-0.00296749734902104" calcext:value-type="float">
            <text:p>-0.0029674973</text:p>
          </table:table-cell>
          <table:table-cell office:value-type="float" office:value="-0.00370471592482978" calcext:value-type="float">
            <text:p>-0.0037047159</text:p>
          </table:table-cell>
          <table:table-cell office:value-type="float" office:value="-0.00549563839248315" calcext:value-type="float">
            <text:p>-0.0054956384</text:p>
          </table:table-cell>
          <table:table-cell office:value-type="float" office:value="-0.00749222921193735" calcext:value-type="float">
            <text:p>-0.0074922292</text:p>
          </table:table-cell>
          <table:table-cell office:value-type="float" office:value="0.00197284592264807" calcext:value-type="float">
            <text:p>0.0019728459</text:p>
          </table:table-cell>
          <table:table-cell office:value-type="float" office:value="0.0101061390865213" calcext:value-type="float">
            <text:p>0.0101061391</text:p>
          </table:table-cell>
          <table:table-cell office:value-type="float" office:value="0.0138733148867079" calcext:value-type="float">
            <text:p>0.0138733149</text:p>
          </table:table-cell>
          <table:table-cell office:value-type="float" office:value="-0.0178605672765105" calcext:value-type="float">
            <text:p>-0.0178605673</text:p>
          </table:table-cell>
          <table:table-cell office:value-type="float" office:value="-0.00236036887156793" calcext:value-type="float">
            <text:p>-0.0023603689</text:p>
          </table:table-cell>
          <table:table-cell office:value-type="float" office:value="0.00964788853861359" calcext:value-type="float">
            <text:p>0.0096478885</text:p>
          </table:table-cell>
          <table:table-cell office:value-type="float" office:value="0.0268341880380556" calcext:value-type="float">
            <text:p>0.026834188</text:p>
          </table:table-cell>
          <table:table-cell office:value-type="float" office:value="-0.00495670734447871" calcext:value-type="float">
            <text:p>-0.0049567073</text:p>
          </table:table-cell>
          <table:table-cell office:value-type="float" office:value="-0.0159817840683023" calcext:value-type="float">
            <text:p>-0.0159817841</text:p>
          </table:table-cell>
          <table:table-cell office:value-type="float" office:value="-0.00271611914417228" calcext:value-type="float">
            <text:p>-0.0027161191</text:p>
          </table:table-cell>
          <table:table-cell office:value-type="float" office:value="0.00433320834082695" calcext:value-type="float">
            <text:p>0.0043332083</text:p>
          </table:table-cell>
          <table:table-cell table:number-columns-repeated="1008"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-0.00793891924986272" calcext:value-type="float">
            <text:p>-0.0079389192</text:p>
          </table:table-cell>
          <table:table-cell office:value-type="float" office:value="-0.00899391392883767" calcext:value-type="float">
            <text:p>-0.0089939139</text:p>
          </table:table-cell>
          <table:table-cell office:value-type="float" office:value="-0.00398393792894869" calcext:value-type="float">
            <text:p>-0.0039839379</text:p>
          </table:table-cell>
          <table:table-cell office:value-type="float" office:value="0.00428648723234209" calcext:value-type="float">
            <text:p>0.0042864872</text:p>
          </table:table-cell>
          <table:table-cell office:value-type="float" office:value="-0.0044509305951414" calcext:value-type="float">
            <text:p>-0.0044509306</text:p>
          </table:table-cell>
          <table:table-cell office:value-type="float" office:value="-0.00434935217174806" calcext:value-type="float">
            <text:p>-0.0043493522</text:p>
          </table:table-cell>
          <table:table-cell office:value-type="float" office:value="0.00204710609568165" calcext:value-type="float">
            <text:p>0.0020471061</text:p>
          </table:table-cell>
          <table:table-cell office:value-type="float" office:value="-0.021701679403429" calcext:value-type="float">
            <text:p>-0.0217016794</text:p>
          </table:table-cell>
          <table:table-cell office:value-type="float" office:value="0.0253442914280625" calcext:value-type="float">
            <text:p>0.0253442914</text:p>
          </table:table-cell>
          <table:table-cell office:value-type="float" office:value="0.00201888977171261" calcext:value-type="float">
            <text:p>0.0020188898</text:p>
          </table:table-cell>
          <table:table-cell office:value-type="float" office:value="-0.0105225656776745" calcext:value-type="float">
            <text:p>-0.0105225657</text:p>
          </table:table-cell>
          <table:table-cell office:value-type="float" office:value="0.00446956464286636" calcext:value-type="float">
            <text:p>0.0044695646</text:p>
          </table:table-cell>
          <table:table-cell office:value-type="float" office:value="0.00823014547205889" calcext:value-type="float">
            <text:p>0.0082301455</text:p>
          </table:table-cell>
          <table:table-cell office:value-type="float" office:value="-0.00208916962416636" calcext:value-type="float">
            <text:p>-0.0020891696</text:p>
          </table:table-cell>
          <table:table-cell office:value-type="float" office:value="-0.00370038203937523" calcext:value-type="float">
            <text:p>-0.003700382</text:p>
          </table:table-cell>
          <table:table-cell table:number-columns-repeated="1008"/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float" office:value="-0.0209371647291922" calcext:value-type="float">
            <text:p>-0.0209371647</text:p>
          </table:table-cell>
          <table:table-cell office:value-type="float" office:value="-0.026382072575444" calcext:value-type="float">
            <text:p>-0.0263820726</text:p>
          </table:table-cell>
          <table:table-cell office:value-type="float" office:value="-0.0157925938937173" calcext:value-type="float">
            <text:p>-0.0157925939</text:p>
          </table:table-cell>
          <table:table-cell office:value-type="float" office:value="0.0158813330126542" calcext:value-type="float">
            <text:p>0.015881333</text:p>
          </table:table-cell>
          <table:table-cell office:value-type="float" office:value="-0.00600039297402821" calcext:value-type="float">
            <text:p>-0.006000393</text:p>
          </table:table-cell>
          <table:table-cell office:value-type="float" office:value="-0.047728160985184" calcext:value-type="float">
            <text:p>-0.047728161</text:p>
          </table:table-cell>
          <table:table-cell office:value-type="float" office:value="-0.00998981732582852" calcext:value-type="float">
            <text:p>-0.0099898173</text:p>
          </table:table-cell>
          <table:table-cell office:value-type="float" office:value="0.0286185503297714" calcext:value-type="float">
            <text:p>0.0286185503</text:p>
          </table:table-cell>
          <table:table-cell office:value-type="float" office:value="-0.0124356577512877" calcext:value-type="float">
            <text:p>-0.0124356578</text:p>
          </table:table-cell>
          <table:table-cell office:value-type="float" office:value="-0.0103610365770027" calcext:value-type="float">
            <text:p>-0.0103610366</text:p>
          </table:table-cell>
          <table:table-cell office:value-type="float" office:value="0.0145753741912895" calcext:value-type="float">
            <text:p>0.0145753742</text:p>
          </table:table-cell>
          <table:table-cell office:value-type="float" office:value="0.00864629009488713" calcext:value-type="float">
            <text:p>0.0086462901</text:p>
          </table:table-cell>
          <table:table-cell office:value-type="float" office:value="-0.0509715042613742" calcext:value-type="float">
            <text:p>-0.0509715043</text:p>
          </table:table-cell>
          <table:table-cell office:value-type="float" office:value="-0.00275636632407543" calcext:value-type="float">
            <text:p>-0.0027563663</text:p>
          </table:table-cell>
          <table:table-cell office:value-type="float" office:value="-0.0229549881405498" calcext:value-type="float">
            <text:p>-0.0229549881</text:p>
          </table:table-cell>
          <table:table-cell table:number-columns-repeated="1008"/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float" office:value="-0.00479724842680386" calcext:value-type="float">
            <text:p>-0.0047972484</text:p>
          </table:table-cell>
          <table:table-cell office:value-type="float" office:value="0.00182620576334841" calcext:value-type="float">
            <text:p>0.0018262058</text:p>
          </table:table-cell>
          <table:table-cell office:value-type="float" office:value="0.00387971605101348" calcext:value-type="float">
            <text:p>0.0038797161</text:p>
          </table:table-cell>
          <table:table-cell office:value-type="float" office:value="0.000300574502431834" calcext:value-type="float">
            <text:p>0.0003005745</text:p>
          </table:table-cell>
          <table:table-cell office:value-type="float" office:value="-0.00196600532634869" calcext:value-type="float">
            <text:p>-0.0019660053</text:p>
          </table:table-cell>
          <table:table-cell office:value-type="float" office:value="0.00071463890574639" calcext:value-type="float">
            <text:p>0.0007146389</text:p>
          </table:table-cell>
          <table:table-cell office:value-type="float" office:value="-0.0121461469595446" calcext:value-type="float">
            <text:p>-0.012146147</text:p>
          </table:table-cell>
          <table:table-cell office:value-type="float" office:value="0.00284182120720186" calcext:value-type="float">
            <text:p>0.0028418212</text:p>
          </table:table-cell>
          <table:table-cell office:value-type="float" office:value="0.00652199299288816" calcext:value-type="float">
            <text:p>0.006521993</text:p>
          </table:table-cell>
          <table:table-cell office:value-type="float" office:value="-0.00365957238154567" calcext:value-type="float">
            <text:p>-0.0036595724</text:p>
          </table:table-cell>
          <table:table-cell office:value-type="float" office:value="-0.00427462893051848" calcext:value-type="float">
            <text:p>-0.0042746289</text:p>
          </table:table-cell>
          <table:table-cell office:value-type="float" office:value="0.0006264308291497" calcext:value-type="float">
            <text:p>0.0006264308</text:p>
          </table:table-cell>
          <table:table-cell office:value-type="float" office:value="0.000680244415190846" calcext:value-type="float">
            <text:p>0.0006802444</text:p>
          </table:table-cell>
          <table:table-cell office:value-type="float" office:value="0.00258711677785087" calcext:value-type="float">
            <text:p>0.0025871168</text:p>
          </table:table-cell>
          <table:table-cell office:value-type="float" office:value="-0.00296281738310259" calcext:value-type="float">
            <text:p>-0.0029628174</text:p>
          </table:table-cell>
          <table:table-cell table:number-columns-repeated="1008"/>
        </table:table-row>
        <table:table-row table:style-name="ro1">
          <table:table-cell office:value-type="float" office:value="5338" calcext:value-type="float">
            <text:p>5338</text:p>
          </table:table-cell>
          <table:table-cell office:value-type="float" office:value="-0.00429300965505887" calcext:value-type="float">
            <text:p>-0.0042930097</text:p>
          </table:table-cell>
          <table:table-cell office:value-type="float" office:value="0.00133273674539749" calcext:value-type="float">
            <text:p>0.0013327367</text:p>
          </table:table-cell>
          <table:table-cell office:value-type="float" office:value="0.00112554357146864" calcext:value-type="float">
            <text:p>0.0011255436</text:p>
          </table:table-cell>
          <table:table-cell office:value-type="float" office:value="0.00017554069588767" calcext:value-type="float">
            <text:p>0.0001755407</text:p>
          </table:table-cell>
          <table:table-cell office:value-type="float" office:value="0.00704427542106147" calcext:value-type="float">
            <text:p>0.0070442754</text:p>
          </table:table-cell>
          <table:table-cell office:value-type="float" office:value="-0.00862304472169384" calcext:value-type="float">
            <text:p>-0.0086230447</text:p>
          </table:table-cell>
          <table:table-cell office:value-type="float" office:value="0.00666025750776193" calcext:value-type="float">
            <text:p>0.0066602575</text:p>
          </table:table-cell>
          <table:table-cell office:value-type="float" office:value="0.00197459437234408" calcext:value-type="float">
            <text:p>0.0019745944</text:p>
          </table:table-cell>
          <table:table-cell office:value-type="float" office:value="-0.00465807161519938" calcext:value-type="float">
            <text:p>-0.0046580716</text:p>
          </table:table-cell>
          <table:table-cell office:value-type="float" office:value="-0.00858538801035944" calcext:value-type="float">
            <text:p>-0.008585388</text:p>
          </table:table-cell>
          <table:table-cell office:value-type="float" office:value="-0.00196365228917587" calcext:value-type="float">
            <text:p>-0.0019636523</text:p>
          </table:table-cell>
          <table:table-cell office:value-type="float" office:value="0.00384931204879157" calcext:value-type="float">
            <text:p>0.003849312</text:p>
          </table:table-cell>
          <table:table-cell office:value-type="float" office:value="-0.00765474968737275" calcext:value-type="float">
            <text:p>-0.0076547497</text:p>
          </table:table-cell>
          <table:table-cell office:value-type="float" office:value="0.0134098798145599" calcext:value-type="float">
            <text:p>0.0134098798</text:p>
          </table:table-cell>
          <table:table-cell office:value-type="float" office:value="0.00816256901988075" calcext:value-type="float">
            <text:p>0.008162569</text:p>
          </table:table-cell>
          <table:table-cell table:number-columns-repeated="1008"/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float" office:value="-0.00156561215556098" calcext:value-type="float">
            <text:p>-0.0015656122</text:p>
          </table:table-cell>
          <table:table-cell office:value-type="float" office:value="-0.0104795500191663" calcext:value-type="float">
            <text:p>-0.01047955</text:p>
          </table:table-cell>
          <table:table-cell office:value-type="float" office:value="-0.0135103064670847" calcext:value-type="float">
            <text:p>-0.0135103065</text:p>
          </table:table-cell>
          <table:table-cell office:value-type="float" office:value="0.00392196825988777" calcext:value-type="float">
            <text:p>0.0039219683</text:p>
          </table:table-cell>
          <table:table-cell office:value-type="float" office:value="-0.000328270699206206" calcext:value-type="float">
            <text:p>-0.0003282707</text:p>
          </table:table-cell>
          <table:table-cell office:value-type="float" office:value="0.00788900711475814" calcext:value-type="float">
            <text:p>0.0078890071</text:p>
          </table:table-cell>
          <table:table-cell office:value-type="float" office:value="-0.0164156815363798" calcext:value-type="float">
            <text:p>-0.0164156815</text:p>
          </table:table-cell>
          <table:table-cell office:value-type="float" office:value="-0.0324213072066689" calcext:value-type="float">
            <text:p>-0.0324213072</text:p>
          </table:table-cell>
          <table:table-cell office:value-type="float" office:value="-0.00514871600556649" calcext:value-type="float">
            <text:p>-0.005148716</text:p>
          </table:table-cell>
          <table:table-cell office:value-type="float" office:value="-0.0063192139024572" calcext:value-type="float">
            <text:p>-0.0063192139</text:p>
          </table:table-cell>
          <table:table-cell office:value-type="float" office:value="0.00770163881591901" calcext:value-type="float">
            <text:p>0.0077016388</text:p>
          </table:table-cell>
          <table:table-cell office:value-type="float" office:value="-0.00549138515408051" calcext:value-type="float">
            <text:p>-0.0054913852</text:p>
          </table:table-cell>
          <table:table-cell office:value-type="float" office:value="-0.0137263763887593" calcext:value-type="float">
            <text:p>-0.0137263764</text:p>
          </table:table-cell>
          <table:table-cell office:value-type="float" office:value="0.00825605971361626" calcext:value-type="float">
            <text:p>0.0082560597</text:p>
          </table:table-cell>
          <table:table-cell office:value-type="float" office:value="0.000300438962062267" calcext:value-type="float">
            <text:p>0.000300439</text:p>
          </table:table-cell>
          <table:table-cell table:number-columns-repeated="1008"/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float" office:value="-0.00956941810255692" calcext:value-type="float">
            <text:p>-0.0095694181</text:p>
          </table:table-cell>
          <table:table-cell office:value-type="float" office:value="-0.00812707546078971" calcext:value-type="float">
            <text:p>-0.0081270755</text:p>
          </table:table-cell>
          <table:table-cell office:value-type="float" office:value="-0.0232173853678043" calcext:value-type="float">
            <text:p>-0.0232173854</text:p>
          </table:table-cell>
          <table:table-cell office:value-type="float" office:value="0.0122542767108583" calcext:value-type="float">
            <text:p>0.0122542767</text:p>
          </table:table-cell>
          <table:table-cell office:value-type="float" office:value="-0.018226027116333" calcext:value-type="float">
            <text:p>-0.0182260271</text:p>
          </table:table-cell>
          <table:table-cell office:value-type="float" office:value="0.0142885950970066" calcext:value-type="float">
            <text:p>0.0142885951</text:p>
          </table:table-cell>
          <table:table-cell office:value-type="float" office:value="-0.00392651582234017" calcext:value-type="float">
            <text:p>-0.0039265158</text:p>
          </table:table-cell>
          <table:table-cell office:value-type="float" office:value="-0.0367676345505048" calcext:value-type="float">
            <text:p>-0.0367676346</text:p>
          </table:table-cell>
          <table:table-cell office:value-type="float" office:value="0.0101338057825676" calcext:value-type="float">
            <text:p>0.0101338058</text:p>
          </table:table-cell>
          <table:table-cell office:value-type="float" office:value="0.00529680734123757" calcext:value-type="float">
            <text:p>0.0052968073</text:p>
          </table:table-cell>
          <table:table-cell office:value-type="float" office:value="0.025004698696084" calcext:value-type="float">
            <text:p>0.0250046987</text:p>
          </table:table-cell>
          <table:table-cell office:value-type="float" office:value="-0.0035098048554212" calcext:value-type="float">
            <text:p>-0.0035098049</text:p>
          </table:table-cell>
          <table:table-cell office:value-type="float" office:value="-0.0214856102886575" calcext:value-type="float">
            <text:p>-0.0214856103</text:p>
          </table:table-cell>
          <table:table-cell office:value-type="float" office:value="-0.00725630720503854" calcext:value-type="float">
            <text:p>-0.0072563072</text:p>
          </table:table-cell>
          <table:table-cell office:value-type="float" office:value="0.0185371325267004" calcext:value-type="float">
            <text:p>0.0185371325</text:p>
          </table:table-cell>
          <table:table-cell table:number-columns-repeated="1008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-0.00853314907993862" calcext:value-type="float">
            <text:p>-0.0085331491</text:p>
          </table:table-cell>
          <table:table-cell office:value-type="float" office:value="0.0010058394664228" calcext:value-type="float">
            <text:p>0.0010058395</text:p>
          </table:table-cell>
          <table:table-cell office:value-type="float" office:value="-0.00366125944228743" calcext:value-type="float">
            <text:p>-0.0036612594</text:p>
          </table:table-cell>
          <table:table-cell office:value-type="float" office:value="0.00330964455823536" calcext:value-type="float">
            <text:p>0.0033096446</text:p>
          </table:table-cell>
          <table:table-cell office:value-type="float" office:value="0.00190429018470773" calcext:value-type="float">
            <text:p>0.0019042902</text:p>
          </table:table-cell>
          <table:table-cell office:value-type="float" office:value="0.0105306160857133" calcext:value-type="float">
            <text:p>0.0105306161</text:p>
          </table:table-cell>
          <table:table-cell office:value-type="float" office:value="0.0134569065266623" calcext:value-type="float">
            <text:p>0.0134569065</text:p>
          </table:table-cell>
          <table:table-cell office:value-type="float" office:value="-0.00549307168500026" calcext:value-type="float">
            <text:p>-0.0054930717</text:p>
          </table:table-cell>
          <table:table-cell office:value-type="float" office:value="0.00102222152699673" calcext:value-type="float">
            <text:p>0.0010222215</text:p>
          </table:table-cell>
          <table:table-cell office:value-type="float" office:value="0.0142423675804466" calcext:value-type="float">
            <text:p>0.0142423676</text:p>
          </table:table-cell>
          <table:table-cell office:value-type="float" office:value="0.0112822052373597" calcext:value-type="float">
            <text:p>0.0112822052</text:p>
          </table:table-cell>
          <table:table-cell office:value-type="float" office:value="0.00542178866288303" calcext:value-type="float">
            <text:p>0.0054217887</text:p>
          </table:table-cell>
          <table:table-cell office:value-type="float" office:value="-0.000378585449536055" calcext:value-type="float">
            <text:p>-0.0003785854</text:p>
          </table:table-cell>
          <table:table-cell office:value-type="float" office:value="0.0204789073576042" calcext:value-type="float">
            <text:p>0.0204789074</text:p>
          </table:table-cell>
          <table:table-cell office:value-type="float" office:value="-0.00943564487898347" calcext:value-type="float">
            <text:p>-0.0094356449</text:p>
          </table:table-cell>
          <table:table-cell table:number-columns-repeated="100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0.00282356298190291" calcext:value-type="float">
            <text:p>-0.002823563</text:p>
          </table:table-cell>
          <table:table-cell office:value-type="float" office:value="0.00130746354763839" calcext:value-type="float">
            <text:p>0.0013074635</text:p>
          </table:table-cell>
          <table:table-cell office:value-type="float" office:value="-0.00976107248250669" calcext:value-type="float">
            <text:p>-0.0097610725</text:p>
          </table:table-cell>
          <table:table-cell office:value-type="float" office:value="-0.00192643138245666" calcext:value-type="float">
            <text:p>-0.0019264314</text:p>
          </table:table-cell>
          <table:table-cell office:value-type="float" office:value="0.00134262210137438" calcext:value-type="float">
            <text:p>0.0013426221</text:p>
          </table:table-cell>
          <table:table-cell office:value-type="float" office:value="0.00390728265021842" calcext:value-type="float">
            <text:p>0.0039072827</text:p>
          </table:table-cell>
          <table:table-cell office:value-type="float" office:value="0.000101067480057246" calcext:value-type="float">
            <text:p>0.0001010675</text:p>
          </table:table-cell>
          <table:table-cell office:value-type="float" office:value="0.00145642300587056" calcext:value-type="float">
            <text:p>0.001456423</text:p>
          </table:table-cell>
          <table:table-cell office:value-type="float" office:value="-0.00244056018225733" calcext:value-type="float">
            <text:p>-0.0024405602</text:p>
          </table:table-cell>
          <table:table-cell office:value-type="float" office:value="0.00219194359851693" calcext:value-type="float">
            <text:p>0.0021919436</text:p>
          </table:table-cell>
          <table:table-cell office:value-type="float" office:value="-0.00607313622462496" calcext:value-type="float">
            <text:p>-0.0060731362</text:p>
          </table:table-cell>
          <table:table-cell office:value-type="float" office:value="-0.00307636527078773" calcext:value-type="float">
            <text:p>-0.0030763653</text:p>
          </table:table-cell>
          <table:table-cell office:value-type="float" office:value="0.00417961098130234" calcext:value-type="float">
            <text:p>0.004179611</text:p>
          </table:table-cell>
          <table:table-cell office:value-type="float" office:value="0.00477221104945178" calcext:value-type="float">
            <text:p>0.004772211</text:p>
          </table:table-cell>
          <table:table-cell office:value-type="float" office:value="-0.000168169494146919" calcext:value-type="float">
            <text:p>-0.0001681695</text:p>
          </table:table-cell>
          <table:table-cell table:number-columns-repeated="1008"/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float" office:value="0.000576564826757721" calcext:value-type="float">
            <text:p>0.0005765648</text:p>
          </table:table-cell>
          <table:table-cell office:value-type="float" office:value="0.00671749943640624" calcext:value-type="float">
            <text:p>0.0067174994</text:p>
          </table:table-cell>
          <table:table-cell office:value-type="float" office:value="-0.0319528058212618" calcext:value-type="float">
            <text:p>-0.0319528058</text:p>
          </table:table-cell>
          <table:table-cell office:value-type="float" office:value="0.0133332403422869" calcext:value-type="float">
            <text:p>0.0133332403</text:p>
          </table:table-cell>
          <table:table-cell office:value-type="float" office:value="-0.0347750222473588" calcext:value-type="float">
            <text:p>-0.0347750222</text:p>
          </table:table-cell>
          <table:table-cell office:value-type="float" office:value="0.0060453509601013" calcext:value-type="float">
            <text:p>0.006045351</text:p>
          </table:table-cell>
          <table:table-cell office:value-type="float" office:value="0.00679922374433496" calcext:value-type="float">
            <text:p>0.0067992237</text:p>
          </table:table-cell>
          <table:table-cell office:value-type="float" office:value="0.0184178868331716" calcext:value-type="float">
            <text:p>0.0184178868</text:p>
          </table:table-cell>
          <table:table-cell office:value-type="float" office:value="0.00516491975354724" calcext:value-type="float">
            <text:p>0.0051649198</text:p>
          </table:table-cell>
          <table:table-cell office:value-type="float" office:value="-0.0271613570084758" calcext:value-type="float">
            <text:p>-0.027161357</text:p>
          </table:table-cell>
          <table:table-cell office:value-type="float" office:value="0.0114269934181691" calcext:value-type="float">
            <text:p>0.0114269934</text:p>
          </table:table-cell>
          <table:table-cell office:value-type="float" office:value="-0.0129105468908562" calcext:value-type="float">
            <text:p>-0.0129105469</text:p>
          </table:table-cell>
          <table:table-cell office:value-type="float" office:value="-0.00633987791930087" calcext:value-type="float">
            <text:p>-0.0063398779</text:p>
          </table:table-cell>
          <table:table-cell office:value-type="float" office:value="-0.0116396848698893" calcext:value-type="float">
            <text:p>-0.0116396849</text:p>
          </table:table-cell>
          <table:table-cell office:value-type="float" office:value="0.00370425010239579" calcext:value-type="float">
            <text:p>0.0037042501</text:p>
          </table:table-cell>
          <table:table-cell table:number-columns-repeated="1008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-0.0224477558503933" calcext:value-type="float">
            <text:p>-0.0224477559</text:p>
          </table:table-cell>
          <table:table-cell office:value-type="float" office:value="0.00711661123690123" calcext:value-type="float">
            <text:p>0.0071166112</text:p>
          </table:table-cell>
          <table:table-cell office:value-type="float" office:value="-0.00820421034282938" calcext:value-type="float">
            <text:p>-0.0082042103</text:p>
          </table:table-cell>
          <table:table-cell office:value-type="float" office:value="-0.0225174072532629" calcext:value-type="float">
            <text:p>-0.0225174073</text:p>
          </table:table-cell>
          <table:table-cell office:value-type="float" office:value="-0.00847352872698594" calcext:value-type="float">
            <text:p>-0.0084735287</text:p>
          </table:table-cell>
          <table:table-cell office:value-type="float" office:value="-0.0159721281175565" calcext:value-type="float">
            <text:p>-0.0159721281</text:p>
          </table:table-cell>
          <table:table-cell office:value-type="float" office:value="-0.00225694277590796" calcext:value-type="float">
            <text:p>-0.0022569428</text:p>
          </table:table-cell>
          <table:table-cell office:value-type="float" office:value="0.0141167960973901" calcext:value-type="float">
            <text:p>0.0141167961</text:p>
          </table:table-cell>
          <table:table-cell office:value-type="float" office:value="-0.00734296710149716" calcext:value-type="float">
            <text:p>-0.0073429671</text:p>
          </table:table-cell>
          <table:table-cell office:value-type="float" office:value="0.000552682567950323" calcext:value-type="float">
            <text:p>0.0005526826</text:p>
          </table:table-cell>
          <table:table-cell office:value-type="float" office:value="0.00116493788736705" calcext:value-type="float">
            <text:p>0.0011649379</text:p>
          </table:table-cell>
          <table:table-cell office:value-type="float" office:value="0.00339397504871859" calcext:value-type="float">
            <text:p>0.003393975</text:p>
          </table:table-cell>
          <table:table-cell office:value-type="float" office:value="-0.00221983524315091" calcext:value-type="float">
            <text:p>-0.0022198352</text:p>
          </table:table-cell>
          <table:table-cell office:value-type="float" office:value="-0.0159925555019953" calcext:value-type="float">
            <text:p>-0.0159925555</text:p>
          </table:table-cell>
          <table:table-cell office:value-type="float" office:value="0.0087760740032829" calcext:value-type="float">
            <text:p>0.008776074</text:p>
          </table:table-cell>
          <table:table-cell table:number-columns-repeated="1008"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-0.00533777975211166" calcext:value-type="float">
            <text:p>-0.0053377798</text:p>
          </table:table-cell>
          <table:table-cell office:value-type="float" office:value="-0.000551251170376337" calcext:value-type="float">
            <text:p>-0.0005512512</text:p>
          </table:table-cell>
          <table:table-cell office:value-type="float" office:value="-0.000187591297173279" calcext:value-type="float">
            <text:p>-0.0001875913</text:p>
          </table:table-cell>
          <table:table-cell office:value-type="float" office:value="-0.00545112895744205" calcext:value-type="float">
            <text:p>-0.005451129</text:p>
          </table:table-cell>
          <table:table-cell office:value-type="float" office:value="0.00235735498032001" calcext:value-type="float">
            <text:p>0.002357355</text:p>
          </table:table-cell>
          <table:table-cell office:value-type="float" office:value="0.00529899094434498" calcext:value-type="float">
            <text:p>0.0052989909</text:p>
          </table:table-cell>
          <table:table-cell office:value-type="float" office:value="-0.00939889699954803" calcext:value-type="float">
            <text:p>-0.009398897</text:p>
          </table:table-cell>
          <table:table-cell office:value-type="float" office:value="0.0166695879282362" calcext:value-type="float">
            <text:p>0.0166695879</text:p>
          </table:table-cell>
          <table:table-cell office:value-type="float" office:value="-0.00664792644474129" calcext:value-type="float">
            <text:p>-0.0066479264</text:p>
          </table:table-cell>
          <table:table-cell office:value-type="float" office:value="0.000711714760892495" calcext:value-type="float">
            <text:p>0.0007117148</text:p>
          </table:table-cell>
          <table:table-cell office:value-type="float" office:value="0.00760785510820608" calcext:value-type="float">
            <text:p>0.0076078551</text:p>
          </table:table-cell>
          <table:table-cell office:value-type="float" office:value="0.0104866328057609" calcext:value-type="float">
            <text:p>0.0104866328</text:p>
          </table:table-cell>
          <table:table-cell office:value-type="float" office:value="-0.0162295449502346" calcext:value-type="float">
            <text:p>-0.016229545</text:p>
          </table:table-cell>
          <table:table-cell office:value-type="float" office:value="0.0182018859955179" calcext:value-type="float">
            <text:p>0.018201886</text:p>
          </table:table-cell>
          <table:table-cell office:value-type="float" office:value="0.00366232517678107" calcext:value-type="float">
            <text:p>0.0036623252</text:p>
          </table:table-cell>
          <table:table-cell table:number-columns-repeated="1008"/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-0.00792597995899922" calcext:value-type="float">
            <text:p>-0.00792598</text:p>
          </table:table-cell>
          <table:table-cell office:value-type="float" office:value="0.00433082799946161" calcext:value-type="float">
            <text:p>0.004330828</text:p>
          </table:table-cell>
          <table:table-cell office:value-type="float" office:value="-0.0052297731149259" calcext:value-type="float">
            <text:p>-0.0052297731</text:p>
          </table:table-cell>
          <table:table-cell office:value-type="float" office:value="0.00252367113017219" calcext:value-type="float">
            <text:p>0.0025236711</text:p>
          </table:table-cell>
          <table:table-cell office:value-type="float" office:value="0.00115347791811752" calcext:value-type="float">
            <text:p>0.0011534779</text:p>
          </table:table-cell>
          <table:table-cell office:value-type="float" office:value="-0.00132465779766888" calcext:value-type="float">
            <text:p>-0.0013246578</text:p>
          </table:table-cell>
          <table:table-cell office:value-type="float" office:value="-0.00550085338544359" calcext:value-type="float">
            <text:p>-0.0055008534</text:p>
          </table:table-cell>
          <table:table-cell office:value-type="float" office:value="0.000709463427881073" calcext:value-type="float">
            <text:p>0.0007094634</text:p>
          </table:table-cell>
          <table:table-cell office:value-type="float" office:value="0.00236508605297948" calcext:value-type="float">
            <text:p>0.0023650861</text:p>
          </table:table-cell>
          <table:table-cell office:value-type="float" office:value="0.000508646703214259" calcext:value-type="float">
            <text:p>0.0005086467</text:p>
          </table:table-cell>
          <table:table-cell office:value-type="float" office:value="0.00341314053371299" calcext:value-type="float">
            <text:p>0.0034131405</text:p>
          </table:table-cell>
          <table:table-cell office:value-type="float" office:value="0.00123896697063684" calcext:value-type="float">
            <text:p>0.001238967</text:p>
          </table:table-cell>
          <table:table-cell office:value-type="float" office:value="-0.00100973353714553" calcext:value-type="float">
            <text:p>-0.0010097335</text:p>
          </table:table-cell>
          <table:table-cell office:value-type="float" office:value="-0.00364842869428093" calcext:value-type="float">
            <text:p>-0.0036484287</text:p>
          </table:table-cell>
          <table:table-cell office:value-type="float" office:value="0.0113520926751122" calcext:value-type="float">
            <text:p>0.0113520927</text:p>
          </table:table-cell>
          <table:table-cell table:number-columns-repeated="100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tems" style:display-name="PageStyle_Ite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" style:display-name="PageStyle_User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Ekstrand</meta:initial-creator>
    <dc:creator>Michael Ekstrand</dc:creator>
    <meta:creation-date>2014-12-18T20:57:08</meta:creation-date>
    <dc:date>2014-12-19T15:07:41</dc:date>
    <meta:generator>LibreOffice/4.3.4.1$MacOSX_X86_64 LibreOffice_project/bc356b2f991740509f321d70e4512a6a54c5f243</meta:generator>
    <meta:document-statistic meta:table-count="2" meta:cell-count="2149" meta:object-count="0"/>
    <meta:user-defined meta:name="AppVersion">14.0300</meta:user-defined>
    <meta:user-defined meta:name="Company">Texas State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